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4</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美移民新政启动，庇护面谈预约排长队</text:span>
</text:h>
      <text:p text:style-name="P4">
Author: VOA</text:p>
      <text:p text:style-name="P4">
Publisher: 美国之音中文网 (Type: Organization)</text:p>
      <text:p text:style-name="P4">
Published Time: 2023-05-13T05:24:44+08:00</text:p>
      <text:p text:style-name="P4">
Modified Time: 2023-05-12 21:24:44Z</text:p>
      <text:p text:style-name="P4">
Description: 美国政府从12日起执行更加严格的庇护措施，其中包括敦促计划申请庇护的移民使用CBPOne应用软件。在墨西哥，许多想通过美国政府鼓励的合法途径入境的移民反应，很难在应用程序里预约成功。</text:p>
      <text:p text:style-name="P4">
Videos: []</text:p>
      <text:p text:style-name="P4">
Images: []</text:p>
      <text:p text:style-name="P4">
Categories: '美国移民/难民议题'</text:p>
      <text:p text:style-name="P4">
Type: None</text:p>
      <!--METADATA-->
      <text:p text:style-name="P4">
NoneNone</text:p>
      <text:p text:style-name="P4">
Source: <text:a xlink:type="simple" xlink:href="https://www.voachinese.com/a/7091313.html" text:style-name="Internet_20_link" text:visited-style-name="Visited_20_Internet_20_Link">
https://www.voachinese.com/a/7091313.html</text:a>
</text:p>
      <!--NEWS-->
      <text:h text:style-name="P10" text:outline-level="1">
<text:span text:style-name="T4">
前高管指控字节跳动充当中国政府“宣传工具”</text:span>
</text:h>
      <text:p text:style-name="P4">
Author: None (Language: zh)</text:p>
      <text:p text:style-name="P4">
Publisher: None</text:p>
      <text:p text:style-name="P4">
Time: 2023-05-13T10:05:00Z</text:p>
      <text:p text:style-name="P4">
Description: 一名被解雇的字节跳动美国业务前高管对这家中国科技巨头提出诉讼，并指控该公司在旗下社交媒体平台上对不同内容进行压制或者推广，以服务于中国政府的政治宣传。他还称自己任职期间，某些工程师拥有访问用户数据的“后门”。</text:p>
      <text:p text:style-name="P4">
Videos: []</text:p>
      <text:p text:style-name="P4">
Images: ["<text:a xlink:type="simple" xlink:href="https://static.dw.com/image/64591922_303.jpg" text:style-name="Internet_20_link" text:visited-style-name="Visited_20_Internet_20_Link">
64591922_303.jpg</text:a>
"]</text:p>
      <text:p text:style-name="P4">
Subject: 时政风云</text:p>
      <text:p text:style-name="P4">
Subjects: ['德中关系', '奥巴马', '岛屿主权争端', '专题报道：全景观看“习马会”', '中国', '中共十九大', '美国']</text:p>
      <text:p text:style-name="P4">
Keywords: ['抖音', 'tiktok', '字节跳动', '中国', '政治宣传', '美国']</text:p>
      <text:p text:style-name="P4">
ID: 65612568</text:p>
      <!--METADATA-->
      <text:p text:style-name="P4">
<text:a xlink:type="simple" xlink:href="https://www.dw.com/zh/overlay/image/article/65612568/64591922" text:style-name="Internet_20_link" text:visited-style-name="Visited_20_Internet_20_Link">
 <draw:frame draw:style-name="fr1" draw:name="Image2" text:anchor-type="as-char" svg:width="6.9236in" svg:height="3.896998in" draw:z-index="0">
<draw:image xlink:href="../Images/dwzh/2023-05-13T10-05-00Z/64591922_303.jpg" xlink:type="simple" xlink:show="embed" xlink:actuate="onLoad" draw:mime-type="image/jpeg"/>
</draw:frame>
</text:a>
</text:p>
      <text:p text:style-name="P4">
前高管指控字节跳动充当中国政府“宣传工具”</text:p>
      <text:p text:style-name="P4">
（德国之声中文网）周五，一名被字节跳动解雇的前高管对这家科技巨头提出了一系列指控，其中包括从竞争对手（比如Instagram和Snapchat）那里窃取内容，并且根据中国的国家利益对平台上的不同内容进行压制或者推广，充当中国政府的“宣传工具”。</text:p>
      <text:p text:style-name="P4">
据美联社报道，上述指控是于尹涛（音译）提起的针对字节跳动不当解雇诉讼的一部分。于曾在2017年8月到2018年11月之间担任字节跳动美国业务的工程部主管，他宣称自己是在披露公司“不当行为”之后遭到解雇。</text:p>
      <text:p text:style-name="P4">
他指控中国政府在字节跳动的北京总部监控其工作，并就如何推进“社会主义核心价值观”提供指导。他还称，政府官员有能力关闭中国版的抖音平台，并且保留了进入公司所有数据的通道，包括存储在美国的信息。</text:p>
      <text:p text:style-name="P4">
出于安全顾虑， <text:a xlink:type="simple" xlink:href="https://www.dw.com/zh/zh/全面禁止tiktok美国蒙大拿州先行一步/a-65333928" text:style-name="Internet_20_link" text:visited-style-name="Visited_20_Internet_20_Link">
 </text:a>
，在欧盟、新西兰和加拿大， <text:a xlink:type="simple" xlink:href="https://www.dw.com/zh/zh/奥地利宣布禁止公务手机使用tiktok/a-65577074" text:style-name="Internet_20_link" text:visited-style-name="Visited_20_Internet_20_Link">
 </text:a>
。美国国会很多议员正在努力推动以国家安全为由要求 <text:a xlink:type="simple" xlink:href="https://www.dw.com/zh/zh/全盘禁止tiktok-美国民主党内有反对声音/a-65213817" text:style-name="Internet_20_link" text:visited-style-name="Visited_20_Internet_20_Link">
 </text:a>
 。</text:p>
      <text:p text:style-name="P4">
据《纽约时报》报道，于尹涛现年36岁，在中国出生长大，现居美国旧金山。他在接受采访时表示，在自己任职期间，TikTok上的美国用户数据是存储在美国的，但是在中国的工程师可以访问它。</text:p>
      <text:p text:style-name="P4">
他还讲述道，在字节跳动任职期间曾经到该公司在中国的办事处工作过一段时间，亲眼目睹了中国版抖音的工程师如何调整算法，推高表达仇日情绪内容的热度，并且他们是毫不犹豫地这样做的，没有经过任何的辩论。</text:p>
      <text:p text:style-name="P4">
字节跳动方面在通过电子邮件回复《纽约时报》的声明中回应称，“将强烈反对该诉讼中我们认为是毫无依据的指控和主张”。该声明还表示，于先生在字节跳动工作了不到一年，他的雇佣关系于2018年7月结束。在他短暂的工作时间里，他参与开发了一款名为Flipagram的应用，该应用已于数年前因为商业原因停止运营。</text:p>
      <text:p text:style-name="P4">
于尹涛针对字节跳动的这起诉讼由旧金山一名专门处理雇佣纠纷的律师代理。他要求这家科技公司向他支付收入损失、惩罚性赔偿以及他在被解职时未归属于他的22万股字节跳动股票。</text:p>
      <text:p text:style-name="P4">
（美联社、纽约时报）</text:p>
      <text:p text:style-name="P4">
Source: <text:a xlink:type="simple" xlink:href="https://www.dw.com/zh/前高管指控字节跳动充当中国政府-宣传工具/a-65612568" text:style-name="Internet_20_link" text:visited-style-name="Visited_20_Internet_20_Link">
https://www.dw.com/zh/前高管指控字节跳动充当中国政府-宣传工具/a-65612568?maca=chi-rss-chi-all-1127-rdf</text:a>
</text:p>
      <!--NEWS-->
      <text:h text:style-name="P10" text:outline-level="1">
<text:span text:style-name="T4">
郭飞雄一家「妻离子散」传体重降至45公斤</text:span>
</text:h>
      <text:p text:style-name="P4">
Author: None (Language: zh)</text:p>
      <text:p text:style-name="P4">
Publisher: None</text:p>
      <text:p text:style-name="P4">
Time: 2023-05-13T11:08:00Z</text:p>
      <text:p text:style-name="P4">
Description: 中国维权人士郭飞雄遭判刑8年後，他姊姊向DW透露，郭飞雄因长期绝食，体重已降至45公斤，而他被捕的结果，也对他的儿女造成重大打击。虽然中国近来加大打击公民社会力度，六四学运领袖周锋锁表示，中国公民社会仍有很多人尝试寻求自由。</text:p>
      <text:p text:style-name="P4">
Videos: []</text:p>
      <text:p text:style-name="P4">
Images: ["<text:a xlink:type="simple" xlink:href="https://static.dw.com/image/19277289_303.jpg" text:style-name="Internet_20_link" text:visited-style-name="Visited_20_Internet_20_Link">
19277289_303.jpg</text:a>
", "<text:a xlink:type="simple" xlink:href="https://static.dw.com/image/60412840_401.jpg" text:style-name="Internet_20_link" text:visited-style-name="Visited_20_Internet_20_Link">
60412840_401.jpg</text:a>
"]</text:p>
      <text:p text:style-name="P4">
Subject: 时政风云</text:p>
      <text:p text:style-name="P4">
Subjects: []</text:p>
      <text:p text:style-name="P4">
Keywords: ['德中关系', '岛屿主权争端', '专题报道：全景观看“习马会”', '移民难民', '中国', '中共十九大', '许志永', '人权', '零八宪章']</text:p>
      <text:p text:style-name="P4">
ID: 65612865</text:p>
      <!--METADATA-->
      <text:p text:style-name="P4">
<text:a xlink:type="simple" xlink:href="https://www.dw.com/zh/overlay/image/article/65612865/19277289" text:style-name="Internet_20_link" text:visited-style-name="Visited_20_Internet_20_Link">
 <draw:frame draw:style-name="fr1" draw:name="Image3" text:anchor-type="as-char" svg:width="6.9236in" svg:height="3.896998in" draw:z-index="0">
<draw:image xlink:href="../Images/dwzh/2023-05-13T11-08-00Z/19277289_303.jpg" xlink:type="simple" xlink:show="embed" xlink:actuate="onLoad" draw:mime-type="image/jpeg"/>
</draw:frame>
</text:a>
</text:p>
      <text:p text:style-name="P4">
在郭飞雄遭判刑後，他也透过管道，将自己在关押期间准备的上万字辩护词公布在网上。</text:p>
      <text:p text:style-name="P4">
（德国之声中文网）中国知名维权人士郭飞雄 <text:a xlink:type="simple" xlink:href="https://www.dw.com/zh/zh/维权人士郭飞雄煽颠罪名被判八年监禁/a-65588550" text:style-name="Internet_20_link" text:visited-style-name="Visited_20_Internet_20_Link">
</text:a>
，相关消息不仅引起人权团体的批评，多国政府与联合国也发布声明，谴责判决结果。除了各界高度重视郭飞雄案件的判决结果外，他的家人在接受DW访问时也批评中国政府的做法「抹灭良心」，并坚持郭飞雄所受的罪名是「莫须有」。</text:p>
      <text:p text:style-name="P4">
他的姊姊杨茂平13日向德国之声表示，因郭飞雄要求她不要出席周四的庭审，所以她是透过朋友转发网上消息，才得知郭飞雄遭判刑8年。她说：「我听到这个判决後感到非常震惊，我弟弟是因为争取要去美国看他当时病危的妻子张青，在经历一年的漫长等待後，他因担心无法及时见到妻子，尝试突破当局看管，但<text:a xlink:type="simple" xlink:href="https://www.dw.com/zh/zh/北京不放行-多名中国维权人士错失家人最後一面/a-60394864" text:style-name="Internet_20_link" text:visited-style-name="Visited_20_Internet_20_Link">
 </text:a>
 。」</text:p>
      <text:p text:style-name="P4">
杨茂平表示，郭飞雄被捕後，中国当局才开始「罗列各种罪名」，最终在2022年1月12日，也就是郭飞雄妻子张青因癌症过世後两日，才被当局以「煽动颠覆国家政权」罪正式逮捕。她提到：「他妻子去世五天後，我问监管他的人为何不让郭飞雄去见他妻子，当局却声称『谁知道这麽快啊』，接着就跟我说郭飞雄被捕了，当我问他们是什麽罪名时，他们说『以後会有罪名的』。」</text:p>
      <text:p text:style-name="P4">
根据杨茂平与郭飞雄律师提供的消息，广州法庭11日在宣判时，称郭飞雄长期撰写并在互联网发表文章丶2020年创建世界宪政民主论坛继续发表自己和他人撰写的煽动性文章丶2021年1月27日出境受阻时接受自由亚洲电台的采访发表言论，长期攻击丶诋毁中国政治的制度，所以才将他以相关罪名判刑。</text:p>
      <text:p text:style-name="P4">
而在郭飞雄遭判刑後，他也透过管道，将自己在关押期间准备的上万字辩护词公布在网上。他在辩护词中写道：「我必须声明的是，从1986年12月第一次参加学潮直至今日，我的政治主张和政治理想从来没有改变过：在中国彻底实现真正的自由民主人权法治。这是我的一切社会思想学术活动和政治活动原始的丶根本的丶终极的行为意图。」</text:p>
      <text:p text:style-name="P4">
郭飞雄表示，他在2005年至2019年间，遭中国当局4次刑拘丶2次判刑，总计被监禁时间长达「11年零123天」。他说：「我的这些思想学术活动，是在堂堂正正的履行我的言论自由丶思想自由丶学术自由等基本的公民权利和政治权利；亦正如众所周知丶我的这些思想学术活动的客观效果，是正面丶积极丶广泛而有深度的传播了普世价值理念，对包括民间和官方在内的一切向往真理的中国公民进行了人道人权启蒙，对促进一代人主权意识和权利意识的觉醒当然不无推挽之力。」</text:p>
      <text:h text:style-name="P12" text:outline-level="3">
<text:span text:style-name="T4">
「按自己理想做事的人」</text:span>
</text:h>
      <text:p text:style-name="P4">
郭飞雄本名杨茂东，他曾是 <text:a xlink:type="simple" xlink:href="https://www.dw.com/zh/zh/专访许志永承担忠于良心的代价/a-44776616" text:style-name="Internet_20_link" text:visited-style-name="Visited_20_Internet_20_Link">
 </text:a>
的重要参与者与其中一位领导人。他在2006年因呼吁国际社会对中国政府镇压法轮功群体之事以及积极营救维权律师高智晟，遭中国当局以「非法经营罪」逮捕并判刑5年。获释後，他在2013年又因要求中国官员公开财产，并遭中国政府认定为相关活动的其中一位组织者，最终遭中国当局以「聚众扰乱公共场所秩序罪」与「寻衅滋事罪」判刑6年。</text:p>
      <text:p text:style-name="P4">
他姊姊杨茂平向DW表示，郭飞雄从小是个爱学的人，从念书开始，便一直按照自己的理想生活。她说：「他从不为物质左右，是个很高尚的人。虽然我们都不支持他後来做的事，但他做的事都是正义的事。虽然他做的事与主流不相符，但他没有做错误的事。他所受的这些磨难，让我们都很心痛跟心疼。」</text:p>
      <text:p text:style-name="P4">
长期关注郭飞雄案件情况与中国人权情势的人道中国主席周锋锁接受DW访问时强调，郭飞雄在这次被判刑前，已因两次坐牢导致他的家庭「妻离子散」，而他自从上次获释後，其实在中国都以非常低调的方式过日子，也不像以往有可推动社会活动的空间。他说：「郭飞雄仅因要求探望病危妻子，便遭中国当局判刑8年，这是非常疯狂丶没有人性且令人发指的。」</text:p>
      <text:p text:style-name="P4">
杨茂平向DW透露，由於郭飞雄此次被抓後便一直绝食抗议，所以他的体重已从原本67.5至75公斤，下降至45公斤。她说：「这次我大弟弟出席庭审後，说郭飞雄已『变形』了。虽然他目前尚未有其他疾病，但在绝食一年多後，他的咀嚼与吞咽功能都已退化。我非常担心他的身体健康。」</text:p>
      <text:h text:style-name="P12" text:outline-level="3">
<text:span text:style-name="T4">
郭飞雄子女受影响</text:span>
</text:h>
      <text:p text:style-name="P4">
在郭飞雄三度被捕丶妻子张青於2022年1月不幸因病过世後，他的两个孩子也因此生活受到很大的影响。杨茂平告诉DW，郭飞雄的儿子原本就读大学一年级，但在张青过世後，他便离开学校生活。她说：「没上学这一年多的时间，他没做什麽事。虽然他与姊姊因十几年没见到郭飞雄，与爸爸情感较淡化，但他因受到张青影响，对郭飞雄仍很有感情。他经常透过我给他爸爸写信，我也会把郭飞雄的信转给他们。但因他比较内向，又因年幼便再也没见过爸爸本人，所以这次郭飞雄被判刑之事，对他打击很大。」</text:p>
      <text:p text:style-name="P4">
<draw:frame draw:style-name="fr1" draw:name="Image4" text:anchor-type="as-char" svg:width="6.9236in" svg:height="3.896998in" draw:z-index="0">
<draw:image xlink:href="../Images/dwzh/2023-05-13T11-08-00Z/60412840_401.jpg" xlink:type="simple" xlink:show="embed" xlink:actuate="onLoad" draw:mime-type="image/jpeg"/>
</draw:frame>
</text:p>
      <text:p text:style-name="P4">
杨茂平表示，由於郭飞雄此次被抓後便一直绝食抗议，他的体重已从原本67.5至75公斤，下降至45公斤。</text:p>
      <text:p text:style-name="P4">
事实上，由於多数维权律师或异议人士的家庭在中国都持续面临政府威胁，所以不少维权律师的妻子最终会被迫带着孩子流亡海外。但因大部分维权律师或异议人士在服刑期满後，多半会面临中国政府施加的出境禁令，这也导致多数维权律师的家庭在妻儿选择流亡海外後，可能面临长期无法再相聚的情况。</text:p>
      <text:p text:style-name="P4">
周锋锁告诉DW，由於中国政府时常以株连的方式把「痛苦」施加在异议人士与其亲属身上，所以包含高智晟丶刘晓波丶许志永与丁家喜等知名异议人士都面临家庭被迫长期分隔两地的处境。他说：「郭飞雄的儿子最後一次见到父亲本人是5岁，他这麽多年来，都没办法面见父亲，这是一场人伦惨剧。中国政府这样做，表现出这个政权的残酷丶冷血与无耻。」</text:p>
      <text:p text:style-name="P4">
周锋锁呼吁国际社会针对中国异议人士受到政府关押或判刑的案件持续发声，因为有鉴於中国政府近年来在国际社会中的影响力，他们会对全世界造成威胁。他说：「过去几年，以美国为首的一些国家开始警醒过来，对中国政府采取比较清醒与务实的看法。但我仍要提醒与中共做生意的人，他们的每一分钱，都在维护这个政权，帮他们做恶。我希望郭飞雄的个案能让全世界意识到这点。」</text:p>
      <text:p text:style-name="P4">
他补充道，在包含许志永丶丁家喜与郭飞雄在内的多名异议人士近期陆续遭中国政府判重刑的情况下，中国公民社会正面临一个史无前例的挑战。他说：「无论是国家机器的强大，还是中共拥有的高科技之精细程度，在目前的情况下，被中国当局追踪的几个人很难聚集起来。但历史显示，任何一个残暴政权，都很难持久。所以不管中国当局对异议人士的镇压多麽惨烈，还是会有很多人尝试寻求自由。」</text:p>
      <text:p text:style-name="P4">
Source: <text:a xlink:type="simple" xlink:href="https://www.dw.com/zh/郭飞雄一家「妻离子散」传体重降至45公斤/a-65612865" text:style-name="Internet_20_link" text:visited-style-name="Visited_20_Internet_20_Link">
https://www.dw.com/zh/郭飞雄一家「妻离子散」传体重降至45公斤/a-65612865?maca=chi-rss-chi-all-1127-rdf</text:a>
</text:p>
      <!--NEWS-->
      <text:h text:style-name="P10" text:outline-level="1">
<text:span text:style-name="T4">
泽连斯基抵达罗马访问 德国宣布27亿军援</text:span>
</text:h>
      <text:p text:style-name="P4">
Author: None (Language: zh)</text:p>
      <text:p text:style-name="P4">
Publisher: None</text:p>
      <text:p text:style-name="P4">
Time: 2023-05-13T12:30:00Z</text:p>
      <text:p text:style-name="P4">
Description: 乌克兰总统泽连斯基周六抵达罗马访问，拜会教宗方济各以及意大利领导人。同日，德国国防部宣布将向乌克兰提供27亿欧元军事援助。德国政府人士透露，泽连斯基周日将到访德国。</text:p>
      <text:p text:style-name="P4">
Videos: []</text:p>
      <text:p text:style-name="P4">
Images: ["<text:a xlink:type="simple" xlink:href="https://static.dw.com/image/65613433_303.jpg" text:style-name="Internet_20_link" text:visited-style-name="Visited_20_Internet_20_Link">
65613433_303.jpg</text:a>
", "<text:a xlink:type="simple" xlink:href="https://static.dw.com/image/65613187_401.jpg" text:style-name="Internet_20_link" text:visited-style-name="Visited_20_Internet_20_Link">
65613187_401.jpg</text:a>
", "<text:a xlink:type="simple" xlink:href="https://static.dw.com/image/65613056_401.jpg" text:style-name="Internet_20_link" text:visited-style-name="Visited_20_Internet_20_Link">
65613056_401.jpg</text:a>
", "<text:a xlink:type="simple" xlink:href="https://static.dw.com/image/65613092_401.jpg" text:style-name="Internet_20_link" text:visited-style-name="Visited_20_Internet_20_Link">
65613092_401.jpg</text:a>
", "<text:a xlink:type="simple" xlink:href="https://static.dw.com/image/64598665_303.jpg" text:style-name="Internet_20_link" text:visited-style-name="Visited_20_Internet_20_Link">
64598665_303.jpg</text:a>
", "<text:a xlink:type="simple" xlink:href="https://static.dw.com/image/61601864_303.jpg" text:style-name="Internet_20_link" text:visited-style-name="Visited_20_Internet_20_Link">
61601864_303.jpg</text:a>
", "<text:a xlink:type="simple" xlink:href="https://static.dw.com/image/61460909_303.jpg" text:style-name="Internet_20_link" text:visited-style-name="Visited_20_Internet_20_Link">
61460909_303.jpg</text:a>
", "<text:a xlink:type="simple" xlink:href="https://static.dw.com/image/63411767_303.jpg" text:style-name="Internet_20_link" text:visited-style-name="Visited_20_Internet_20_Link">
63411767_303.jpg</text:a>
", "<text:a xlink:type="simple" xlink:href="https://static.dw.com/image/61605431_303.jpg" text:style-name="Internet_20_link" text:visited-style-name="Visited_20_Internet_20_Link">
61605431_303.jpg</text:a>
", "<text:a xlink:type="simple" xlink:href="https://static.dw.com/image/61602896_303.jpg" text:style-name="Internet_20_link" text:visited-style-name="Visited_20_Internet_20_Link">
61602896_303.jpg</text:a>
", "<text:a xlink:type="simple" xlink:href="https://static.dw.com/image/62601765_303.jpg" text:style-name="Internet_20_link" text:visited-style-name="Visited_20_Internet_20_Link">
62601765_303.jpg</text:a>
", "<text:a xlink:type="simple" xlink:href="https://static.dw.com/image/62644753_303.jpg" text:style-name="Internet_20_link" text:visited-style-name="Visited_20_Internet_20_Link">
62644753_303.jpg</text:a>
", "<text:a xlink:type="simple" xlink:href="https://static.dw.com/image/60930432_303.jpg" text:style-name="Internet_20_link" text:visited-style-name="Visited_20_Internet_20_Link">
60930432_303.jpg</text:a>
", "<text:a xlink:type="simple" xlink:href="https://static.dw.com/image/60991023_303.jpg" text:style-name="Internet_20_link" text:visited-style-name="Visited_20_Internet_20_Link">
60991023_303.jpg</text:a>
", "<text:a xlink:type="simple" xlink:href="https://static.dw.com/image/61007494_303.jpg" text:style-name="Internet_20_link" text:visited-style-name="Visited_20_Internet_20_Link">
61007494_303.jpg</text:a>
"]</text:p>
      <text:p text:style-name="P4">
Subject: 时政风云</text:p>
      <text:p text:style-name="P4">
Subjects: ['欧债危机', '欧盟', '欧洲难民危机', '德国', '梵蒂冈', '留学德国', '教宗', '留学德国', '德国联邦大选', '意大利']</text:p>
      <text:p text:style-name="P4">
Keywords: ['泽伦斯基', '意大利', '教宗', '德国', '军援', '乌克兰战争', '俄罗斯侵略']</text:p>
      <text:p text:style-name="P4">
ID: 65613258</text:p>
      <!--METADATA-->
      <text:p text:style-name="P4">
<text:a xlink:type="simple" xlink:href="https://www.dw.com/zh/overlay/image/article/65613258/65613433" text:style-name="Internet_20_link" text:visited-style-name="Visited_20_Internet_20_Link">
 <draw:frame draw:style-name="fr1" draw:name="Image5" text:anchor-type="as-char" svg:width="6.9236in" svg:height="3.896998in" draw:z-index="0">
<draw:image xlink:href="../Images/dwzh/2023-05-13T12-30-00Z/65613433_303.jpg" xlink:type="simple" xlink:show="embed" xlink:actuate="onLoad" draw:mime-type="image/jpeg"/>
</draw:frame>
</text:a>
</text:p>
      <text:p text:style-name="P4">
意大利总理梅洛尼在官邸欢迎乌克兰总统泽连斯基到访</text:p>
      <text:p text:style-name="P4">
（德国之声中文网）乌克兰总统泽连斯基周六（5月13）上午搭乘意大利政府专机，从靠近乌克兰边境的波兰热舒夫市飞往罗马，随行的还有乌克兰总统办公室负责人叶尔马克（AndriyYermak）。意大利外交部长塔亚尼(AntonioTajani)在机场欢迎泽伦斯基到访。据意大利安莎通讯社（ANSA）报道，乌克兰驻意大利大使梅尔尼克（YaroslavMelnyk）及意大利驻乌克兰大使扎佐（Pier Francesco Zazo）也在机场接机。</text:p>
      <text:p text:style-name="P4">
泽连斯基在抵达意大利不久后在推特上写道："这是为接近乌克兰胜利进行的重要访问。"</text:p>
      <text:p text:style-name="P4">
泽连斯基在车队护送下前往意大利总统府奎里纳莱宫。意大利总统马塔雷拉在庭院中迎接泽连斯基。两人在两国国歌演奏过后进入总统府进行私人谈话。马塔雷拉在意大利国家电视台播出的讲话中对泽连斯基表示，意大利全力支持乌克兰抵抗俄罗斯入侵。</text:p>
      <text:p text:style-name="P4">
此行是2022年2月俄罗斯入侵乌克兰以来，泽连斯基首次访问欧盟及北约成员国意大利。</text:p>
      <text:p text:style-name="P4">
<draw:frame draw:style-name="fr1" draw:name="Image6" text:anchor-type="as-char" svg:width="6.9236in" svg:height="3.896998in" draw:z-index="0">
<draw:image xlink:href="../Images/dwzh/2023-05-13T12-30-00Z/65613187_401.jpg" xlink:type="simple" xlink:show="embed" xlink:actuate="onLoad" draw:mime-type="image/jpeg"/>
</draw:frame>
</text:p>
      <text:p text:style-name="P4">
意大利总统马塔雷拉在官邸庭院中迎接泽连斯基</text:p>
      <text:h text:style-name="P12" text:outline-level="3">
<text:span text:style-name="T4">
梅洛尼：支持乌克兰抵御俄罗斯  “野蛮和不公正的侵略”</text:span>
</text:h>
      <text:p text:style-name="P4">
意大利总理梅洛尼午后在基吉宫接待泽连斯基。两人一起共进工作午餐。</text:p>
      <text:p text:style-name="P4">
梅洛尼与泽连斯基周六下午共同举行记者会。梅洛尼承诺将全力支持乌克兰为击退俄罗斯“野蛮和不公正侵略”所做的努力。</text:p>
      <text:p text:style-name="P4">
梅洛  尼  说：“我们将在所有必要的时刻支持乌克兰，不会把任何类似于入侵的事情称为‘和平’。”</text:p>
      <text:p text:style-name="P4">
梅洛  尼  承诺意大利将继续向乌克兰提供武器，并在必要时支持乌克兰。  她同时也强调： “只有当俄罗斯停止攻击时才能实现和平。”</text:p>
      <text:p text:style-name="P4">
梅洛尼称，罗马向乌克兰展示出自己是一个坚实和值得信赖的伙伴。</text:p>
      <text:p text:style-name="P4">
尽管罗马和莫斯科历史上有着友好关系，俄乌战争爆发后，意大利一直是基辅的坚定支持者，输送武器和援助，并支持对俄罗斯实施制裁。</text:p>
      <text:p text:style-name="P4">
泽伦斯基随后将前往梵蒂冈与教宗会谈。教宗方济各上一次在梵蒂冈接待泽连斯基是在2020年2月。他多次呼吁乌克兰和平，几乎每周都为战争受害者祈祷。</text:p>
      <text:p text:style-name="P4">
周六晚间，泽连斯基将做客意大利国家电视台Rai的知名脱口秀节目《Porta a Porta》。</text:p>
      <text:p text:style-name="P4">
<draw:frame draw:style-name="fr1" draw:name="Image7" text:anchor-type="as-char" svg:width="6.9236in" svg:height="3.896998in" draw:z-index="0">
<draw:image xlink:href="../Images/dwzh/2023-05-13T12-30-00Z/65613056_401.jpg" xlink:type="simple" xlink:show="embed" xlink:actuate="onLoad" draw:mime-type="image/jpeg"/>
</draw:frame>
</text:p>
      <text:p text:style-name="P4">
意大利总理梅洛尼午后在基吉宫接待泽连斯基</text:p>
      <text:h text:style-name="P12" text:outline-level="3">
<text:span text:style-name="T4">
泽伦斯基周日将访德国</text:span>
</text:h>
      <text:p text:style-name="P4">
数周来，各界一直猜测泽连斯基在本周末可能前往德国。本周日，泽连斯基及乌克兰人民将在德国西部城市亚琛获颁查理曼奖（Karlspreis，又名卡尔奖）。</text:p>
      <text:p text:style-name="P4">
德国政府消息人士周六向德新社透露，泽连斯基周日将访问德国，代表乌克兰人民接受查理曼奖。</text:p>
      <text:p text:style-name="P4">
德新社报道称，为迎接泽连斯基到访，罗马周六采取严密保安措施，部署约1500名警力和安全人员以确保访问顺利进行。机场、火车站和地铁都实施特别安全检查，城市上空设立了禁飞区，包括无人机皆不得升空。在泽连斯基预计访问的地点皆部署了狙击手戒备。</text:p>
      <text:p text:style-name="P4">
<draw:frame draw:style-name="fr1" draw:name="Image8" text:anchor-type="as-char" svg:width="6.9236in" svg:height="3.896998in" draw:z-index="0">
<draw:image xlink:href="../Images/dwzh/2023-05-13T12-30-00Z/65613092_401.jpg" xlink:type="simple" xlink:show="embed" xlink:actuate="onLoad" draw:mime-type="image/jpeg"/>
</draw:frame>
</text:p>
      <text:p text:style-name="P4">
罗马周六实施严格保安措施，以确保泽连斯基的访问顺利进行</text:p>
      <text:h text:style-name="P12" text:outline-level="3">
<text:span text:style-name="T4">
德国宣布提供27亿欧元军事援助</text:span>
</text:h>
      <text:p text:style-name="P4">
在泽连斯基到访意大利不久前，德国政府周六宣布价值27亿欧元的大规模军事援助乌克兰的计划。</text:p>
      <text:p text:style-name="P4">
联邦国防部表示，作为一揽子计划的一部分，将再提供乌克兰20辆黄鼠狼步兵战车、30辆豹1主战坦克，以及4套IRIS-T-SLM防空系统。新的军援计划将使德国在战争爆发至今对乌克兰的武器援助近乎翻倍。</text:p>
      <text:p text:style-name="P4">
德国政府此前已经批准总值27.5亿欧元的武器交付。如此一来，德国将成为乌克兰在军事和财政上最重要的支持者。</text:p>
      <text:p text:style-name="P4">
针对新的军援项目，德国国防部长皮斯托里乌斯（Boris Pistorius）表示，通过这批宝贵且急需的军事物资，德国再度表明了对乌克兰的支持。</text:p>
      <text:p text:style-name="P4">
他说，所有人都希望俄罗斯对乌克兰人民的可怕且违反国际法的战争早日终结，遗憾的是战争还未看到尽头，因此"只要有需要"，"只要有必要"，德国将提供一切可能的帮助。</text:p>
      <text:p text:style-name="P4">
（路透社、法新社、德新社）</text:p>
      <ul>
        <li>
          <draw:frame draw:style-name="fr1" draw:name="Image9" text:anchor-type="as-char" svg:width="6.9236in" svg:height="3.896998in" draw:z-index="0">
            <draw:image xlink:href="../Images/dwzh/2023-05-13T12-30-00Z/64598665_303.jpg" xlink:type="simple" xlink:show="embed" xlink:actuate="onLoad" draw:mime-type="image/jpeg"/>
          </draw:frame>
        </li>
      </ul>
      <h5>
德国向乌克兰提供哪些“大杀器”？</h5>
      <text:h text:style-name="P12" text:outline-level="3">
<text:span text:style-name="T4">
豹1主战坦克</text:span>
</text:h>
      <text:p text:style-name="P4">
德国政府2月3日向乌克兰发放了豹1主战坦克的出口许可证。豹1坦克是二战后为联邦国防军研制的第一款主战坦克，生产于1960年代中期至1980年代中期。2月7日，德国经济部批准向乌克兰提供178辆豹1A5型坦克。</text:p>
      <ul>
        <li>
          <draw:frame draw:style-name="fr1" draw:name="Image10" text:anchor-type="as-char" svg:width="6.9236in" svg:height="3.896998in" draw:z-index="0">
            <draw:image xlink:href="../Images/dwzh/2023-05-13T12-30-00Z/61601864_303.jpg" xlink:type="simple" xlink:show="embed" xlink:actuate="onLoad" draw:mime-type="image/jpeg"/>
          </draw:frame>
        </li>
      </ul>
      <h5>
德国向乌克兰提供哪些“大杀器”？</h5>
      <text:h text:style-name="P12" text:outline-level="3">
<text:span text:style-name="T4">
豹2坦克</text:span>
</text:h>
      <text:p text:style-name="P4">
豹2坦克是主要服役于德国联邦国防军的主战坦克，总共有A1到A7等多个型号。它可用于对付最高达3500米高度的飞机和直升机，也可用于对付轻装甲地面目标，如步兵战车和装甲运输车。因此，它既是防御性武器，又是进攻性武器。德国政府发言人黑贝施特赖特（SteffenHebestreit）1月25日证实，德国打算从联邦国防军库存中向乌克兰提供14辆豹2A6主战坦克。</text:p>
      <ul>
        <li>
          <draw:frame draw:style-name="fr1" draw:name="Image11" text:anchor-type="as-char" svg:width="6.9236in" svg:height="3.896998in" draw:z-index="0">
            <draw:image xlink:href="../Images/dwzh/2023-05-13T12-30-00Z/61460909_303.jpg" xlink:type="simple" xlink:show="embed" xlink:actuate="onLoad" draw:mime-type="image/jpeg"/>
          </draw:frame>
        </li>
      </ul>
      <h5>
德国向乌克兰提供哪些“大杀器”？</h5>
      <text:h text:style-name="P12" text:outline-level="3">
<text:span text:style-name="T4">
“黄鼠狼”步兵战车</text:span>
</text:h>
      <text:p text:style-name="P4">
“黄鼠狼”步兵战车（ Marder）用于战场运兵，并提供火力支援。射击手可从战车内对外射击，是一种多用途武器系统。该战车可为6、7名射击手提供空间，打击地面和空中目标。德国准备总共向乌克兰提供40辆“黄鼠狼”步兵战车。</text:p>
      <ul>
        <li>
          <draw:frame draw:style-name="fr1" draw:name="Image12" text:anchor-type="as-char" svg:width="6.9236in" svg:height="3.896998in" draw:z-index="0">
            <draw:image xlink:href="../Images/dwzh/2023-05-13T12-30-00Z/63411767_303.jpg" xlink:type="simple" xlink:show="embed" xlink:actuate="onLoad" draw:mime-type="image/jpeg"/>
          </draw:frame>
        </li>
      </ul>
      <h5>
德国向乌克兰提供哪些“大杀器”？</h5>
      <text:h text:style-name="P12" text:outline-level="3">
<text:span text:style-name="T4">
陆基防空系统Iris-T SLM</text:span>
</text:h>
      <text:p text:style-name="P4">
Iris-T SLM是一种陆基防空系统，是德国代傲防务公司制造的Iris-T防空系统的升级版。该系统可保护城市和军队免受多次同时发生的空袭。它被认为是2022年最先进的防御系统之一，射程长达40公里，售价1.4亿欧元，属于北约的中程防空系统。去年10月，德国将首批一套Iris-TSLM移交给乌克兰武装部队。德国计划总共提供4套该系统。</text:p>
      <ul>
        <li>
          <draw:frame draw:style-name="fr1" draw:name="Image13" text:anchor-type="as-char" svg:width="6.9236in" svg:height="3.896998in" draw:z-index="0">
            <draw:image xlink:href="../Images/dwzh/2023-05-13T12-30-00Z/61605431_303.jpg" xlink:type="simple" xlink:show="embed" xlink:actuate="onLoad" draw:mime-type="image/jpeg"/>
          </draw:frame>
        </li>
      </ul>
      <h5>
德国向乌克兰提供哪些“大杀器”？</h5>
      <text:h text:style-name="P12" text:outline-level="3">
<text:span text:style-name="T4">
猎豹式自行高射炮</text:span>
</text:h>
      <text:p text:style-name="P4">
猎豹式自行高射炮是德国向乌克兰提供的首款重武器。这款防空炮具有良好的越野性能，能够紧随装甲部队行动，为前线作战单位提供低空防卫。到目前为止，德国总共交付了30辆猎豹式自行高射炮，还有7辆即将交付。</text:p>
      <ul>
        <li>
          <draw:frame draw:style-name="fr1" draw:name="Image14" text:anchor-type="as-char" svg:width="6.9236in" svg:height="3.896998in" draw:z-index="0">
            <draw:image xlink:href="../Images/dwzh/2023-05-13T12-30-00Z/61602896_303.jpg" xlink:type="simple" xlink:show="embed" xlink:actuate="onLoad" draw:mime-type="image/jpeg"/>
          </draw:frame>
        </li>
      </ul>
      <h5>
德国向乌克兰提供哪些“大杀器”？</h5>
      <text:h text:style-name="P12" text:outline-level="3">
<text:span text:style-name="T4">
PzH-2000自行榴弹炮（7台）</text:span>
</text:h>
      <text:p text:style-name="P4">
Panzerhaubitze 2000自行火炮，简称PZH 2000自行火炮，是一种由德国克劳斯-玛菲·威格曼公司和莱茵金属为德国陆军设计制造的自行火炮系统。是当今世界上最先进的火炮之一。装入火炮的60发炮弹可以10秒3发的速度发射完毕。根据所用炮弹形式，可打击30至56公里内的目标。据联邦政府网站消息，德国已经向乌克兰提供了7台这样的自行火炮。</text:p>
      <ul>
        <li>
          <draw:frame draw:style-name="fr1" draw:name="Image15" text:anchor-type="as-char" svg:width="6.9236in" svg:height="3.896998in" draw:z-index="0">
            <draw:image xlink:href="../Images/dwzh/2023-05-13T12-30-00Z/62601765_303.jpg" xlink:type="simple" xlink:show="embed" xlink:actuate="onLoad" draw:mime-type="image/jpeg"/>
          </draw:frame>
        </li>
      </ul>
      <h5>
德国向乌克兰提供哪些“大杀器”？</h5>
      <text:h text:style-name="P12" text:outline-level="3">
<text:span text:style-name="T4">
Mars II多管火箭发射系统</text:span>
</text:h>
      <text:p text:style-name="P4">
德国已经向乌克兰提供了5套MARS II 多管火箭系统。该系统可以发射与美国“海马斯”系统相同的导弹。Mars-II每分钟能够发射多达12枚导弹，射程超过70公里。不仅如此，导弹发射器系统可以使用GPS或投雷导弹进行制导。</text:p>
      <ul>
        <li>
          <draw:frame draw:style-name="fr1" draw:name="Image16" text:anchor-type="as-char" svg:width="6.9236in" svg:height="3.896998in" draw:z-index="0">
            <draw:image xlink:href="../Images/dwzh/2023-05-13T12-30-00Z/62644753_303.jpg" xlink:type="simple" xlink:show="embed" xlink:actuate="onLoad" draw:mime-type="image/jpeg"/>
          </draw:frame>
        </li>
      </ul>
      <h5>
德国向乌克兰提供哪些“大杀器”？</h5>
      <text:h text:style-name="P12" text:outline-level="3">
<text:span text:style-name="T4">
“海狸”装甲架桥车</text:span>
</text:h>
      <text:p text:style-name="P4">
装甲架桥车主要用于快速架设桥梁，令部队迅速通过河流，普遍装备于工兵部队。战时对于恢复被破坏的基础设施以及向平民众提供食品和药品都非常重要。到目前为止，德国已经向乌克兰交付了三辆“海狸”装甲架桥车，接下来还会提供13辆。</text:p>
      <ul>
        <li>
          <draw:frame draw:style-name="fr1" draw:name="Image17" text:anchor-type="as-char" svg:width="6.9236in" svg:height="3.896998in" draw:z-index="0">
            <draw:image xlink:href="../Images/dwzh/2023-05-13T12-30-00Z/60930432_303.jpg" xlink:type="simple" xlink:show="embed" xlink:actuate="onLoad" draw:mime-type="image/jpeg"/>
          </draw:frame>
        </li>
      </ul>
      <h5>
德国向乌克兰提供哪些“大杀器”？</h5>
      <text:h text:style-name="P12" text:outline-level="3">
<text:span text:style-name="T4">
铁拳三型火箭筒（3000件）</text:span>
</text:h>
      <text:p text:style-name="P4">
这是德国军火公司Dynamit NobelDefence研制的无后坐力火箭筒。德国目前向乌克兰援助了3000件铁拳三型火箭筒，外加900个配套手柄。它从肩上发射，可对付400米以外的固定目标和300米以内的移动目标，可穿透厚达300毫米的装甲钢。有媒体分析认为，在冷战期间铁拳三型火箭筒的诞生就是为了对付前苏联时代的装甲部队，而目前俄罗斯在乌克兰战场上投入数量最多的就是前苏联时代的T72主战坦克，所以向乌克兰提供这种火箭筒也是有一定针对性的。</text:p>
      <ul>
        <li>
          <draw:frame draw:style-name="fr1" draw:name="Image18" text:anchor-type="as-char" svg:width="6.9236in" svg:height="3.896998in" draw:z-index="0">
            <draw:image xlink:href="../Images/dwzh/2023-05-13T12-30-00Z/60991023_303.jpg" xlink:type="simple" xlink:show="embed" xlink:actuate="onLoad" draw:mime-type="image/jpeg"/>
          </draw:frame>
        </li>
      </ul>
      <h5>
德国向乌克兰提供哪些“大杀器”？</h5>
      <text:h text:style-name="P12" text:outline-level="3">
<text:span text:style-name="T4">
“毒刺”导弹 （500件）</text:span>
</text:h>
      <text:p text:style-name="P4">
“毒刺”（Stinger）是一种肩射红外制导地对空导弹，由美国雷神（Raytheon）公司1980年研发并在美国制造，不过，多年来也已在包括德国在内的欧洲多国生产，并延续迄今。实战经验显示，“毒刺”是一件操作简单、极其有效的利器。尤其在苏军占领阿富汗期间，美式装备的阿富汗武装曾击落不少苏制战机和直升机。一旦锁定目标并发射后，导弹即能在约4000米的距离内自动跟踪目标。</text:p>
      <ul>
        <li>
          <draw:frame draw:style-name="fr1" draw:name="Image19" text:anchor-type="as-char" svg:width="6.9236in" svg:height="3.896998in" draw:z-index="0">
            <draw:image xlink:href="../Images/dwzh/2023-05-13T12-30-00Z/61007494_303.jpg" xlink:type="simple" xlink:show="embed" xlink:actuate="onLoad" draw:mime-type="image/jpeg"/>
          </draw:frame>
        </li>
      </ul>
      <h5>
德国向乌克兰提供哪些“大杀器”？</h5>
      <text:h text:style-name="P12" text:outline-level="3">
<text:span text:style-name="T4">
“箭-2”式便携式防空导弹（2700件）</text:span>
</text:h>
      <text:p text:style-name="P4">
Strela在俄语中的意思是“箭”。这款便携式防空导弹可以说是前面提到的“毒刺”防空导弹的苏联对应版本。这次德国将前东德库存的2700件9K32“箭-2”便携式防空导弹（9K32Strela-2）送到了乌克兰。虽然箭-2的版本已经有些过时，但它仍然可以在战场上发挥效用。它的射程在500米到4.2公里之间，可以射到2300米的高空。</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泽连斯基抵达罗马访问-德国宣布27亿军援/a-65613258" text:style-name="Internet_20_link" text:visited-style-name="Visited_20_Internet_20_Link">
https://www.dw.com/zh/泽连斯基抵达罗马访问-德国宣布27亿军援/a-65613258?maca=chi-rss-chi-all-1127-rdf</text:a>
</text:p>
      <!--NEWS-->
      <text:h text:style-name="P10" text:outline-level="1">
<text:span text:style-name="T4">
面对中国潜在攻击 台湾做了多少准备？</text:span>
</text:h>
      <text:p text:style-name="P4">
Author: None (Language: zh)</text:p>
      <text:p text:style-name="P4">
Publisher: None</text:p>
      <text:p text:style-name="P4">
Time: 2023-05-13T13:47:00Z</text:p>
      <text:p text:style-name="P4">
Description: 前阵子泄露的美军机密文件使人们对台湾的防空能力起疑，认为它无法抵御潜在的攻击。然而，专家们指出，台湾仍握有一些强大的防御系统。</text:p>
      <text:p text:style-name="P4">
Videos: []</text:p>
      <text:p text:style-name="P4">
Images: ["<text:a xlink:type="simple" xlink:href="https://static.dw.com/image/65262475_303.jpg" text:style-name="Internet_20_link" text:visited-style-name="Visited_20_Internet_20_Link">
65262475_303.jpg</text:a>
", "<text:a xlink:type="simple" xlink:href="https://static.dw.com/image/62699022_7.png" text:style-name="Internet_20_link" text:visited-style-name="Visited_20_Internet_20_Link">
62699022_7.png</text:a>
", "<text:a xlink:type="simple" xlink:href="https://static.dw.com/image/57181882_303.jpg" text:style-name="Internet_20_link" text:visited-style-name="Visited_20_Internet_20_Link">
57181882_303.jpg</text:a>
", "<text:a xlink:type="simple" xlink:href="https://static.dw.com/image/57178495_303.jpg" text:style-name="Internet_20_link" text:visited-style-name="Visited_20_Internet_20_Link">
57178495_303.jpg</text:a>
", "<text:a xlink:type="simple" xlink:href="https://static.dw.com/image/57178529_303.jpg" text:style-name="Internet_20_link" text:visited-style-name="Visited_20_Internet_20_Link">
57178529_303.jpg</text:a>
", "<text:a xlink:type="simple" xlink:href="https://static.dw.com/image/55945799_303.jpg" text:style-name="Internet_20_link" text:visited-style-name="Visited_20_Internet_20_Link">
55945799_303.jpg</text:a>
", "<text:a xlink:type="simple" xlink:href="https://static.dw.com/image/57183342_303.jpg" text:style-name="Internet_20_link" text:visited-style-name="Visited_20_Internet_20_Link">
57183342_303.jpg</text:a>
", "<text:a xlink:type="simple" xlink:href="https://static.dw.com/image/57181940_303.jpg" text:style-name="Internet_20_link" text:visited-style-name="Visited_20_Internet_20_Link">
57181940_303.jpg</text:a>
", "<text:a xlink:type="simple" xlink:href="https://static.dw.com/image/55706878_303.jpg" text:style-name="Internet_20_link" text:visited-style-name="Visited_20_Internet_20_Link">
55706878_303.jpg</text:a>
", "<text:a xlink:type="simple" xlink:href="https://static.dw.com/image/57181973_303.jpg" text:style-name="Internet_20_link" text:visited-style-name="Visited_20_Internet_20_Link">
57181973_303.jpg</text:a>
", "<text:a xlink:type="simple" xlink:href="https://static.dw.com/image/57181901_303.jpg" text:style-name="Internet_20_link" text:visited-style-name="Visited_20_Internet_20_Link">
57181901_303.jpg</text:a>
", "<text:a xlink:type="simple" xlink:href="https://static.dw.com/image/57182000_303.jpg" text:style-name="Internet_20_link" text:visited-style-name="Visited_20_Internet_20_Link">
57182000_303.jpg</text:a>
", "<text:a xlink:type="simple" xlink:href="https://static.dw.com/image/41974843_303.jpg" text:style-name="Internet_20_link" text:visited-style-name="Visited_20_Internet_20_Link">
41974843_303.jpg</text:a>
", "<text:a xlink:type="simple" xlink:href="https://static.dw.com/image/57182062_303.jpg" text:style-name="Internet_20_link" text:visited-style-name="Visited_20_Internet_20_Link">
57182062_303.jpg</text:a>
", "<text:a xlink:type="simple" xlink:href="https://static.dw.com/image/57182030_303.jpg" text:style-name="Internet_20_link" text:visited-style-name="Visited_20_Internet_20_Link">
57182030_303.jpg</text:a>
", "<text:a xlink:type="simple" xlink:href="https://static.dw.com/image/57181913_303.jpg" text:style-name="Internet_20_link" text:visited-style-name="Visited_20_Internet_20_Link">
57181913_303.jpg</text:a>
", "<text:a xlink:type="simple" xlink:href="https://static.dw.com/image/65497507_401.jpg" text:style-name="Internet_20_link" text:visited-style-name="Visited_20_Internet_20_Link">
65497507_401.jpg</text:a>
"]</text:p>
      <text:p text:style-name="P4">
Subject: 时政风云</text:p>
      <text:p text:style-name="P4">
Subjects: []</text:p>
      <text:p text:style-name="P4">
Keywords: ['岛屿主权争端', '马英九', '专题报道：全景观看“习马会”', '专题报道：2016年台湾大选', '中国', '台湾', '中共十九大', '德中关系']</text:p>
      <text:p text:style-name="P4">
ID: 65613594</text:p>
      <!--METADATA-->
      <text:p text:style-name="P4">
<text:a xlink:type="simple" xlink:href="https://www.dw.com/zh/overlay/image/article/65613594/65262475" text:style-name="Internet_20_link" text:visited-style-name="Visited_20_Internet_20_Link">
 <draw:frame draw:style-name="fr1" draw:name="Image20" text:anchor-type="as-char" svg:width="6.9236in" svg:height="3.896998in" draw:z-index="0">
<draw:image xlink:href="../Images/dwzh/2023-05-13T13-47-00Z/65262475_303.jpg" xlink:type="simple" xlink:show="embed" xlink:actuate="onLoad" draw:mime-type="image/jpeg"/>
</draw:frame>
</text:a>
</text:p>
      <text:p text:style-name="P4">
监测中国军事行动的台湾士兵</text:p>
      <text:p text:style-name="P4">
（德国之声中文网）由于《华盛顿邮报》援引一名 <text:a xlink:type="simple" xlink:href="https://www.dw.com/zh/zh/fbi逮捕美國情報洩密門嫌犯/a-65309261" text:style-name="Internet_20_link" text:visited-style-name="Visited_20_Internet_20_Link">
 </text:a>
称，台湾将难以应对来自中国的空袭行动，这令台湾的防空能力在最近几周成为焦点。</text:p>
      <text:p text:style-name="P4">
这份在4月泄露的文件提到，台湾官员怀疑他们的防空系统能否「准确地探测到来自中国的导弹发射」，而且台湾的军机没有足够的「完全任务能力」。文件还强调，台湾的战斗机可能成为中国导弹攻击的目标，因为想将它们转移到安全地点至少需要花上一个星期的时间。</text:p>
      <text:p text:style-name="P4">
台湾国防部称美国媒体的报导「并非事实」，并强调台湾已经对作战计划进行了适当的修改，同时也继续加强其军事准备。一些分析家称，泄露的文件低估了台湾「强大的」导弹防御能力。前美国国防部中国、台湾和蒙古事务办公室资深主任胡振东（TonyHu）表示，台湾的远程预警雷达和太空预警可以在几秒钟内发现导弹发射踪迹，它还拥有一个令人印象深刻的指挥控制系统。</text:p>
      <text:h text:style-name="P12" text:outline-level="3">
<text:span text:style-name="T4">
台湾有能力对抗大量中国军机吗？</text:span>
</text:h>
      <text:p text:style-name="P4">
尽管如此，人们对该岛的整体防空能力仍有一些怀疑，理由之一是 <text:a xlink:type="simple" xlink:href="https://www.dw.com/zh/zh/一目了然-图表看两岸军力对比/a-62699196" text:style-name="Internet_20_link" text:visited-style-name="Visited_20_Internet_20_Link">
 </text:a>
 。根据军事网站「全球火力」（GlobalFirepower）对各国军事能力进行的排名：中国人民解放军拥有3000多架军机和近40万名空军人员，而台湾只有700多架军机和3万多名空军士兵。</text:p>
      <text:p text:style-name="P4">
但专家告诉DW，虽然中国在空中力量方面的优势可以压制台湾部分地区的防空，但台湾可以用防空导弹化解差距。台湾国防安全研究院的的研究员苏紫云指出：「在乌克兰战争中，尽管乌克兰和俄罗斯空军在军机数量上存在巨大差距，但乌克兰可以使用短程毒刺导弹来获得一些防空能力。」</text:p>
      <text:p text:style-name="P4">
<draw:frame draw:style-name="fr1" draw:name="Image21" text:anchor-type="as-char" svg:width="4.622051in" svg:height="10.0in" draw:z-index="0">
<draw:image xlink:href="../Images/dwzh/2023-05-13T13-47-00Z/62699022_7.png" xlink:type="simple" xlink:show="embed" xlink:actuate="onLoad" draw:mime-type="image/png"/>
</draw:frame>
</text:p>
      <text:p text:style-name="P4">
由于台湾拥有远程、中程和短程防空导弹，苏紫云认为这 <text:a xlink:type="simple" xlink:href="https://www.dw.com/zh/zh/台湾启动防御系统应对中国侵扰/a-64580821" text:style-name="Internet_20_link" text:visited-style-name="Visited_20_Internet_20_Link">
</text:a>
。他说：「尽管他们只有短程导弹，但乌克兰在防空方面做得很好。台湾有更广泛的防空导弹，因此相信在防空方面可以做得更好。」</text:p>
      <text:p text:style-name="P4">
根据华盛顿智库战略与国际研究中心（CSIS）2021年发布的数据，台湾的导弹计划主要由六种不同射程的导弹组成--天剑、雄风二型、雄风三型、万剑、雄风二E和云峰。此外还有天弓导弹，这是台湾开发的地对空反弹道导弹。虽然台湾过去将其导弹部队限制于防御性质，但CSIS指出，该岛已开始发展为打击任务而设计的导弹。</text:p>
      <text:h text:style-name="P12" text:outline-level="3">
<text:span text:style-name="T4">
盼获美国支持</text:span>
</text:h>
      <text:p text:style-name="P4">
尽管台湾可以通过投资防空导弹来对抗中国的军力优势，但一些研究表明，解放军使其空军现代化的努力正在获得成果。英国智库国际战略研究所（IISS）在2月发表的一篇博文中说，该研究所对173个国家军事能力的年度评估数据显示，解放军正在加快扩充战机群的速度。根据国际战略研究所的数据，解放军空军现在有600多架飞机部署在在19个前线作战旅，而例如歼-20等作战飞机的年生产速度在过去三年里翻了一番。</text:p>
      <text:p text:style-name="P4">
前五角大楼官员胡振东告诉DW，北京在生产新型作战飞机方面取得了成功，包括歼-35隐形战斗机。他说，这显示了「中国能力的大幅增长，这是一个令人关切的问题」。</text:p>
      <text:p text:style-name="P4">
但胡振东也补充说，中国在生产大量作战飞机方面的进展可能不足以扭转对台的局面，因为台湾也有美国提供的飞机和其他系统，可以帮助支持台湾的作战能力。作为加强对台湾防空能力支持的一部分，台湾国防部于今年4月21日签署了两份价值约4.2亿美元的零部件和航空材料交易，可用于维护台湾的战机。</text:p>
      <text:p text:style-name="P4">
此外，台湾国防承包商之一的汉翔航空工业（AIDC）在本月早些时候表示，台湾正在寻求美国的支持，以制造下一款自行研发的战斗机。汉翔董事长胡开宏称：「我们希望美国支持台湾自己开发下一代的战斗机，包括引擎、航空电子设备、控制系统、环境控制等等，这些都为台美合作创造机会。」</text:p>
      <ul>
        <li>
          <draw:frame draw:style-name="fr1" draw:name="Image22" text:anchor-type="as-char" svg:width="6.9236in" svg:height="3.896998in" draw:z-index="0">
            <draw:image xlink:href="../Images/dwzh/2023-05-13T13-47-00Z/57181882_303.jpg" xlink:type="simple" xlink:show="embed" xlink:actuate="onLoad" draw:mime-type="image/jpeg"/>
          </draw:frame>
        </li>
      </ul>
      <h5>
这些年，台湾自制的那些军事装备</h5>
      <text:h text:style-name="P12" text:outline-level="3">
<text:span text:style-name="T4">
云豹装甲车</text:span>
</text:h>
      <text:p text:style-name="P4">
云豹装甲车（CM-32/33/34）是中华民国陆军兵工整备发展中心研发的八轮传动装甲车，于2002年完成首辆原型车。图为CM-32指挥车型。而CM-33为榴弹机枪装步战斗车，CM-34为30公厘机炮装步战斗车。据中央社援引台湾國防部資料，雲豹八輪甲車共可乘坐9人，巡航里程達800公里，轉向半徑11公尺，采用八輪全時傳動模式，具高度機動、越野與涉水能力。台媒报道称，CM-34最高速每小時100公里，車身防護可抗12.7公厘機槍射擊，武器系統有效射程3000公尺。</text:p>
      <ul>
        <li>
          <draw:frame draw:style-name="fr1" draw:name="Image23" text:anchor-type="as-char" svg:width="6.9236in" svg:height="3.896998in" draw:z-index="0">
            <draw:image xlink:href="../Images/dwzh/2023-05-13T13-47-00Z/57178495_303.jpg" xlink:type="simple" xlink:show="embed" xlink:actuate="onLoad" draw:mime-type="image/jpeg"/>
          </draw:frame>
        </li>
      </ul>
      <h5>
这些年，台湾自制的那些军事装备</h5>
      <text:h text:style-name="P12" text:outline-level="3">
<text:span text:style-name="T4">
「玉山舰」下水</text:span>
</text:h>
      <text:p text:style-name="P4">
「玉山舰」是新型两栖运输舰，该舰于2021年4月13日在高雄港区下水。中央社援引台湾海军报道称，此军舰将担负两栖作战、外离岛物资支援、人道救援等任务。此运输舰以台湾最高峰为典故，命名「玉山舰」，预计2022年交舰。</text:p>
      <ul>
        <li>
          <draw:frame draw:style-name="fr1" draw:name="Image24" text:anchor-type="as-char" svg:width="6.9236in" svg:height="3.896998in" draw:z-index="0">
            <draw:image xlink:href="../Images/dwzh/2023-05-13T13-47-00Z/57178529_303.jpg" xlink:type="simple" xlink:show="embed" xlink:actuate="onLoad" draw:mime-type="image/jpeg"/>
          </draw:frame>
        </li>
      </ul>
      <h5>
这些年，台湾自制的那些军事装备</h5>
      <text:h text:style-name="P12" text:outline-level="3">
<text:span text:style-name="T4">
「国舰国造」的里程碑</text:span>
</text:h>
      <text:p text:style-name="P4">
台湾总统蔡英文和国防部长邱国正等人出席了「玉山舰」的下水典礼。蔡英文表示，玉山舰除了是台湾海军首艘万吨级两栖运输舰外，「更是依据国防战训需求而设计建造，是国舰国造的另一里程碑，相信有了这艘运输舰加入，能强化海军执行任务能力，让国防力量更加坚实」。</text:p>
      <ul>
        <li>
          <draw:frame draw:style-name="fr1" draw:name="Image25" text:anchor-type="as-char" svg:width="6.9236in" svg:height="3.896998in" draw:z-index="0">
            <draw:image xlink:href="../Images/dwzh/2023-05-13T13-47-00Z/55945799_303.jpg" xlink:type="simple" xlink:show="embed" xlink:actuate="onLoad" draw:mime-type="image/jpeg"/>
          </draw:frame>
        </li>
      </ul>
      <h5>
这些年，台湾自制的那些军事装备</h5>
      <text:h text:style-name="P12" text:outline-level="3">
<text:span text:style-name="T4">
沱江级巡逻舰</text:span>
</text:h>
      <text:p text:style-name="P4">
根据中华民国海军网站，台湾「國艦國造」计划对于沱江軍艦建造、磐石軍艦建造和光華六號後續艇建造给出详细说明。其中沱江軍艦係（图）為迅海計畫建置的多功能三級艦；具有雷达隐身功能和“強大的打擊火力以及高存活性設計”。第一艘原型舰2012年11月动工建造，2014年3月举行下水仪式，同年12月交付。</text:p>
      <ul>
        <li>
          <draw:frame draw:style-name="fr1" draw:name="Image26" text:anchor-type="as-char" svg:width="6.9236in" svg:height="3.896998in" draw:z-index="0">
            <draw:image xlink:href="../Images/dwzh/2023-05-13T13-47-00Z/57183342_303.jpg" xlink:type="simple" xlink:show="embed" xlink:actuate="onLoad" draw:mime-type="image/jpeg"/>
          </draw:frame>
        </li>
      </ul>
      <h5>
这些年，台湾自制的那些军事装备</h5>
      <text:h text:style-name="P12" text:outline-level="3">
<text:span text:style-name="T4">
磐石軍艦——台湾海军吨位最大的船舰</text:span>
</text:h>
      <text:p text:style-name="P4">
磐石舰的全名“磐石号快速战斗支援舰”，属于油弹补给舰。其名称典故来于台湾百岳之磐石山，在2015年1月交舰，是台湾排水量最大的船舰。据报道，磐石舰担负油弹补给与人道救援任务，舰上有野战医院，甲板与机库可以各停放一架33吨直升机。</text:p>
      <ul>
        <li>
          <draw:frame draw:style-name="fr1" draw:name="Image27" text:anchor-type="as-char" svg:width="6.9236in" svg:height="3.896998in" draw:z-index="0">
            <draw:image xlink:href="../Images/dwzh/2023-05-13T13-47-00Z/57181940_303.jpg" xlink:type="simple" xlink:show="embed" xlink:actuate="onLoad" draw:mime-type="image/jpeg"/>
          </draw:frame>
        </li>
      </ul>
      <h5>
这些年，台湾自制的那些军事装备</h5>
      <text:h text:style-name="P12" text:outline-level="3">
<text:span text:style-name="T4">
光华六号后续艇</text:span>
</text:h>
      <text:p text:style-name="P4">
光华六号后续艇是台湾国际造船（CSBC）为中华民国海军制造的导弹快艇，属于近岸作战打击兵力。这是依据中华民国海军“光华六号”计划案建造的导弹快艇，中华民国海军网站表示，“因应台海战备需求，海军需筹建性能较优、耐波性较佳之大型飞弹快艇”。“光华六号”计划共建造30艘导弹快艇，全案已于2011年12月2日完成。</text:p>
      <ul>
        <li>
          <draw:frame draw:style-name="fr1" draw:name="Image28" text:anchor-type="as-char" svg:width="6.9236in" svg:height="3.896998in" draw:z-index="0">
            <draw:image xlink:href="../Images/dwzh/2023-05-13T13-47-00Z/55706878_303.jpg" xlink:type="simple" xlink:show="embed" xlink:actuate="onLoad" draw:mime-type="image/jpeg"/>
          </draw:frame>
        </li>
      </ul>
      <h5>
这些年，台湾自制的那些军事装备</h5>
      <text:h text:style-name="P12" text:outline-level="3">
<text:span text:style-name="T4">
正在制造的防御潜舰</text:span>
</text:h>
      <text:p text:style-name="P4">
除了「國艦國造」外，也有「潜舰国造」，也就是自制防御潜舰。中华民国海军自行研究并设计建造的柴电潜舰在2014年时开始规划，并于2016年首度正项编列预算启动。该自制防御潜舰由台湾国家中山科学研究院负责规划并与美国企业洛克希德马丁共同研制，排水量大约2500吨到3000吨之间，由台湾国际造船公司负责建造。预计首艘原型潜舰最快2024年下水、2025年正式成军。</text:p>
      <ul>
        <li>
          <draw:frame draw:style-name="fr1" draw:name="Image29" text:anchor-type="as-char" svg:width="6.9236in" svg:height="3.896998in" draw:z-index="0">
            <draw:image xlink:href="../Images/dwzh/2023-05-13T13-47-00Z/57181973_303.jpg" xlink:type="simple" xlink:show="embed" xlink:actuate="onLoad" draw:mime-type="image/jpeg"/>
          </draw:frame>
        </li>
      </ul>
      <h5>
这些年，台湾自制的那些军事装备</h5>
      <text:h text:style-name="P12" text:outline-level="3">
<text:span text:style-name="T4">
雄风系列反舰飞弹</text:span>
</text:h>
      <text:p text:style-name="P4">
除了舰艇外，台湾在反舰飞弹和制海武器领域也进行自主研发，最有名的当属“雄风”系列。该类型的反舰飞弹普遍装备于大中小型作战舰艇上，其研制始于上世纪70年代末期，分I/II/III三个型号，其中图为III型（简称“雄三”）超音速反舰飞弹。台湾军方没有正式公布“雄三”的有效射程。</text:p>
      <ul>
        <li>
          <draw:frame draw:style-name="fr1" draw:name="Image30" text:anchor-type="as-char" svg:width="6.9236in" svg:height="3.896998in" draw:z-index="0">
            <draw:image xlink:href="../Images/dwzh/2023-05-13T13-47-00Z/57181901_303.jpg" xlink:type="simple" xlink:show="embed" xlink:actuate="onLoad" draw:mime-type="image/jpeg"/>
          </draw:frame>
        </li>
      </ul>
      <h5>
这些年，台湾自制的那些军事装备</h5>
      <text:h text:style-name="P12" text:outline-level="3">
<text:span text:style-name="T4">
经国号战斗机</text:span>
</text:h>
      <text:p text:style-name="P4">
经国号战斗机又称F-CK-1战斗机，这是台湾在美国技术协助下设计、开发的一种轻型超音速多用途喷气战斗机。在中华民国空军的规划下，此战斗机与台湾从法国采购的幻影2000-5战斗机以及从美国采购的F-16战斗机，一同构成台湾空军防卫的主力。这是1980年代在时任中华民国总统蒋经国指示下展开的“自制防御战机”，命名为“经国号”以纪念蒋经国。</text:p>
      <ul>
        <li>
          <draw:frame draw:style-name="fr1" draw:name="Image31" text:anchor-type="as-char" svg:width="6.9236in" svg:height="3.896998in" draw:z-index="0">
            <draw:image xlink:href="../Images/dwzh/2023-05-13T13-47-00Z/57182000_303.jpg" xlink:type="simple" xlink:show="embed" xlink:actuate="onLoad" draw:mime-type="image/jpeg"/>
          </draw:frame>
        </li>
      </ul>
      <h5>
这些年，台湾自制的那些军事装备</h5>
      <text:h text:style-name="P12" text:outline-level="3">
<text:span text:style-name="T4">
“经国”配“天剑”</text:span>
</text:h>
      <text:p text:style-name="P4">
台湾自主制造战机的发展专案分四个部分，分别为“鹰扬”、“云汉”、“天雷”和“天剑”。其中“鹰扬”发展机身，“云汉”发展引擎及其相关系统，“天雷”发展航电系统，“天剑”发展空对空导弹。图为天剑二型空对空导弹，此中程导弹是由中华民国中山科学研究院在美国协助下为经国号战机所研发生产的装备。</text:p>
      <ul>
        <li>
          <draw:frame draw:style-name="fr1" draw:name="Image32" text:anchor-type="as-char" svg:width="6.9236in" svg:height="3.896998in" draw:z-index="0">
            <draw:image xlink:href="../Images/dwzh/2023-05-13T13-47-00Z/41974843_303.jpg" xlink:type="simple" xlink:show="embed" xlink:actuate="onLoad" draw:mime-type="image/jpeg"/>
          </draw:frame>
        </li>
      </ul>
      <h5>
这些年，台湾自制的那些军事装备</h5>
      <text:h text:style-name="P12" text:outline-level="3">
<text:span text:style-name="T4">
自制的高教机“勇鹰”</text:span>
</text:h>
      <text:p text:style-name="P4">
蔡英文上台后力推 “国机国造”计划，图为被视为台湾本土制造代表之一的新式军用高级教练机 “勇鹰”，该原型机在2019年9月亮相。据媒体报道，勇鹰（T-5Brave Eagle）属于第五代高级喷气教练机，也能在“平战转换”的需求下转换为攻击机的角色，执行防卫作战的任务。</text:p>
      <ul>
        <li>
          <draw:frame draw:style-name="fr1" draw:name="Image33" text:anchor-type="as-char" svg:width="6.9236in" svg:height="3.896998in" draw:z-index="0">
            <draw:image xlink:href="../Images/dwzh/2023-05-13T13-47-00Z/57182062_303.jpg" xlink:type="simple" xlink:show="embed" xlink:actuate="onLoad" draw:mime-type="image/jpeg"/>
          </draw:frame>
        </li>
      </ul>
      <h5>
这些年，台湾自制的那些军事装备</h5>
      <text:h text:style-name="P12" text:outline-level="3">
<text:span text:style-name="T4">
锐鸢无人机</text:span>
</text:h>
      <text:p text:style-name="P4">
锐鸢无人机，原名 “中翔二号”无人机，是台湾中科院研发的战术型无人飞机系统。据报道，此系统具有快速部署、长时滞空巡侦、目标监侦定位、电子反干扰与即时影像传输等功能，目前在台湾岛地面部署，进行战场侦察、不对称作战与提供天然灾害救灾资讯等任务。</text:p>
      <ul>
        <li>
          <draw:frame draw:style-name="fr1" draw:name="Image34" text:anchor-type="as-char" svg:width="6.9236in" svg:height="3.896998in" draw:z-index="0">
            <draw:image xlink:href="../Images/dwzh/2023-05-13T13-47-00Z/57182030_303.jpg" xlink:type="simple" xlink:show="embed" xlink:actuate="onLoad" draw:mime-type="image/jpeg"/>
          </draw:frame>
        </li>
      </ul>
      <h5>
这些年，台湾自制的那些军事装备</h5>
      <text:h text:style-name="P12" text:outline-level="3">
<text:span text:style-name="T4">
“天弓三型”地對空武器系統</text:span>
</text:h>
      <text:p text:style-name="P4">
除了“国机国造”计划外，台湾也在反战术弹道导弹方面推出 “层系计划”，由中华民国中山科学研究院研发天弓防空系列。其中，天弓三型（简称“弓三”）被专门编列为“强弓专案”。据研发者介绍，弓三武器系統除了飛彈及箱之外，其射控系統包含相列雷達、戰術中心、電源車、通信中繼及發射架，可同時接戰高性能戰機、巡弋飛彈、反輻射飛彈及短程戰術彈道飛彈等多目標威脅。</text:p>
      <ul>
        <li>
          <draw:frame draw:style-name="fr1" draw:name="Image35" text:anchor-type="as-char" svg:width="6.9236in" svg:height="3.896998in" draw:z-index="0">
            <draw:image xlink:href="../Images/dwzh/2023-05-13T13-47-00Z/57181913_303.jpg" xlink:type="simple" xlink:show="embed" xlink:actuate="onLoad" draw:mime-type="image/jpeg"/>
          </draw:frame>
        </li>
      </ul>
      <h5>
这些年，台湾自制的那些军事装备</h5>
      <text:h text:style-name="P12" text:outline-level="3">
<text:span text:style-name="T4">
雷霆2000多管火箭系统</text:span>
</text:h>
      <text:p text:style-name="P4">
雷霆2000多管火箭系统是高度整合的射击指挥系统，是台湾参考各国现代化设计后自力研制的多管火箭炮。该系统1997年正式公开，2012年9月1日移交台湾陆军。据报道，整套系统以射击指挥车、炮车、AT8X8弹药车和三种规格的炮兵火箭组成。这一射击指挥系统具有可自行判断弹种、自动依弹种计算射击诸元、自动调整发射器高低角度与射界等特点。</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来自中国的恫吓</text:span>
</text:h>
      <text:p text:style-name="P4">
虽然像胡振东和苏紫云等专家都认为台湾的防空能力在一定程度上可以抵御中国的空袭，但他们也对中国在台湾周边灰色地带的持续活动表示担忧，包括中国军机闯入台湾防空识别区，以及解放军在台湾周边日益频繁的封锁式军事演习。</text:p>
      <text:p text:style-name="P4">
自2023年4月以来，中国增加了在台湾周围的灰色地带行动的频率，包括 <text:a xlink:type="simple" xlink:href="https://www.dw.com/zh/zh/中國擾台軍機數創新高-專家解析北京戰術/a-65275022" text:style-name="Internet_20_link" text:visited-style-name="Visited_20_Internet_20_Link">
 </text:a>
。此外，解放军还展示了新的战术，部署作战无人机环绕台湾。台湾国防安全研究院研究员杜贞仪提到：「北京正在展示，无人机已经成为他们在灰色地带行动的一部分。」</text:p>
      <text:p text:style-name="P4">
<draw:frame draw:style-name="fr1" draw:name="Image36" text:anchor-type="as-char" svg:width="6.9236in" svg:height="3.896998in" draw:z-index="0">
<draw:image xlink:href="../Images/dwzh/2023-05-13T13-47-00Z/65497507_401.jpg" xlink:type="simple" xlink:show="embed" xlink:actuate="onLoad" draw:mime-type="image/jpeg"/>
</draw:frame>
</text:p>
      <text:p text:style-name="P4">
台湾国防部公布5月2日中国军机活动示意图，其中一架BZK-005无人机沿顺时针方向绕行台湾</text:p>
      <text:p text:style-name="P4">
前五角大楼官员胡振东警告说，中国在台湾周围行动的主要目的是为了向台湾人民灌输一种「失败主义」观念，同时影响该岛的防空准备状态和能力。他表示：「战争已经是进行式了，因为中国的首要目标是保持压力以吓唬台湾人民。」</text:p>
      <text:p text:style-name="P4">
胡振东补充说，让台湾空军驾驶新的军机来拦截中国飞机可能会扰乱他们平时的训练，也会增加维护飞机的成本。他说：「台湾应该考虑使用即将退役的军机来进行这些拦截，并征招退役的飞行员执行这些任务。」</text:p>
      <text:p text:style-name="P4">
为了更好地应对潜在两岸冲突所带来的日益增长的风险，胡振东认为，台湾除了应该为中国的行动制定应对方案之外，也应同时确保有足够的战争储备物资。他告诉DW：「确保台湾的必要物资储备到位是非常重要的。」</text:p>
      <text:p text:style-name="P4">
Source: <text:a xlink:type="simple" xlink:href="https://www.dw.com/zh/面对中国潜在攻击-台湾做了多少准备？/a-65613594" text:style-name="Internet_20_link" text:visited-style-name="Visited_20_Internet_20_Link">
https://www.dw.com/zh/面对中国潜在攻击-台湾做了多少准备？/a-65613594?maca=chi-rss-chi-all-1127-rdf</text:a>
</text:p>
      <!--NEWS-->
      <text:h text:style-name="P10" text:outline-level="1">
<text:span text:style-name="T4">
超级飓风将登陆缅甸与孟加拉 数十万人紧急撤离</text:span>
</text:h>
      <text:p text:style-name="P4">
Publisher: 法新社</text:p>
      <text:p text:style-name="P4">
Published Time: 2023-05-13T2:02:09+00:00</text:p>
      <text:p text:style-name="P4">
Modified Time: 2023-05-13T21:50:01+00:00</text:p>
      <text:p text:style-name="P4">
Description: （法新社缅甸实兑13日电） 由于近20年来最强飓风摩卡逐渐逼近孟加拉和缅甸，今天有数十万人自两国沿岸地区紧急撤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5-13T2-02-09-00-00/000000.png" xlink:type="simple" xlink:show="embed" xlink:actuate="onLoad" draw:mime-type="image/png"/>
</draw:frame>
</text:p>
      <text:p text:style-name="P4">
法新社报导，根据Zoom Earth网站，飓风摩卡（Mocha）的风速高达每小时240公里，因此被归类为「超级气旋」（Super Cyclone）。</text:p>
      <text:p text:style-name="P4">
在衡量飓风强度的沙费尔-辛浦森制（Saffir-Simpson，共5个等级）中，摩卡被列为4级风暴。</text:p>
      <text:p text:style-name="P4">
预料摩卡飓风明早登陆孟加拉东南部科克斯巴扎尔（Cox's Bazar）和缅甸西部若开邦（Rakhine）沿岸实兑（Sittwe）之间地区之前，强度将会减弱。</text:p>
      <text:p text:style-name="P4">
科克斯巴扎尔难民营收容将近100万洛兴雅难民，他们都居住在简陋不堪的房舍中。孟加拉当局禁止洛兴雅人用水泥建造房屋，因为担心这会鼓励他们永久定居，不会返回他们5年前逃离的缅甸。</text:p>
      <text:p text:style-name="P4">
孟加拉官员今晚宣布，当局已将科克斯巴扎尔的19万人和吉大港（Chittagong）的近10万人迁至安全地带，「难民已分别撤离至近4000个避难所」。</text:p>
      <text:p text:style-name="P4">
尽管官员宣称已将难民疏散到社区中心和学校等更坚固的建筑物中，但孟加拉难民事务署副署长杜扎（ShamsudDouza）告诉法新社，「难民营的所有洛兴亚人都处于危险中。」</text:p>
      <text:p text:style-name="P4">
达卡（Dhaka）气象局预测，飓风将带来4公尺高的风暴潮，可能淹没地势低洼的沿岸村庄；飓风也将带来暴雨，引发土石流。 缅甸国际航空公司（MyanmarAirways International）宣布，所有飞往若开邦的航班都已暂停至15日。</text:p>
      <text:p text:style-name="P4">
缅甸红十字会（Myanmar Red Cross Society）也称，该组织正准备应对「重大紧急事件」。</text:p>
      <text:p text:style-name="P4">
Source: <text:a xlink:type="simple" xlink:href="https://www.rfi.fr/cn/%E5%9B%BD%E9%99%85%E6%8A%A5%E9%81%93/20230513-%E8%B6%85%E7%BA%A7%E9%A3%93%E9%A3%8E%E5%B0%86%E7%99%BB%E9%99%86%E7%BC%85%E7%94%B8%E4%B8%8E%E5%AD%9F%E5%8A%A0%E6%8B%89-%E6%95%B0%E5%8D%81%E4%B8%87%E4%BA%BA%E7%B4%A7%E6%80%A5%E6%92%A4%E7%A6%BB" text:style-name="Internet_20_link" text:visited-style-name="Visited_20_Internet_20_Link">
https://www.rfi.fr/cn/%E5%9B%BD%E9%99%85%E6%8A%A5%E9%81%93/20230513-%E8%B6%85%E7%BA%A7%E9%A3%93%E9%A3%8E%E5%B0%86%E7%99%BB%E9%99%86%E7%BC%85%E7%94%B8%E4%B8%8E%E5%AD%9F%E5%8A%A0%E6%8B%89-%E6%95%B0%E5%8D%81%E4%B8%87%E4%BA%BA%E7%B4%A7%E6%80%A5%E6%92%A4%E7%A6%BB</text:a>
</text:p>
      <!--NEWS-->
      <text:h text:style-name="P10" text:outline-level="1">
<text:span text:style-name="T4">
泽伦斯基会晤教宗方济各 讨论乌克兰人道需求</text:span>
</text:h>
      <text:p text:style-name="P4">
Publisher: 法新社</text:p>
      <text:p text:style-name="P4">
Published Time: 2023-05-13T22:02:09+00:00</text:p>
      <text:p text:style-name="P4">
Modified Time: 2023-05-13T21:50:03+00:00</text:p>
      <text:p text:style-name="P4">
Description: （法新社梵蒂冈13日综合外电报导）乌克兰总统泽伦斯基今天在梵蒂冈会晤天主教教宗方济各，双方就协助冲突「无辜受害者」的必要性进行了讨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5-13T22-02-09-00-00/000000.png" xlink:type="simple" xlink:show="embed" xlink:actuate="onLoad" draw:mime-type="image/png"/>
</draw:frame>
</text:p>
      <text:p text:style-name="P4">
这是俄乌战争爆发以来，泽伦斯基（Volodymyr Zelenskyy）首次访问罗马，他与教宗交谈了40分钟。</text:p>
      <text:p text:style-name="P4">
据梵蒂冈在两人会后发布的声明，他们讨论了「战争造成的乌克兰人道主义和政治局势」相关问题，但声明并未直接点名俄罗斯。</text:p>
      <text:p text:style-name="P4">
声明还称，「双方一致同意，需要持续展开人道主义行动，以支持民众。教宗特别强调，目前迫切需要对最脆弱的人们与冲突的无辜受害者提供人道援助。」</text:p>
      <text:p text:style-name="P4">
泽伦斯基也在社群媒体发文指出，「我非常感谢教宗对数以百万计乌克兰人悲剧的关心」。他也说，双方讨论到被送到俄罗斯的「数万名儿童」的命运。</text:p>
      <text:p text:style-name="P4">
上月，乌国总理什米加尔（DenysShmyhal）获方济各接见，与教宗商讨泽伦斯基所提的和平计画，邀请教宗亲自访问基辅，并请求他协助送回被强行带往俄国的儿童。</text:p>
      <text:p text:style-name="P4">
泽伦斯基今天会晤教宗前，先在罗马会见义大利总统马达雷拉（Sergio Mattarella）及总理梅洛尼（GiorgiaMeloni），明天泽伦斯基将转往柏林访问。</text:p>
      <text:p text:style-name="P4">
马达雷拉及梅洛尼都重申，义大利将在短期及长期内提供乌克兰军事、财务、人道及重建援助方面的全力支持。</text:p>
      <text:p text:style-name="P4">
Source: <text:a xlink:type="simple" xlink:href="https://www.rfi.fr/cn/%E5%9B%BD%E9%99%85%E6%8A%A5%E9%81%93/20230513-%E6%B3%BD%E4%BC%A6%E6%96%AF%E5%9F%BA%E4%BC%9A%E6%99%A4%E6%95%99%E5%AE%97%E6%96%B9%E6%B5%8E%E5%90%84-%E8%AE%A8%E8%AE%BA%E4%B9%8C%E5%85%8B%E5%85%B0%E4%BA%BA%E9%81%93%E9%9C%80%E6%B1%82" text:style-name="Internet_20_link" text:visited-style-name="Visited_20_Internet_20_Link">
https://www.rfi.fr/cn/%E5%9B%BD%E9%99%85%E6%8A%A5%E9%81%93/20230513-%E6%B3%BD%E4%BC%A6%E6%96%AF%E5%9F%BA%E4%BC%9A%E6%99%A4%E6%95%99%E5%AE%97%E6%96%B9%E6%B5%8E%E5%90%84-%E8%AE%A8%E8%AE%BA%E4%B9%8C%E5%85%8B%E5%85%B0%E4%BA%BA%E9%81%93%E9%9C%80%E6%B1%82</text:a>
</text:p>
      <!--NEWS-->
      <text:h text:style-name="P10" text:outline-level="1">
<text:span text:style-name="T4">
德国人预期寿命低于多数西欧国家</text:span>
</text:h>
      <text:p text:style-name="P4">
Author: None (Language: zh)</text:p>
      <text:p text:style-name="P4">
Publisher: None</text:p>
      <text:p text:style-name="P4">
Time: 2023-05-14T-2:48:00Z</text:p>
      <text:p text:style-name="P4">
Description: 最新公布的一项研究显示，与其他西欧国家比较，德国人的平均预期寿命相对较低。一个重要原因是心血管疾病致死的比例较高。研究者强调，大多数心血管疾病本是可以预防的。</text:p>
      <text:p text:style-name="P4">
Videos: []</text:p>
      <text:p text:style-name="P4">
Images: ["<text:a xlink:type="simple" xlink:href="https://static.dw.com/image/65589912_303.jpg" text:style-name="Internet_20_link" text:visited-style-name="Visited_20_Internet_20_Link">
65589912_303.jpg</text:a>
", "<text:a xlink:type="simple" xlink:href="https://static.dw.com/image/43328924_303.jpg" text:style-name="Internet_20_link" text:visited-style-name="Visited_20_Internet_20_Link">
43328924_303.jpg</text:a>
", "<text:a xlink:type="simple" xlink:href="https://static.dw.com/image/42093319_303.jpg" text:style-name="Internet_20_link" text:visited-style-name="Visited_20_Internet_20_Link">
42093319_303.jpg</text:a>
", "<text:a xlink:type="simple" xlink:href="https://static.dw.com/image/16304649_303.jpg" text:style-name="Internet_20_link" text:visited-style-name="Visited_20_Internet_20_Link">
16304649_303.jpg</text:a>
", "<text:a xlink:type="simple" xlink:href="https://static.dw.com/image/19115086_303.jpg" text:style-name="Internet_20_link" text:visited-style-name="Visited_20_Internet_20_Link">
19115086_303.jpg</text:a>
", "<text:a xlink:type="simple" xlink:href="https://static.dw.com/image/36012428_303.jpg" text:style-name="Internet_20_link" text:visited-style-name="Visited_20_Internet_20_Link">
36012428_303.jpg</text:a>
", "<text:a xlink:type="simple" xlink:href="https://static.dw.com/image/36662001_303.jpg" text:style-name="Internet_20_link" text:visited-style-name="Visited_20_Internet_20_Link">
36662001_303.jpg</text:a>
", "<text:a xlink:type="simple" xlink:href="https://static.dw.com/image/43326003_303.jpg" text:style-name="Internet_20_link" text:visited-style-name="Visited_20_Internet_20_Link">
43326003_303.jpg</text:a>
", "<text:a xlink:type="simple" xlink:href="https://static.dw.com/image/42550746_303.jpg" text:style-name="Internet_20_link" text:visited-style-name="Visited_20_Internet_20_Link">
42550746_303.jpg</text:a>
", "<text:a xlink:type="simple" xlink:href="https://static.dw.com/image/43342095_303.jpg" text:style-name="Internet_20_link" text:visited-style-name="Visited_20_Internet_20_Link">
43342095_303.jpg</text:a>
"]</text:p>
      <text:p text:style-name="P4">
Subject: 科技环境</text:p>
      <text:p text:style-name="P4">
Subjects: ['预期寿命', '健康', '心血管疾病', '致死', '预防', '医疗卫生服务', '西欧']</text:p>
      <text:p text:style-name="P4">
Keywords: ['意见反馈']</text:p>
      <text:p text:style-name="P4">
ID: 65599686</text:p>
      <!--METADATA-->
      <text:p text:style-name="P4">
<text:a xlink:type="simple" xlink:href="https://www.dw.com/zh/overlay/image/article/65599686/65589912" text:style-name="Internet_20_link" text:visited-style-name="Visited_20_Internet_20_Link">
 <draw:frame draw:style-name="fr1" draw:name="Image39" text:anchor-type="as-char" svg:width="6.9236in" svg:height="3.896998in" draw:z-index="0">
<draw:image xlink:href="../Images/dwzh/2023-05-14T-2-48-00Z/65589912_303.jpg" xlink:type="simple" xlink:show="embed" xlink:actuate="onLoad" draw:mime-type="image/jpeg"/>
</draw:frame>
</text:a>
</text:p>
      <text:p text:style-name="P4">
德国人拥有丰富的医疗服务资源，预期寿命却不如其他西欧国家</text:p>
      <text:p text:style-name="P4">
（德国之声中文网）如果比较国民的平均预期寿命，德国在西欧国家的排名十分靠后。根据德国联邦人口研究所（BiB）本周公布的一项调查，在西欧16个国家中，德国男性的预期寿命排名第15，德国女性排名14。造成这一结果的主要原因是德国人因<text:a xlink:type="simple" xlink:href="https://www.dw.com/zh/zh/心血管疾病成为威胁中国人健康的头号杀手/a-1954844" text:style-name="Internet_20_link" text:visited-style-name="Visited_20_Internet_20_Link">
 </text:a>
 死亡的比例较高。</text:p>
      <text:p text:style-name="P4">
这项由联邦人口研究所和马克斯·普朗克人口研究所共同进行的调查发表在4月份的《欧洲流行病》期刊上。在2019年出生的人群中，西欧16个国家中，西班牙女性的预期寿命最高，为86.2岁，其次是法国女性，为85.6岁。瑞士男性以81.9岁的预期寿命排在榜首，其次是瑞典男性，为81.4岁。2019年出生的德国女性的预期寿命为83.5岁，男性为78.7岁，分别排在倒数第三和倒数第二。</text:p>
      <text:p text:style-name="P4">
研究者们根据不同的死因进行了分析，发现与排名靠前的国家相比， <text:a xlink:type="simple" xlink:href="https://www.dw.com/zh/zh/德国人越来越长寿-却难摆脱十大病症/a-36113221" text:style-name="Internet_20_link" text:visited-style-name="Visited_20_Internet_20_Link">
 </text:a>
尤其因心血管疾病受到影响。如果分年龄段看，50岁以上的德国男性就显示出高于其他多数西欧国家的死亡率，而德国女性则在65岁以上年龄段才显现出更高的死亡率。</text:p>
      <ul>
        <li>
          <draw:frame draw:style-name="fr1" draw:name="Image40" text:anchor-type="as-char" svg:width="6.9236in" svg:height="3.896998in" draw:z-index="0">
            <draw:image xlink:href="../Images/dwzh/2023-05-14T-2-48-00Z/43328924_303.jpg" xlink:type="simple" xlink:show="embed" xlink:actuate="onLoad" draw:mime-type="image/jpeg"/>
          </draw:frame>
        </li>
      </ul>
      <h5>
世界上最长寿的人都有哪些爱好？</h5>
      <text:h text:style-name="P12" text:outline-level="3">
<text:span text:style-name="T4">
最长寿德国人去世</text:span>
</text:h>
      <text:p text:style-name="P4">
冯·格斯多夫（Edelgard Huber vonGersdorff）经历了德意志帝国、纳粹德国以及德意志联邦共和国“三代王朝”。2018年4月10日，作为当代德国最长寿者的她以112岁高龄在位于卡尔斯鲁厄的家中与世长辞。</text:p>
      <ul>
        <li>
          <draw:frame draw:style-name="fr1" draw:name="Image41" text:anchor-type="as-char" svg:width="6.9236in" svg:height="3.896998in" draw:z-index="0">
            <draw:image xlink:href="../Images/dwzh/2023-05-14T-2-48-00Z/42093319_303.jpg" xlink:type="simple" xlink:show="embed" xlink:actuate="onLoad" draw:mime-type="image/jpeg"/>
          </draw:frame>
        </li>
      </ul>
      <h5>
世界上最长寿的人都有哪些爱好？</h5>
      <text:h text:style-name="P12" text:outline-level="3">
<text:span text:style-name="T4">
一生坚持体育锻炼</text:span>
</text:h>
      <text:p text:style-name="P4">
冯·格斯多夫1905年生于图林根一个军官家庭，年幼时曾患小儿麻痹症，但这没有阻挡她对体育的热爱，骑自行车成了她终生的爱好。一直到生命的最后，她每天坚持不懈地进行锻炼。</text:p>
      <ul>
        <li>
          <draw:frame draw:style-name="fr1" draw:name="Image42" text:anchor-type="as-char" svg:width="6.9236in" svg:height="3.896998in" draw:z-index="0">
            <draw:image xlink:href="../Images/dwzh/2023-05-14T-2-48-00Z/16304649_303.jpg" xlink:type="simple" xlink:show="embed" xlink:actuate="onLoad" draw:mime-type="image/jpeg"/>
          </draw:frame>
        </li>
      </ul>
      <h5>
世界上最长寿的人都有哪些爱好？</h5>
      <text:h text:style-name="P12" text:outline-level="3">
<text:span text:style-name="T4">
活到老，好奇到老</text:span>
</text:h>
      <text:p text:style-name="P4">
在已故先生的鼓励下，冯·格斯多夫不仅克服小儿麻痹带来的身体上的不便，还正式注册上了大学，先主修化学，然后又转到法学。直到退休，她一直在一家银行从事法律工作。冯·格斯多夫非常关心天下大事，最后不能亲自读书看报了，她就请别人为她阅读报纸。</text:p>
      <ul>
        <li>
          <draw:frame draw:style-name="fr1" draw:name="Image43" text:anchor-type="as-char" svg:width="6.9236in" svg:height="3.896998in" draw:z-index="0">
            <draw:image xlink:href="../Images/dwzh/2023-05-14T-2-48-00Z/19115086_303.jpg" xlink:type="simple" xlink:show="embed" xlink:actuate="onLoad" draw:mime-type="image/jpeg"/>
          </draw:frame>
        </li>
      </ul>
      <h5>
世界上最长寿的人都有哪些爱好？</h5>
      <text:h text:style-name="P12" text:outline-level="3">
<text:span text:style-name="T4">
他是一名大屠杀幸存者</text:span>
</text:h>
      <text:p text:style-name="P4">
2017年8月11日，当年全世界最长寿者克里斯塔尔（IsraelKristal）以113岁的高龄与世长辞。很难想象，这名长者是一名纳粹大屠杀的幸存者。1903年9月15日，犹太人克里斯塔尔生于波兰，1944年被纳粹驱赶进奥斯威辛集中营，他在那里失去了前妻和两个孩子。1950年定居以色列。2016年，吉尼斯世界纪录授予他“世界最长者”称号。</text:p>
      <ul>
        <li>
          <draw:frame draw:style-name="fr1" draw:name="Image44" text:anchor-type="as-char" svg:width="6.9236in" svg:height="3.896998in" draw:z-index="0">
            <draw:image xlink:href="../Images/dwzh/2023-05-14T-2-48-00Z/36012428_303.jpg" xlink:type="simple" xlink:show="embed" xlink:actuate="onLoad" draw:mime-type="image/jpeg"/>
          </draw:frame>
        </li>
      </ul>
      <h5>
世界上最长寿的人都有哪些爱好？</h5>
      <text:h text:style-name="P12" text:outline-level="3">
<text:span text:style-name="T4">
113岁的成人礼</text:span>
</text:h>
      <text:p text:style-name="P4">
在克里斯塔尔113岁的寿辰之日，他的家人为他庆祝了“成人礼”（BarMitzwa）。信仰犹太教的男孩，在13岁时，家人都会举办这一礼仪，庆祝少年走向成年的成熟。图上看到的是在耶路撒冷哭墙前，以色列家庭在庆祝成人礼。</text:p>
      <ul>
        <li>
          <draw:frame draw:style-name="fr1" draw:name="Image45" text:anchor-type="as-char" svg:width="6.9236in" svg:height="3.896998in" draw:z-index="0">
            <draw:image xlink:href="../Images/dwzh/2023-05-14T-2-48-00Z/36662001_303.jpg" xlink:type="simple" xlink:show="embed" xlink:actuate="onLoad" draw:mime-type="image/jpeg"/>
          </draw:frame>
        </li>
      </ul>
      <h5>
世界上最长寿的人都有哪些爱好？</h5>
      <text:h text:style-name="P12" text:outline-level="3">
<text:span text:style-name="T4">
甜食是他一生的召唤</text:span>
</text:h>
      <text:p text:style-name="P4">
克里斯塔尔乐观自信，是一名出色的甜点蛋糕师。被迫搬进波兰罗兹市的犹太人居住区后，他再次开了一家甜食店，除了当地犹太人，德国人也来他的店里购买甜食，正因如此，克里斯塔尔得到某种保护，也能得到做甜食用的食材。在以色列海法市定居后，克里斯塔尔重操旧业，又干起了老本行。</text:p>
      <ul>
        <li>
          <draw:frame draw:style-name="fr1" draw:name="Image46" text:anchor-type="as-char" svg:width="6.9236in" svg:height="3.896998in" draw:z-index="0">
            <draw:image xlink:href="../Images/dwzh/2023-05-14T-2-48-00Z/43326003_303.jpg" xlink:type="simple" xlink:show="embed" xlink:actuate="onLoad" draw:mime-type="image/jpeg"/>
          </draw:frame>
        </li>
      </ul>
      <h5>
世界上最长寿的人都有哪些爱好？</h5>
      <text:h text:style-name="P12" text:outline-level="3">
<text:span text:style-name="T4">
目前最长寿的男人在日本北海道</text:span>
</text:h>
      <text:p text:style-name="P4">
2018年4月10日，吉尼斯世界纪录宣布，现年112岁259天、来自日本的野中正造（Masazo Nonaka）成为“在世最年长的男性”。野中生活在北海道，出生于1905年7月25日。</text:p>
      <ul>
        <li>
          <draw:frame draw:style-name="fr1" draw:name="Image47" text:anchor-type="as-char" svg:width="6.9236in" svg:height="3.896998in" draw:z-index="0">
            <draw:image xlink:href="../Images/dwzh/2023-05-14T-2-48-00Z/42550746_303.jpg" xlink:type="simple" xlink:show="embed" xlink:actuate="onLoad" draw:mime-type="image/jpeg"/>
          </draw:frame>
        </li>
      </ul>
      <h5>
世界上最长寿的人都有哪些爱好？</h5>
      <text:h text:style-name="P12" text:outline-level="3">
<text:span text:style-name="T4">
奶油蛋糕是最爱</text:span>
</text:h>
      <text:p text:style-name="P4">
问到长寿的秘诀时，野中说，他最爱吃奶油蛋糕。对其它甜食，他也是来者不拒。吉尼斯为他颁发世界最长男性证书时，也同时带来了一盒大蛋糕。</text:p>
      <ul>
        <li>
          <draw:frame draw:style-name="fr1" draw:name="Image48" text:anchor-type="as-char" svg:width="6.9236in" svg:height="3.896998in" draw:z-index="0">
            <draw:image xlink:href="../Images/dwzh/2023-05-14T-2-48-00Z/43342095_303.jpg" xlink:type="simple" xlink:show="embed" xlink:actuate="onLoad" draw:mime-type="image/jpeg"/>
          </draw:frame>
        </li>
      </ul>
      <h5>
世界上最长寿的人都有哪些爱好？</h5>
      <text:h text:style-name="P12" text:outline-level="3">
<text:span text:style-name="T4">
另一个爱好是泡温泉</text:span>
</text:h>
      <text:p text:style-name="P4">
野中另一个爱好是泡温泉。他曾经营一个家庭温泉酒店，现在同家人居住在这个有着100多年历史的温泉酒店里。更早的时候，野中是农民和伐木人，不折不扣的体力劳动者。</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联邦人口研究所的学者格里戈里耶夫（PavelGrigoriev）指出，在如今的医疗条件下，大多数心血管疾病原本是可以预防的，例如通过提高人们健康饮食和增加运动的意识，以及增加早期检查等预防行措施。德国在这一方面明显"落后"于其他国家，应该引起忧虑和警惕。研究者推测，原因是预防方面的不足，此外诊断不够及时也影响到治疗和愈后的效果。</text:p>
      <text:p text:style-name="P4">
格里戈里耶夫表示，尽管德国是一个经济发达的国家，社会对医疗卫生的高投入让绝大部分居民也可享受较为完善的医疗服务，但在西欧国家里国民预期寿命却排名倒数，形成意外反差。他表示，这是一个警讯，提醒人们要考虑到医疗卫生系统可持续性。</text:p>
      <text:p text:style-name="P4">
（德新社、天主教新闻社）</text:p>
      <text:p text:style-name="P4">
Source: <text:a xlink:type="simple" xlink:href="https://www.dw.com/zh/德国人预期寿命低于多数西欧国家/a-65599686" text:style-name="Internet_20_link" text:visited-style-name="Visited_20_Internet_20_Link">
https://www.dw.com/zh/德国人预期寿命低于多数西欧国家/a-65599686?maca=chi-rss-chi-all-1127-rdf</text:a>
</text:p>
      <!--NEWS-->
      <text:h text:style-name="P10" text:outline-level="1">
<text:span text:style-name="T4">
中朝威胁下，日韩如何深化关系？</text:span>
</text:h>
      <text:p text:style-name="P4">
Author: None (Language: zh)</text:p>
      <text:p text:style-name="P4">
Publisher: None</text:p>
      <text:p text:style-name="P4">
Time: 2023-05-14T-4:48:00Z</text:p>
      <text:p text:style-name="P4">
Description: 由于共同担心来自朝鲜和中国的威胁，韩国和日本的领导人正试图通过频繁访问加强双边关系。然而，专家认为，来自韩国国内的批评可能会对此发展构成阻力。</text:p>
      <text:p text:style-name="P4">
Videos: []</text:p>
      <text:p text:style-name="P4">
Images: ["<text:a xlink:type="simple" xlink:href="https://static.dw.com/image/65545260_303.jpg" text:style-name="Internet_20_link" text:visited-style-name="Visited_20_Internet_20_Link">
65545260_303.jpg</text:a>
", "<text:a xlink:type="simple" xlink:href="https://static.dw.com/image/49878711_401.jpg" text:style-name="Internet_20_link" text:visited-style-name="Visited_20_Internet_20_Link">
49878711_401.jpg</text:a>
", "<text:a xlink:type="simple" xlink:href="https://static.dw.com/image/64590065_303.jpg" text:style-name="Internet_20_link" text:visited-style-name="Visited_20_Internet_20_Link">
64590065_303.jpg</text:a>
", "<text:a xlink:type="simple" xlink:href="https://static.dw.com/image/64589922_303.jpg" text:style-name="Internet_20_link" text:visited-style-name="Visited_20_Internet_20_Link">
64589922_303.jpg</text:a>
", "<text:a xlink:type="simple" xlink:href="https://static.dw.com/image/63385957_303.jpg" text:style-name="Internet_20_link" text:visited-style-name="Visited_20_Internet_20_Link">
63385957_303.jpg</text:a>
", "<text:a xlink:type="simple" xlink:href="https://static.dw.com/image/40010197_303.jpg" text:style-name="Internet_20_link" text:visited-style-name="Visited_20_Internet_20_Link">
40010197_303.jpg</text:a>
", "<text:a xlink:type="simple" xlink:href="https://static.dw.com/image/64584719_303.jpg" text:style-name="Internet_20_link" text:visited-style-name="Visited_20_Internet_20_Link">
64584719_303.jpg</text:a>
", "<text:a xlink:type="simple" xlink:href="https://static.dw.com/image/63008271_303.jpg" text:style-name="Internet_20_link" text:visited-style-name="Visited_20_Internet_20_Link">
63008271_303.jpg</text:a>
"]</text:p>
      <text:p text:style-name="P4">
Subject: 时政风云</text:p>
      <text:p text:style-name="P4">
Subjects: []</text:p>
      <text:p text:style-name="P4">
Keywords: ['朝鲜', '金正恩']</text:p>
      <text:p text:style-name="P4">
ID: 65574836</text:p>
      <!--METADATA-->
      <text:p text:style-name="P4">
<text:a xlink:type="simple" xlink:href="https://www.dw.com/zh/overlay/image/article/65574836/65545260" text:style-name="Internet_20_link" text:visited-style-name="Visited_20_Internet_20_Link">
 <draw:frame draw:style-name="fr1" draw:name="Image49" text:anchor-type="as-char" svg:width="6.9236in" svg:height="3.896998in" draw:z-index="0">
<draw:image xlink:href="../Images/dwzh/2023-05-14T-4-48-00Z/65545260_303.jpg" xlink:type="simple" xlink:show="embed" xlink:actuate="onLoad" draw:mime-type="image/jpeg"/>
</draw:frame>
</text:a>
</text:p>
      <text:p text:style-name="P4">
日本首相岸田文雄5月7日回访首尔，与韩国总统尹锡悦举行首脑会谈</text:p>
      <text:p text:style-name="P4">
（德国之声中文网） <text:a xlink:type="simple" xlink:href="https://www.dw.com/zh/zh/日韩举行首脑会谈深化双边关系/a-65542032" text:style-name="Internet_20_link" text:visited-style-name="Visited_20_Internet_20_Link">
 </text:a>
。在对朝鲜的挑衅性军事活动和中国影响力的上升日益担忧的情况下，两位领导人试图进一步加强日韩双边关系。</text:p>
      <text:p text:style-name="P4">
在峰会期间，尹锡悦说，深化日韩双边关系的努力不应受到尚未解决的历史争端的阻碍。作为五年多来第一位访问首尔的日本领导人，岸田文雄则表示，自尹锡悦3月访问东京以来，这两个亚洲国家的关系一直在"充满活力地"向前发展。</text:p>
      <text:p text:style-name="P4">
两位领导人都承诺将促进合作与协调，并敦促双方官员制定具体步骤，以改善彼此的安全和经济合作。这次会晤距七国集团首脑会议在日本广岛举行的时间不到两周。岸田文雄已邀请尹锡悦参加这次首脑会议。两位领导人预计将在七国集团会议期间与美国总统拜登举行三边会议。</text:p>
      <text:p text:style-name="P4">
一些分析人士说，岸田文雄的首尔之行反映出日本和韩国希望调和双边问题并维持和睦关系。尹锡悦3月份访问东京，被广泛认为是一个外交突破口。位于芝加哥的智库EconVue的非常驻研究员休斯（EleanorHughes）说："这方面，加上岸田文雄决定邀请尹锡悦出席广岛的G7峰会，为两国通过深化安全和经济关系取得政策成功打开了大门。"</text:p>
      <text:p text:style-name="P4">
<text:span text:style-name="T4">
对地区安全的共同担忧</text:span>
</text:p>
      <text:p text:style-name="P4">
在周日的会晤中，岸田文雄和尹锡悦承认，由于对朝鲜反复进行导弹试验和推进核武器的担忧，日本和韩国联手应对该地区不断上升的安全威胁十分重要。虽然两位领导人没有直接提到中国，但一些专家认为北京在该地区不断扩张的侵略性也是东京和首尔深化双边关系的一个重要因素。</text:p>
      <text:p text:style-name="P4">
"日本明白，该地区更广泛的挑战是中国的崛起，以及这将如何对经济、外交和安全产生破坏性的力量。"日本国际基督教大学政治和国际研究系教授纳吉（StephenNagy）说，"东京当然希望与韩国合作，确保该地区保持稳定和繁荣。"</text:p>
      <text:p text:style-name="P4">
虽然日本一直在加大努力应对中国崛起带来的挑战，但韩国采取了更加强硬的言辞来描述中国在该地区的侵略性扩张的影响。在上个月接受路透社的采访时，尹锡悦说，台湾周边紧张局势的加剧是由于试图用武力改变现状造成的，他对此企图表示反对。</text:p>
      <text:p text:style-name="P4">
尹锡悦的言论遭到了北京的强烈抗议，中国外交部副部长孙卫东将韩国总统的言论定性为 "错误的"和"完全不可接受的"。</text:p>
      <text:p text:style-name="P4">
纳吉教授告诉德国之声，尹锡悦政府在大多数沟通中都明确表示，他们认为中国目前的发展方向对该地区和韩国来说未必是积极的。"因此，首尔需要与日本和美国以及其他志同道合的国家合作，使韩国更好地应对与中国崛起相关的未来挑战。"他解释说。</text:p>
      <text:p text:style-name="P4">
虽然有人担心，由于中国对韩国的经济影响较大，韩国在中国问题上仍然相对弱势，但一些专家认为，由于中国和朝鲜似乎不太可能很快改变其在该地区的作为，因此首尔和东京之间的关系将继续深化。</text:p>
      <text:p text:style-name="P4">
韩国外国语大学的东亚事务专家阿特金森（JoelAtkinson）说："中国和朝鲜的所作所为是推动韩国和日本走到一起的关键因素。"他还认为，由于北京和平壤"顽固地坚持自己的路线"，首尔和东京之间的关系将继续升温。</text:p>
      <text:p text:style-name="P4">
<text:span text:style-name="T4">
来自韩国国内政治的阻力</text:span>
</text:p>
      <text:p text:style-name="P4">
虽然专家们普遍认为两位领导人的第二次峰会显示将进一步加强日韩双边关系，但一些人对这一关系的长期前景表示怀疑，担心尹锡悦缺乏公众支持将对他上任以来取得的这一进展造成阻碍。</text:p>
      <text:p text:style-name="P4">
作为东亚事务专家，韩国外国语大学阿特金森说："尹锡悦很容易被反对党描绘成亲日派，（而且）如果被贴上这个标签，（这将是）韩国政治中的一个名誉死刑。"</text:p>
      <text:p text:style-name="P4">
<draw:frame draw:style-name="fr1" draw:name="Image50" text:anchor-type="as-char" svg:width="6.9236in" svg:height="3.896998in" draw:z-index="0">
<draw:image xlink:href="../Images/dwzh/2023-05-14T-4-48-00Z/49878711_401.jpg" xlink:type="simple" xlink:show="embed" xlink:actuate="onLoad" draw:mime-type="image/jpeg"/>
</draw:frame>
</text:p>
      <text:p text:style-name="P4">
2019年8月，大量韩国民众在日本驻韩大使馆门前举行抗议示威，要求日本官方正式向二战时期日本强征韩籍劳工进行道歉。</text:p>
      <text:p text:style-name="P4">
据他说，这次访问可能会给尹锡悦的批评者更多的口实，也可能让他向韩国选民展示两国正在以有利于韩国的方式发展。阿特金森告诉德国之声："从长远来看，这次峰会是否会加强两国关系，取决于韩国公众的反应。"</text:p>
      <text:p text:style-name="P4">
另一方面，日本对推进与韩国的关系仍持谨慎态度。尹锡悦的前任文在寅执政的2018年，韩国法院判决两家日本公司就二战期间发生的强迫劳动对其部分前韩国雇员进行赔偿，造成两国之间的纷争。</text:p>
      <text:p text:style-name="P4">
"（东京）希望尹锡悦政府获得成功，但他们担心他可能不会获得连任。"日本国际基督教大学的纳吉说，"因此，日本在如何深化与韩国的关系方面非常谨慎，他们试图尽可能多地巩固稳定因素。"</text:p>
      <text:p text:style-name="P4">
由于东京在1945年之前对朝鲜半岛进行了35年的殖民占领，日本和韩国的关系长期以来存在纷争。日本军国政府犯下的暴行，包括性奴役和强迫劳动，让和解变得十分困难。虽然尹锡悦试图在共同关注朝鲜和中国造成的安全挑战的基础上与日本建立更紧密的关系，但他因向东京做出让步而面临持续的批评。</text:p>
      <text:p text:style-name="P4">
韩国共同民主党领导人李在明说："韩国和日本关系正常化是必要的，我赞成这样做，但不能以我们的国家利益、民族尊严、历史和正义为代价。"他在2022年的总统选举中以微弱劣势输给了尹锡悦。</text:p>
      <text:p text:style-name="P4">
<text:span text:style-name="T4">
美国是日韩两国的</text:span>
 <text:span text:style-name="T4">
"</text:span>
 <text:span text:style-name="T4">
粘合剂</text:span>
 <text:span text:style-name="T4">
"</text:span>
</text:p>
      <text:p text:style-name="P4">
虽然东京和首尔在推进双边关系方面面临一些挑战，但专家表示，美国在帮助两国推进双边关系方面发挥着重要作用。阿特金森教授说："白宫的做法是进行言语鼓励，并以和美国总统的近距离关系所带来的声望激励进展。"</text:p>
      <text:p text:style-name="P4">
阿特金森告诉德国之声，美国能够提供的最有价值的支持是军事威慑，因为朝鲜和中国都不愿意与美国开战。他说："韩国和日本的合作表明他们更愿意在危机中相互支持，而美国通过同意承担更多风险来对首尔予以奖励。"</text:p>
      <ul>
        <li>
          <draw:frame draw:style-name="fr1" draw:name="Image51" text:anchor-type="as-char" svg:width="6.9236in" svg:height="3.896998in" draw:z-index="0">
            <draw:image xlink:href="../Images/dwzh/2023-05-14T-4-48-00Z/64590065_303.jpg" xlink:type="simple" xlink:show="embed" xlink:actuate="onLoad" draw:mime-type="image/jpeg"/>
          </draw:frame>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draw:frame draw:style-name="fr1" draw:name="Image52" text:anchor-type="as-char" svg:width="6.9236in" svg:height="3.896998in" draw:z-index="0">
            <draw:image xlink:href="../Images/dwzh/2023-05-14T-4-48-00Z/64589922_303.jpg" xlink:type="simple" xlink:show="embed" xlink:actuate="onLoad" draw:mime-type="image/jpeg"/>
          </draw:frame>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draw:frame draw:style-name="fr1" draw:name="Image53" text:anchor-type="as-char" svg:width="6.9236in" svg:height="3.896998in" draw:z-index="0">
            <draw:image xlink:href="../Images/dwzh/2023-05-14T-4-48-00Z/63385957_303.jpg" xlink:type="simple" xlink:show="embed" xlink:actuate="onLoad" draw:mime-type="image/jpeg"/>
          </draw:frame>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draw:frame draw:style-name="fr1" draw:name="Image54" text:anchor-type="as-char" svg:width="6.9236in" svg:height="3.896998in" draw:z-index="0">
            <draw:image xlink:href="../Images/dwzh/2023-05-14T-4-48-00Z/40010197_303.jpg" xlink:type="simple" xlink:show="embed" xlink:actuate="onLoad" draw:mime-type="image/jpeg"/>
          </draw:frame>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draw:frame draw:style-name="fr1" draw:name="Image55" text:anchor-type="as-char" svg:width="6.9236in" svg:height="3.896998in" draw:z-index="0">
            <draw:image xlink:href="../Images/dwzh/2023-05-14T-4-48-00Z/64584719_303.jpg" xlink:type="simple" xlink:show="embed" xlink:actuate="onLoad" draw:mime-type="image/jpeg"/>
          </draw:frame>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draw:frame draw:style-name="fr1" draw:name="Image56" text:anchor-type="as-char" svg:width="6.9236in" svg:height="3.896998in" draw:z-index="0">
            <draw:image xlink:href="../Images/dwzh/2023-05-14T-4-48-00Z/63008271_303.jpg" xlink:type="simple" xlink:show="embed" xlink:actuate="onLoad" draw:mime-type="image/jpeg"/>
          </draw:frame>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日本国际基督教大学的纳吉教授补充说，除了美国，其他志同道合的民主国家也认为韩国和日本之间的关系需要超越历史争端，应该尝试进行更多的合作。他说："美国是保持两国对话的粘合剂，但其他许多国家的政府也正在努力鼓励两国合作。"</text:p>
      <text:p text:style-name="P4">
由于对维护印太地区基于规则的秩序有着相似的愿景，纳吉认为韩国和日本可以与其他志同道合的国家合作，塑造更广泛的印太地区的政治经济。这些努力可以通过四到五个国家之间的"小型双边合作"或像印太经济框架这样的多边合作来实施。</text:p>
      <text:p text:style-name="P4">
"与其说中国是该地区经济的中心，我们可以看到更多的区域合作正在成为东南亚和南亚经济的中心。"他告诉德国之声，并补充说，当中国失去不对称的经济优势时，韩国和日本等国家将更有能力平衡中国在印太地区的规模和军事带来的挑战。</text:p>
      <text:p text:style-name="P4">
Source: <text:a xlink:type="simple" xlink:href="https://www.dw.com/zh/中朝威胁下，日韩如何深化关系？/a-65574836" text:style-name="Internet_20_link" text:visited-style-name="Visited_20_Internet_20_Link">
https://www.dw.com/zh/中朝威胁下，日韩如何深化关系？/a-65574836?maca=chi-rss-chi-all-1127-rdf</text:a>
</text:p>
      <!--NEWS-->
      <text:h text:style-name="P10" text:outline-level="1">
<text:span text:style-name="T4">
中国对欧投资规模减小 “绿地投资”占比激增</text:span>
</text:h>
      <text:p text:style-name="P4">
Author: None (Language: zh)</text:p>
      <text:p text:style-name="P4">
Publisher: None</text:p>
      <text:p text:style-name="P4">
Time: 2023-05-14T-7:47:00Z</text:p>
      <text:p text:style-name="P4">
Description: 同2021年相比，中国去年在欧投资减少了22%。但与此同时，中国企业在欧洲电池行业的投资却在急剧增高。</text:p>
      <text:p text:style-name="P4">
Videos: []</text:p>
      <text:p text:style-name="P4">
Images: ["<text:a xlink:type="simple" xlink:href="https://static.dw.com/image/62128785_303.jpg" text:style-name="Internet_20_link" text:visited-style-name="Visited_20_Internet_20_Link">
62128785_303.jpg</text:a>
", "<text:a xlink:type="simple" xlink:href="https://static.dw.com/image/62539416_401.jpg" text:style-name="Internet_20_link" text:visited-style-name="Visited_20_Internet_20_Link">
62539416_401.jpg</text:a>
"]</text:p>
      <text:p text:style-name="P4">
Subject: 经济纵横</text:p>
      <text:p text:style-name="P4">
Subjects: ['德中关系', '岛屿主权争端', '专题报道：全景观看“习马会”', '能源转型', '中国', '中共十九大']</text:p>
      <text:p text:style-name="P4">
Keywords: ['中国', '海外投资', '电池', '汽车工业', '绿色能源', '敏感行业']</text:p>
      <text:p text:style-name="P4">
ID: 65593312</text:p>
      <!--METADATA-->
      <text:p text:style-name="P4">
<text:a xlink:type="simple" xlink:href="https://www.dw.com/zh/overlay/image/article/65593312/62128785" text:style-name="Internet_20_link" text:visited-style-name="Visited_20_Internet_20_Link">
 <draw:frame draw:style-name="fr1" draw:name="Image57" text:anchor-type="as-char" svg:width="6.9236in" svg:height="3.896998in" draw:z-index="0">
<draw:image xlink:href="../Images/dwzh/2023-05-14T-7-47-00Z/62128785_303.jpg" xlink:type="simple" xlink:show="embed" xlink:actuate="onLoad" draw:mime-type="image/jpeg"/>
</draw:frame>
</text:a>
</text:p>
      <text:p text:style-name="P4">
宁德时代在德国图林根投资兴建电池工厂</text:p>
      <text:p text:style-name="P4">
（德国之声中文网）中国对欧投资去年再度明显下滑。柏林墨卡托中国研究中心周二发布的最新报告指出，中国对欧投资主要集中在汽车及消费品领域。而投资项目则主要集中在德国、英国、法国和匈牙利。</text:p>
      <text:p text:style-name="P4">
2022年，中国在欧投资总额为79亿欧元，同2013年的水平相当，但同2021年相比则减少了22%，投资总额的四分之三集中在汽车及消费品领域。</text:p>
      <text:h text:style-name="P12" text:outline-level="3">
<text:span text:style-name="T4">
大型投资项目集中在电池领域</text:span>
</text:h>
      <text:p text:style-name="P4">
大型投资项目主要集中在用于电动车辆的电池生产。 <text:a xlink:type="simple" xlink:href="https://www.dw.com/zh/zh/电池的副作用宁德时代在德投资受审视/a-65549438" text:style-name="Internet_20_link" text:visited-style-name="Visited_20_Internet_20_Link">
</text:a>
 。</text:p>
      <text:p text:style-name="P4">
绿地投资大幅增加的背后，是少数几个几乎都同汽车工业有关的大项目。宁德时代、远景动力以及蜂巢能源等中国电池企业分别在德国、英国、法国以及匈牙利投资建厂，而上述四国在中国对欧投资总额中的占比也高达88%。这也是2008年以来，中国对欧投资中，绿地投资首次超越企业并购。而企业并购金额则下降至34亿欧元，这也是2011年以来并购金额最低的一年。</text:p>
      <text:p text:style-name="P4">
<draw:frame draw:style-name="fr1" draw:name="Image58" text:anchor-type="as-char" svg:width="6.9236in" svg:height="3.896998in" draw:z-index="0">
<draw:image xlink:href="../Images/dwzh/2023-05-14T-7-47-00Z/62539416_401.jpg" xlink:type="simple" xlink:show="embed" xlink:actuate="onLoad" draw:mime-type="image/jpeg"/>
</draw:frame>
</text:p>
      <text:p text:style-name="P4">
为了减少对中国的依赖，大众汽车的电池工厂于2022年建成投产。</text:p>
      <text:p text:style-name="P4">
墨卡托中国研究中心首席经济师麦克斯·曾格莱恩（Max Zenglein）表示："投资模式的变化明显显示出，中国在电动车领域的竞争力已经越来越强。 <text:a xlink:type="simple" xlink:href="https://www.dw.com/zh/zh/中资收购德国芯片厂计划可能泡汤/a-63677240" text:style-name="Internet_20_link" text:visited-style-name="Visited_20_Internet_20_Link">
</text:a>
 。" 荣鼎咨询( <text:span text:style-name="T5">
RhodiumGroup</text:span>
 ) 的克拉茨（ Agatha Kratz）也表示："中国正在欧洲电动车价值链条中投入庞大的资金，已经成为欧洲能源转型的重要参与者。"</text:p>
      <text:p text:style-name="P4">
同其前任相比，现任德国经济部长哈贝克在对华经贸合作方面采取了更具限制性的方针。</text:p>
      <text:p text:style-name="P4">
（德新社，路透社）</text:p>
      <text:p text:style-name="P4">
Source: <text:a xlink:type="simple" xlink:href="https://www.dw.com/zh/中国对欧投资规模减小-绿地投资-占比激增/a-65593312" text:style-name="Internet_20_link" text:visited-style-name="Visited_20_Internet_20_Link">
https://www.dw.com/zh/中国对欧投资规模减小-绿地投资-占比激增/a-65593312?maca=chi-rss-chi-all-1127-rdf</text:a>
</text:p>
      <!--NEWS-->
      <text:h text:style-name="P10" text:outline-level="1">
<text:span text:style-name="T4">
伊朗政府下令禁用西方app 民众无奈改用国产软体</text:span>
</text:h>
      <text:p text:style-name="P4">
Publisher: 法新社</text:p>
      <text:p text:style-name="P4">
Published Time: 2023-05-14T0:32:10+00:00</text:p>
      <text:p text:style-name="P4">
Modified Time: 2023-05-14T09:20:02+00:00</text:p>
      <text:p text:style-name="P4">
Description: （法新社德黑兰13日电） 伊朗先前出现持续好几个月的抗议活动，当局以安全为由加强限制使用网路，并下令禁用西方国家火红的app，民众只好改用政府核可的app取代。</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5-14T0-32-10-00-00/000000.png" xlink:type="simple" xlink:show="embed" xlink:actuate="onLoad" draw:mime-type="image/png"/>
</draw:frame>
</text:p>
      <text:p text:style-name="P4">
伊朗人习惯使用虚拟私人网路（virtual private network,VPN）来规避政府针对上网的限制，并藉此使用被禁用的网站或美国的脸书（Facebook）、推特（Twitter）、YouTube等应用程式（app）。</text:p>
      <text:p text:style-name="P4">
22岁库德族女子艾米尼（MahsaAmini）因为违反伊朗对女性的严格服装规定被捕，而在去年9月丧命后，引发在全国遍地开花的抗议，当局甚至曾实施全面性的断网措施。</text:p>
      <text:p text:style-name="P4">
在网路恢复运作后，连精通相关技术的人，都不得不使用伊朗当局核准的app，例如以Neshan导航，或用Snapp!叫计程车。</text:p>
      <text:p text:style-name="P4">
伊朗政府表示，有8900万人注册使用包括Bale、Ita、Rubika、Soroush在内的伊朗通讯软体，但并非所有人都乐于转换使用这些软体。</text:p>
      <text:p text:style-name="P4">
住在首都德黑兰的罗哈尼（Mansour Roghani）说：「我关注的主题、和我有联系的朋友，都不在那些伊朗的平台上。」</text:p>
      <text:p text:style-name="P4">
这位前市政府雇员说：「如果用VPN可以的话，那我会用Telegram和WhatsApp。」并补充道，他并未安装伊朗的app来取代原本那些他惯用的app。</text:p>
      <text:p text:style-name="P4">
Source: <text:a xlink:type="simple" xlink:href="https://www.rfi.fr/cn/%E5%9B%BD%E9%99%85%E6%8A%A5%E9%81%93/20230514-%E4%BC%8A%E6%9C%97%E6%94%BF%E5%BA%9C%E4%B8%8B%E4%BB%A4%E7%A6%81%E7%94%A8%E8%A5%BF%E6%96%B9app-%E6%B0%91%E4%BC%97%E6%97%A0%E5%A5%88%E6%94%B9%E7%94%A8%E5%9B%BD%E4%BA%A7%E8%BD%AF%E4%BD%93" text:style-name="Internet_20_link" text:visited-style-name="Visited_20_Internet_20_Link">
https://www.rfi.fr/cn/%E5%9B%BD%E9%99%85%E6%8A%A5%E9%81%93/20230514-%E4%BC%8A%E6%9C%97%E6%94%BF%E5%BA%9C%E4%B8%8B%E4%BB%A4%E7%A6%81%E7%94%A8%E8%A5%BF%E6%96%B9app-%E6%B0%91%E4%BC%97%E6%97%A0%E5%A5%88%E6%94%B9%E7%94%A8%E5%9B%BD%E4%BA%A7%E8%BD%AF%E4%BD%93</text:a>
</text:p>
      <!--NEWS-->
      <text:h text:style-name="P10" text:outline-level="1">
<text:span text:style-name="T4">
索马利亚豪雨成灾 暴洪酿20万人无家可归</text:span>
</text:h>
      <text:p text:style-name="P4">
Publisher: 法新社</text:p>
      <text:p text:style-name="P4">
Published Time: 2023-05-14T03:02:10+00:00</text:p>
      <text:p text:style-name="P4">
Modified Time: 2023-05-14T02:35:02+00:00</text:p>
      <text:p text:style-name="P4">
Description: （法新社索马利亚贝兰德文13日电） 索马利亚官员今天告诉法新社，中部地区发生暴洪造成约20万人无家可归，谢贝利河（Shabelle）溃堤淹没了道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5-14T03-02-10-00-00/000000.png" xlink:type="simple" xlink:show="embed" xlink:actuate="onLoad" draw:mime-type="image/png"/>
</draw:frame>
</text:p>
      <text:p text:style-name="P4">
豪雨袭击下，河川水位急剧上升，希兰地区（Hiran）城镇贝兰德文（Beledweyne）居民被迫逃离家园，他们头上顶着家当，涉水穿过被洪水淹没的街道以寻找避难之处。</text:p>
      <text:p text:style-name="P4">
希兰地区一名官员告诉法新社说：「谢贝利河暴涨使得贝兰德文镇目前约有20万人无家可归，这个数字随时可能增加。现在只是初步的数字。」</text:p>
      <text:p text:style-name="P4">
另一名官员则于昨天表示：「有3人在洪水中丧生。」</text:p>
      <text:p text:style-name="P4">
居民告诉法新社说，本周稍早，洪水从街道涌入家宅，他们连夜逃离家园。</text:p>
      <text:p text:style-name="P4">
东非和中非在雨季期间经常遭极端气候波及。</text:p>
      <text:p text:style-name="P4">
本月初，暴雨袭击卢安达引发多处地区洪水和土石流，造成135人丧生，9000多人无家可归。（译者：纪锦玲)</text:p>
      <text:p text:style-name="P4">
Source: <text:a xlink:type="simple" xlink:href="https://www.rfi.fr/cn/%E5%9B%BD%E9%99%85%E6%8A%A5%E9%81%93/20230514-%E7%B4%A2%E9%A9%AC%E5%88%A9%E4%BA%9A%E8%B1%AA%E9%9B%A8%E6%88%90%E7%81%BE-%E6%9A%B4%E6%B4%AA%E9%85%BF20%E4%B8%87%E4%BA%BA%E6%97%A0%E5%AE%B6%E5%8F%AF%E5%BD%92" text:style-name="Internet_20_link" text:visited-style-name="Visited_20_Internet_20_Link">
https://www.rfi.fr/cn/%E5%9B%BD%E9%99%85%E6%8A%A5%E9%81%93/20230514-%E7%B4%A2%E9%A9%AC%E5%88%A9%E4%BA%9A%E8%B1%AA%E9%9B%A8%E6%88%90%E7%81%BE-%E6%9A%B4%E6%B4%AA%E9%85%BF20%E4%B8%87%E4%BA%BA%E6%97%A0%E5%AE%B6%E5%8F%AF%E5%BD%92</text:a>
</text:p>
      <!--NEWS-->
      <text:h text:style-name="P10" text:outline-level="1">
<text:span text:style-name="T4">
NBA太阳季后赛无缘夺冠 总教练遭开除</text:span>
</text:h>
      <text:p text:style-name="P4">
Publisher: 法新社</text:p>
      <text:p text:style-name="P4">
Published Time: 2023-05-14T05:02:08+00:00</text:p>
      <text:p text:style-name="P4">
Modified Time: 2023-05-14T04:35:01+00:00</text:p>
      <text:p text:style-name="P4">
Description: （法新社洛杉矶13日电） 美国职篮NBA凤凰城太阳季后赛次轮以2比4不敌丹佛金块，球团已决定开除带兵4年的总教练威廉斯（Mon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5-14T05-02-08-00-00/000000.png" xlink:type="simple" xlink:show="embed" xlink:actuate="onLoad" draw:mime-type="image/png"/>
</draw:frame>
</text:p>
      <text:p text:style-name="P4">
威廉斯曾在2020-2021年赛季带领太阳前进7战4胜制总冠军赛，在系列赛以2比0领先情况下，惨遭逆转，将金杯拱手让给密尔瓦基公鹿。</text:p>
      <text:p text:style-name="P4">
太阳队本季展现争冠决心，透过季中交易，找来杜兰特（Kevin Durant）助阵，与保罗（Chris Paul）、布克（DevinBooker）及艾顿（Deandre Ayton）合组「4巨头」，连3季闯进季后赛，却因主力接连受伤，次轮以2比4输给金块，连2季在次轮淘汰。</text:p>
      <text:p text:style-name="P4">
51岁的威廉斯2019年接下太阳队兵符以来，逐步打造太阳成为在西区具有竞争力的球队。</text:p>
      <text:p text:style-name="P4">
太阳上季以64胜18败成为联盟龙头，威廉斯获选为最佳年度教练，但太阳在季后赛次轮却难逃被逆转的命运，系列赛以3比2领先达拉斯独行侠、率先听牌，之后却连输2场，错失晋级机会。</text:p>
      <text:p text:style-name="P4">
威廉斯在4年任期中，一共率队拿下194胜115败。</text:p>
      <text:p text:style-name="P4">
Source: <text:a xlink:type="simple" xlink:href="https://www.rfi.fr/cn/%E8%BF%90%E5%8A%A8%E5%A4%A9%E5%9C%B0/20230514-nba%E5%A4%AA%E9%98%B3%E5%AD%A3%E5%90%8E%E8%B5%9B%E6%97%A0%E7%BC%98%E5%A4%BA%E5%86%A0-%E6%80%BB%E6%95%99%E7%BB%83%E9%81%AD%E5%BC%80%E9%99%A4" text:style-name="Internet_20_link" text:visited-style-name="Visited_20_Internet_20_Link">
https://www.rfi.fr/cn/%E8%BF%90%E5%8A%A8%E5%A4%A9%E5%9C%B0/20230514-nba%E5%A4%AA%E9%98%B3%E5%AD%A3%E5%90%8E%E8%B5%9B%E6%97%A0%E7%BC%98%E5%A4%BA%E5%86%A0-%E6%80%BB%E6%95%99%E7%BB%83%E9%81%AD%E5%BC%80%E9%99%A4</text:a>
</text:p>
      <!--NEWS-->
      <text:h text:style-name="P10" text:outline-level="1">
<text:span text:style-name="T4">
前高层控字节跳动无端解雇 称TikTok是中共宣传工具</text:span>
</text:h>
      <text:p text:style-name="P4">
Publisher: 法新社</text:p>
      <text:p text:style-name="P4">
Published Time: 2023-05-14T05:32:07+00:00</text:p>
      <text:p text:style-name="P4">
Modified Time: 2023-05-14T05:05:02+00:00</text:p>
      <text:p text:style-name="P4">
Description: （法新社旧金山13日电） 拥有TikTok的字节跳动前驻美主管在旧金山提出诉讼，告前东家不当解雇，并称TikTok是中共宣传工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5-14T05-32-07-00-00/000000.png" xlink:type="simple" xlink:show="embed" xlink:actuate="onLoad" draw:mime-type="image/png"/>
</draw:frame>
</text:p>
      <text:p text:style-name="P4">
在美国，禁用TikTok的政治压力愈来愈大。批评者认为，TikTok这个广受欢迎的短影音平台，允许北京当局秘密收集用户数据，并影响他们的意见。字节跳动（ByteDance）否认这样的说法。</text:p>
      <text:p text:style-name="P4">
在诉状中，余英涛（YintaoYu，音译）表示，他2017年被雇用后不久，就发现字节跳动「窃取」在Instagram、Snapchat等竞争对手网站上发布的影片，并把这些影片当作自家内容呈现。</text:p>
      <text:p text:style-name="P4">
余英涛曾是字节跳动美国工程部主管，他在诉状中主张自己曾通报公司管理阶层上述问题，但「侵犯智慧财产的行为依旧没有减少」。</text:p>
      <text:p text:style-name="P4">
他于2018年11月遭到开除。</text:p>
      <text:p text:style-name="P4">
余英涛昨天提交他最初于5月1日所提诉讼的修正版，指控字节跳动提供了「中共一个有用的宣传工具」。</text:p>
      <text:p text:style-name="P4">
他在诉状中表示，他发现字节跳动会凸显「仇日」的内容，但淡化支持香港民主抗争人士的发文。</text:p>
      <text:p text:style-name="P4">
余英涛指出，字节跳动美国公司内部有一组中国政府人员，「对公司所有数据握有最高存取权限，就连在美国储存的数据也是如此」。</text:p>
      <text:p text:style-name="P4">
余英涛的委任律师查尔斯．郑（Charles Jung，音译）今天告诉法新社说：「我的客户是字节跳动管理阶层中，敢站出来公开此事最高阶的人。」</text:p>
      <text:p text:style-name="P4">
他补充道：「我的客户关切的是保障美国用户数据，关切这款应用程式（App）的商业道德，也关切字节跳动员工的福祉。」</text:p>
      <text:p text:style-name="P4">
存取美国用户个资的议题，得到美国当局愈来愈大的关注。该公司回应时表示，他们只把美国用户的数据存在设于美国的伺服机内。</text:p>
      <text:p text:style-name="P4">
3月底在华府进行的听证会上，TikTok执行长周受资（Shou ZiChew）再次向美国议员保证，中国政府没有存取美国用户资料的权限。然而，部分议员对这个说法并不买单。</text:p>
      <text:p text:style-name="P4">
白宫不久前扬言，除非字节跳动将TikTok业务卖给美国公司，否则就要封锁这款App。</text:p>
      <text:p text:style-name="P4">
余英涛要求旧金山法院发布禁制令，强迫字节跳动停止从事诉状所列之行为，并支付他赔偿与利息，他也承诺将这笔钱中的「大部分」分享给美国当地的亚裔美国人人权保障团体。</text:p>
      <text:p text:style-name="P4">
字节跳动和TikTok今天都没有立即回覆法新社置评的要求。</text:p>
      <text:p text:style-name="P4">
Source: <text:a xlink:type="simple" xlink:href="https://www.rfi.fr/cn/%E8%B4%A2%E7%BB%8F%E5%BF%AB%E8%AE%AF/20230514-%E5%89%8D%E9%AB%98%E5%B1%82%E6%8E%A7%E5%AD%97%E8%8A%82%E8%B7%B3%E5%8A%A8%E6%97%A0%E7%AB%AF%E8%A7%A3%E9%9B%87-%E7%A7%B0tiktok%E6%98%AF%E4%B8%AD%E5%85%B1%E5%AE%A3%E4%BC%A0%E5%B7%A5%E5%85%B7" text:style-name="Internet_20_link" text:visited-style-name="Visited_20_Internet_20_Link">
https://www.rfi.fr/cn/%E8%B4%A2%E7%BB%8F%E5%BF%AB%E8%AE%AF/20230514-%E5%89%8D%E9%AB%98%E5%B1%82%E6%8E%A7%E5%AD%97%E8%8A%82%E8%B7%B3%E5%8A%A8%E6%97%A0%E7%AB%AF%E8%A7%A3%E9%9B%87-%E7%A7%B0tiktok%E6%98%AF%E4%B8%AD%E5%85%B1%E5%AE%A3%E4%BC%A0%E5%B7%A5%E5%85%B7</text:a>
</text:p>
      <!--NEWS-->
      <text:h text:style-name="P10" text:outline-level="1">
<text:span text:style-name="T4">
2023欧洲歌唱大赛 瑞典歌手罗琳二度夺冠</text:span>
</text:h>
      <text:p text:style-name="P4">
Publisher: 法新社</text:p>
      <text:p text:style-name="P4">
Published Time: 2023-05-14T05:32:08+00:00</text:p>
      <text:p text:style-name="P4">
Modified Time: 2023-05-14T05:05:03+00:00</text:p>
      <text:p text:style-name="P4">
Description: （法新社利物浦13日电） 瑞典歌手罗琳（Loreen）今晚在欧洲歌唱大赛（Eurovision）决赛击败25位竞争对手，夺下冠军宝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5-14T05-32-08-00-00/000000.png" xlink:type="simple" xlink:show="embed" xlink:actuate="onLoad" draw:mime-type="image/png"/>
</draw:frame>
</text:p>
      <text:p text:style-name="P4">
欧洲歌唱大赛是目前世界最大型的歌唱竞赛，乌克兰是去年大赛冠军，原本应该是今年主办国，但俄乌战争影响下，改由去年亚军英国主办。</text:p>
      <text:p text:style-name="P4">
法新社报导，夺魁的罗琳2012年就曾赢过欧洲歌唱大赛，今年再度拿下冠军，成为第1位两度在此登顶的女性，也是继爱尔兰歌手强尼罗根（JohnnyLogan）1980年代以来，史上第2位在这场音乐盛会两度夺魁的表演者。</text:p>
      <text:p text:style-name="P4">
罗琳今天胜出，让瑞典拿下第7座冠军，追平爱尔兰的最多冠纪录。瑞典在欧洲歌唱大赛拿下的第一冠，要回溯至49年前阿巴合唱团（ABBA）的「滑铁卢」（Waterloo）一曲。</text:p>
      <text:p text:style-name="P4">
今晚在利物浦（Liverpool）举行的盛会，经过观众票选和专业评审团的投票，罗琳流行舞曲Tattoo险胜芬兰歌手凯里耶（Kaarija）的Cha ChaCha。</text:p>
      <text:p text:style-name="P4">
今年代表乌克兰参赛的电音双人组Tvorchi演唱「钢铁之心」（Heart ofSteel），这是一首受到乌克兰军死守马立波（Mariupol）亚速钢铁厂（Azovstal）启发的歌曲。</text:p>
      <text:p text:style-name="P4">
本届欧洲歌唱大赛中，英国寻求把乌克兰放在优先且核心的地位。</text:p>
      <text:p text:style-name="P4">
利物浦市中心到处可见乌克兰黄蓝色国旗，而挤满比赛会场的6000名粉丝中，乌克兰人大有人在。</text:p>
      <text:p text:style-name="P4">
据估计，全世界有超过1.6亿人收看欧洲歌唱大赛的电视转播。（译者：纪锦玲）</text:p>
      <text:p text:style-name="P4">
Source: <text:a xlink:type="simple" xlink:href="https://www.rfi.fr/cn/%E5%9B%BD%E9%99%85%E6%8A%A5%E9%81%93/20230514-2023%E6%AC%A7%E6%B4%B2%E6%AD%8C%E5%94%B1%E5%A4%A7%E8%B5%9B-%E7%91%9E%E5%85%B8%E6%AD%8C%E6%89%8B%E7%BD%97%E7%90%B3%E4%BA%8C%E5%BA%A6%E5%A4%BA%E5%86%A0" text:style-name="Internet_20_link" text:visited-style-name="Visited_20_Internet_20_Link">
https://www.rfi.fr/cn/%E5%9B%BD%E9%99%85%E6%8A%A5%E9%81%93/20230514-2023%E6%AC%A7%E6%B4%B2%E6%AD%8C%E5%94%B1%E5%A4%A7%E8%B5%9B-%E7%91%9E%E5%85%B8%E6%AD%8C%E6%89%8B%E7%BD%97%E7%90%B3%E4%BA%8C%E5%BA%A6%E5%A4%BA%E5%86%A0</text:a>
</text:p>
      <!--NEWS-->
      <text:h text:style-name="P10" text:outline-level="1">
<text:span text:style-name="T4">
克里米亚刚果出血热 伊拉克通报13死近百人感染</text:span>
</text:h>
      <text:p text:style-name="P4">
Publisher: 法新社</text:p>
      <text:p text:style-name="P4">
Published Time: 2023-05-14T06:32:08+00:00</text:p>
      <text:p text:style-name="P4">
Modified Time: 2023-05-14T06:20:03+00:00</text:p>
      <text:p text:style-name="P4">
Description: （法新社巴格达13日电） 伊拉克卫生部今天表示，自今年年初以来，境内至少有13人死于「克里米亚━刚果出血热」（Crimean-Cong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5-14T06-32-08-00-00/000000.png" xlink:type="simple" xlink:show="embed" xlink:actuate="onLoad" draw:mime-type="image/png"/>
</draw:frame>
</text:p>
      <text:p text:style-name="P4">
法新社报导，伊拉克另有近100人感染了克里米亚-刚果出血热，而这疾病去年已夺走更多人的性命。</text:p>
      <text:p text:style-name="P4">
伊拉克卫生部表示，2022年至少有212人感染此疾，27人不治。</text:p>
      <text:p text:style-name="P4">
克里米亚━刚果出血热是由家畜传播给人类的病毒性疾病。伊拉克大多数被感染者是来自南部农村省份济加尔（Dhi Qar）的牲畜饲养人员，以及屠宰场工人。</text:p>
      <text:p text:style-name="P4">
根据世界卫生组织（WHO）说法，克里米亚━刚果出血热是一种「病毒性蜱虫（tick）传疾病」，其媒介为蜱类，藉由叮咬可以感染多种野生动物或家畜，人类可因蜱类直接叮咬而感染，或是直接接触到病畜的血液或组织而罹病。</text:p>
      <text:p text:style-name="P4">
伊拉克1979年出现首例克里米亚━刚果出血热。当地数十年的战争与冲突，卫生基础设施等政府服务都摧毁殆尽。 （译者：纪锦玲）</text:p>
      <text:p text:style-name="P4">
Source: <text:a xlink:type="simple" xlink:href="https://www.rfi.fr/cn/%E7%A7%91%E5%AD%A6%E6%96%B0%E7%9F%A5/20230514-%E5%85%8B%E9%87%8C%E7%B1%B3%E4%BA%9A%E5%88%9A%E6%9E%9C%E5%87%BA%E8%A1%80%E7%83%AD-%E4%BC%8A%E6%8B%89%E5%85%8B%E9%80%9A%E6%8A%A513%E6%AD%BB%E8%BF%91%E7%99%BE%E4%BA%BA%E6%84%9F%E6%9F%93" text:style-name="Internet_20_link" text:visited-style-name="Visited_20_Internet_20_Link">
https://www.rfi.fr/cn/%E7%A7%91%E5%AD%A6%E6%96%B0%E7%9F%A5/20230514-%E5%85%8B%E9%87%8C%E7%B1%B3%E4%BA%9A%E5%88%9A%E6%9E%9C%E5%87%BA%E8%A1%80%E7%83%AD-%E4%BC%8A%E6%8B%89%E5%85%8B%E9%80%9A%E6%8A%A513%E6%AD%BB%E8%BF%91%E7%99%BE%E4%BA%BA%E6%84%9F%E6%9F%93</text:a>
</text:p>
      <!--NEWS-->
      <text:h text:style-name="P10" text:outline-level="1">
<text:span text:style-name="T4">
美国网红为赚流量故意坠机 恐判20年监禁</text:span>
</text:h>
      <text:p text:style-name="P4">
Author: None (Language: zh)</text:p>
      <text:p text:style-name="P4">
Publisher: None</text:p>
      <text:p text:style-name="P4">
Time: 2023-05-14T06:47:00Z</text:p>
      <text:p text:style-name="P4">
Description: 美国一名YouTube网红在加州自导自演坠机事故，拍下自己跳机逃生的过程，在网上获得数百万观看。美国司法部表示，该名男子摧毁飞机残骸妨碍调查，最高可被判处20年有期徒刑。</text:p>
      <text:p text:style-name="P4">
Videos: []</text:p>
      <text:p text:style-name="P4">
Images: ["<text:a xlink:type="simple" xlink:href="https://static.dw.com/image/65605695_303.jpg" text:style-name="Internet_20_link" text:visited-style-name="Visited_20_Internet_20_Link">
65605695_303.jpg</text:a>
", "<text:a xlink:type="simple" xlink:href="https://static.dw.com/image/65033479_401.jpg" text:style-name="Internet_20_link" text:visited-style-name="Visited_20_Internet_20_Link">
65033479_401.jpg</text:a>
"]</text:p>
      <text:p text:style-name="P4">
Subject: 新闻广角</text:p>
      <text:p text:style-name="P4">
Subjects: ['YouTube']</text:p>
      <text:p text:style-name="P4">
Keywords: ['网红', 'YouTube', '坠机', 'Trevor Jacob']</text:p>
      <text:p text:style-name="P4">
ID: 65605843</text:p>
      <!--METADATA-->
      <text:p text:style-name="P4">
<text:a xlink:type="simple" xlink:href="https://www.dw.com/zh/overlay/image/article/65605843/65605695" text:style-name="Internet_20_link" text:visited-style-name="Visited_20_Internet_20_Link">
 <draw:frame draw:style-name="fr1" draw:name="Image65" text:anchor-type="as-char" svg:width="6.9236in" svg:height="3.896998in" draw:z-index="0">
<draw:image xlink:href="../Images/dwzh/2023-05-14T06-47-00Z/65605695_303.jpg" xlink:type="simple" xlink:show="embed" xlink:actuate="onLoad" draw:mime-type="image/jpeg"/>
</draw:frame>
</text:a>
</text:p>
      <text:p text:style-name="P4">
（德国之声中文网）现年29岁的美国网红雅各（Trevor Jacob）2021年12月24日在YouTube上传标题为“我的飞机坠毁了”（I CrashedMy Airplane）的影片，片中他的小飞机在飞跃南加州上空时引擎出现问题，早已背着降落伞的雅各手拿着自拍棒跳机逃生。</text:p>
      <text:p text:style-name="P4">
除了自拍棒外，机翼和机尾架设的几个镜头也拍下他的逃生过程以及飞机失去控制后坠落森林的画面。平安着陆后，雅各徒步走向坠机地点并回收相机。</text:p>
      <text:p text:style-name="P4">
截至2023年5月12日，这支影片在YouTube上已有超过310万播放量，频道订阅人数13.8万人。</text:p>
      <text:p text:style-name="P4">
坠机事故发生几周后，美国国家运输安全委员会和美国联邦航空总署（FAA）展开调查，并要求雅各保留飞机残骸。</text:p>
      <text:p text:style-name="P4">
雅各当时表示，他不知道飞机坠落在何地，但根据他在洛杉矶达成的认罪协议，事发两周后，他与一名友人在2021年12月10日用直升机将飞机残骸从森林中吊出。之后他将飞机残骸切割成小块，丢弃在隆波克市机场内及周边的垃圾桶里。</text:p>
      <text:p text:style-name="P4">
雅各是一名经验丰富的飞行员及高空跳伞运动员。</text:p>
      <text:p text:style-name="P4">
2022年4月，美国联邦航空总署吊销了雅各的飞行员执照。</text:p>
      <text:p text:style-name="P4">
<draw:frame draw:style-name="fr1" draw:name="Image66" text:anchor-type="as-char" svg:width="6.9236in" svg:height="3.896998in" draw:z-index="0">
<draw:image xlink:href="../Images/dwzh/2023-05-14T06-47-00Z/65033479_401.jpg" xlink:type="simple" xlink:show="embed" xlink:actuate="onLoad" draw:mime-type="image/jpeg"/>
</draw:frame>
</text:p>
      <text:p text:style-name="P4">
29岁的美国网红雅各自导自演坠机事故，并在YouTube上传影片“我的飞机坠毁了”</text:p>
      <text:p text:style-name="P4">
他在本周三（5月10日）提交了认罪协议，承认故意妨碍当局调查，并且接受一家钱包公司赞助创作了影片。</text:p>
      <text:p text:style-name="P4">
美国司法部在声明中表示：“雅各进一步承认，他在提交飞机事故报告时向联邦调查员撒谎。报告中他谎称飞机在起飞35分钟后完全失去动力。”</text:p>
      <text:p text:style-name="P4">
“雅各还欺骗FAA的安全检察员称，飞机引擎停止运转，由于他无法找到任何安全着陆的选项，所以跳伞离开飞机。”</text:p>
      <text:p text:style-name="P4">
雅各同意承认一项意图妨碍联邦调查的破坏和隐瞒罪名，这项罪名的法定最高刑期为20年有期徒刑。</text:p>
      <text:p text:style-name="P4">
美国检察官办公室表示，雅各预计将在未来几周内出庭，判决结果会在更晚些时候出炉。</text:p>
      <text:p text:style-name="P4">
多名飞行员和航空专家评论称，雅各没有采取最基本的步骤重新发动飞机。也有人指出，他原本可以将飞机安全地滑行到一个着陆点，而且在驾驶小型飞机时身上穿戴降落伞本身就非常不寻常。</text:p>
      <text:p text:style-name="P4">
（法新社、美联社）</text:p>
      <text:h text:style-name="P12" text:outline-level="3">
<text:span text:style-name="T4">
網紅到底多賺錢？</text:span>
</text:h>
      <text:p text:style-name="P4">
Source: <text:a xlink:type="simple" xlink:href="https://www.dw.com/zh/美国网红为赚流量故意坠机-恐判20年监禁/a-65605843" text:style-name="Internet_20_link" text:visited-style-name="Visited_20_Internet_20_Link">
https://www.dw.com/zh/美国网红为赚流量故意坠机-恐判20年监禁/a-65605843?maca=chi-rss-chi-all-1127-rdf</text:a>
</text:p>
      <!--NEWS-->
      <text:h text:style-name="P10" text:outline-level="1">
<text:span text:style-name="T4">
德国公布新法草案：改变姓名和性别将变得容易</text:span>
</text:h>
      <text:p text:style-name="P4">
Author: None (Language: zh)</text:p>
      <text:p text:style-name="P4">
Publisher: None</text:p>
      <text:p text:style-name="P4">
Time: 2023-05-14T06:48:00Z</text:p>
      <text:p text:style-name="P4">
Description: 按照德国现行法律，需要经过两名专家评估和法院裁决才能合法改变一个人的性别。德国政府本周提交的新法草案取消了这一规定。</text:p>
      <text:p text:style-name="P4">
Videos: []</text:p>
      <text:p text:style-name="P4">
Images: ["<text:a xlink:type="simple" xlink:href="https://static.dw.com/image/62580784_303.jpg" text:style-name="Internet_20_link" text:visited-style-name="Visited_20_Internet_20_Link">
62580784_303.jpg</text:a>
", "<text:a xlink:type="simple" xlink:href="https://static.dw.com/image/62231532_303.jpg" text:style-name="Internet_20_link" text:visited-style-name="Visited_20_Internet_20_Link">
62231532_303.jpg</text:a>
", "<text:a xlink:type="simple" xlink:href="https://static.dw.com/image/62231768_303.jpg" text:style-name="Internet_20_link" text:visited-style-name="Visited_20_Internet_20_Link">
62231768_303.jpg</text:a>
", "<text:a xlink:type="simple" xlink:href="https://static.dw.com/image/62231408_303.jpg" text:style-name="Internet_20_link" text:visited-style-name="Visited_20_Internet_20_Link">
62231408_303.jpg</text:a>
", "<text:a xlink:type="simple" xlink:href="https://static.dw.com/image/62231588_303.jpg" text:style-name="Internet_20_link" text:visited-style-name="Visited_20_Internet_20_Link">
62231588_303.jpg</text:a>
", "<text:a xlink:type="simple" xlink:href="https://static.dw.com/image/62231322_303.jpg" text:style-name="Internet_20_link" text:visited-style-name="Visited_20_Internet_20_Link">
62231322_303.jpg</text:a>
", "<text:a xlink:type="simple" xlink:href="https://static.dw.com/image/62231613_303.jpg" text:style-name="Internet_20_link" text:visited-style-name="Visited_20_Internet_20_Link">
62231613_303.jpg</text:a>
", "<text:a xlink:type="simple" xlink:href="https://static.dw.com/image/62231685_303.jpg" text:style-name="Internet_20_link" text:visited-style-name="Visited_20_Internet_20_Link">
62231685_303.jpg</text:a>
"]</text:p>
      <text:p text:style-name="P4">
Subject: 时政风云</text:p>
      <text:p text:style-name="P4">
Subjects: ['同性恋', '同性恋']</text:p>
      <text:p text:style-name="P4">
Keywords: ['LGBTQ', '德国法律', '改变性别', '改变姓名', '同性恋', '公民权利']</text:p>
      <text:p text:style-name="P4">
ID: 65577589</text:p>
      <!--METADATA-->
      <text:p text:style-name="P4">
<text:a xlink:type="simple" xlink:href="https://www.dw.com/zh/overlay/image/article/65577589/62580784" text:style-name="Internet_20_link" text:visited-style-name="Visited_20_Internet_20_Link">
 <draw:frame draw:style-name="fr1" draw:name="Image67" text:anchor-type="as-char" svg:width="6.9236in" svg:height="3.896998in" draw:z-index="0">
<draw:image xlink:href="../Images/dwzh/2023-05-14T06-48-00Z/62580784_303.jpg" xlink:type="simple" xlink:show="embed" xlink:actuate="onLoad" draw:mime-type="image/jpeg"/>
</draw:frame>
</text:a>
</text:p>
      <text:p text:style-name="P4">
德国现行法律要求当事人在获得专家评估和法院裁决之后才能改变性别</text:p>
      <text:p text:style-name="P4">
（德国之声中文网）德国政府周二（5月9日）提交了一份自决法草案。如果该法律草案获得通过，德国人将更容易合法地更改姓名和性别。</text:p>
      <text:p text:style-name="P4">
这份草案可望结束执行了数十年现行法律，即要求德国人获得专家评估和法院裁决之后才能改变性别。根据新规定，成年人无需任何其他手续即可在官方登记处更改姓名和法定性别。</text:p>
      <text:p text:style-name="P4">
<text:span text:style-name="T4">
在权利保护方面迈出一大步</text:span>
</text:p>
      <text:p text:style-name="P4">
"我们在自决法案方面又向前迈出了一大步，在保护跨性别者、双性别者和非二元性别者免受歧视和权利方面也迈出了一大步。" 德国家庭部长鲍斯 (Lisa Paus)表示，"通过这种改变，我们可以将尊严还给那些被剥夺了几十年的人们。"</text:p>
      <text:h text:style-name="P12" text:outline-level="3">
<text:span text:style-name="T4">
真爱无敌：德国天主教会为同性伴侣证婚</text:span>
</text:h>
      <text:p text:style-name="P4">
德国执政联盟在2021年12月上台时曾承诺废除现行的改变性别的法律。</text:p>
      <text:p text:style-name="P4">
德国同性恋协会（LSVD）虽然尚未进一步分析这份草案，但对其公布表示欢迎。</text:p>
      <text:p text:style-name="P4">
该协会执行董事会成员格里（MaraGeri）表示："受其影响的人们和相关利益团体为这一进展已经等了很长时间。自2022年6月提交要点文件以来，草案的公布已被推迟数次。"</text:p>
      <text:p text:style-name="P4">
现行的性别改变法律颁布于1981年，它要求申请者获得两名专家的评估--这两名专家必须接受过"充分熟悉性别改变的具体问题"的培训--并要求经过法院裁决才能合法改变他们的性别。</text:p>
      <ul>
        <li>
          <draw:frame draw:style-name="fr1" draw:name="Image68" text:anchor-type="as-char" svg:width="6.9236in" svg:height="3.896998in" draw:z-index="0">
            <draw:image xlink:href="../Images/dwzh/2023-05-14T06-48-00Z/62231532_303.jpg" xlink:type="simple" xlink:show="embed" xlink:actuate="onLoad" draw:mime-type="image/jpeg"/>
          </draw:frame>
        </li>
      </ul>
      <h5>
全球LGBTQ群体举行同志骄傲大游行</h5>
      <text:h text:style-name="P12" text:outline-level="3">
<text:span text:style-name="T4">
彩虹旗下的爱</text:span>
</text:h>
      <text:p text:style-name="P4">
每年的6月是“骄傲大游行之月”。全世界各地的主要城市都会举办骄傲大游行。LGTBQ（男女同性恋、双性恋、跨性别者、酷儿）群体在举行庆祝活动的同时，也呼吁全社会给与他们更多的尊重且接受这一群体的存在。图为在印度加尔各答举行的骄傲大游行上，两名年轻的情侣在彩虹旗前接吻。直到2018年同性关系在印度都是遭禁止的。目前印度尚未批准同婚合法化。</text:p>
      <ul>
        <li>
          <draw:frame draw:style-name="fr1" draw:name="Image69" text:anchor-type="as-char" svg:width="6.9236in" svg:height="3.896998in" draw:z-index="0">
            <draw:image xlink:href="../Images/dwzh/2023-05-14T06-48-00Z/62231768_303.jpg" xlink:type="simple" xlink:show="embed" xlink:actuate="onLoad" draw:mime-type="image/jpeg"/>
          </draw:frame>
        </li>
      </ul>
      <h5>
全球LGBTQ群体举行同志骄傲大游行</h5>
      <text:h text:style-name="P12" text:outline-level="3">
<text:span text:style-name="T4">
出柜</text:span>
</text:h>
      <text:p text:style-name="P4">
对于年轻人来说接受自己的性别认同常常会十分困难。德国和法国的学者们在2015年和2016年联合调查研究发现，很多人都还在担心，如果他们出柜，将不会被家人所接受。被家人和朋友所接受会是一种重要的支持与帮助。</text:p>
      <ul>
        <li>
          <draw:frame draw:style-name="fr1" draw:name="Image70" text:anchor-type="as-char" svg:width="6.9236in" svg:height="3.896998in" draw:z-index="0">
            <draw:image xlink:href="../Images/dwzh/2023-05-14T06-48-00Z/62231408_303.jpg" xlink:type="simple" xlink:show="embed" xlink:actuate="onLoad" draw:mime-type="image/jpeg"/>
          </draw:frame>
        </li>
      </ul>
      <h5>
全球LGBTQ群体举行同志骄傲大游行</h5>
      <text:h text:style-name="P12" text:outline-level="3">
<text:span text:style-name="T4">
全世界最大规模的骄傲大游行</text:span>
</text:h>
      <text:p text:style-name="P4">
1997年以来，巴西圣保罗举行的庆祝活动都是全世界最大规模的骄傲大游行，每年都会吸引高达400万人参与加入。保利斯塔大道（PaulistaAvenue）是游行队伍经过的最知名的街道。游行期间举行的各种活动目的都是为了引起世人对GBTQ运动的关注。</text:p>
      <ul>
        <li>
          <draw:frame draw:style-name="fr1" draw:name="Image71" text:anchor-type="as-char" svg:width="6.9236in" svg:height="3.896998in" draw:z-index="0">
            <draw:image xlink:href="../Images/dwzh/2023-05-14T06-48-00Z/62231588_303.jpg" xlink:type="simple" xlink:show="embed" xlink:actuate="onLoad" draw:mime-type="image/jpeg"/>
          </draw:frame>
        </li>
      </ul>
      <h5>
全球LGBTQ群体举行同志骄傲大游行</h5>
      <text:h text:style-name="P12" text:outline-level="3">
<text:span text:style-name="T4">
更多的色彩</text:span>
</text:h>
      <text:p text:style-name="P4">
志同道合的人在LGBTQ社区可以找到认同与庇护。骄傲大游行起源于1969年6月在美国纽约发生的“石墙暴动”。石墙暴动常被认是美国史上同性恋者首次反抗政府主导之迫害性别弱势群体的实例，亦被认为是美国及全球同性恋权利运动发迹的关键事件。</text:p>
      <ul>
        <li>
          <draw:frame draw:style-name="fr1" draw:name="Image72" text:anchor-type="as-char" svg:width="6.9236in" svg:height="3.896998in" draw:z-index="0">
            <draw:image xlink:href="../Images/dwzh/2023-05-14T06-48-00Z/62231322_303.jpg" xlink:type="simple" xlink:show="embed" xlink:actuate="onLoad" draw:mime-type="image/jpeg"/>
          </draw:frame>
        </li>
      </ul>
      <h5>
全球LGBTQ群体举行同志骄傲大游行</h5>
      <text:h text:style-name="P12" text:outline-level="3">
<text:span text:style-name="T4">
色彩鲜艳的服装</text:span>
</text:h>
      <text:p text:style-name="P4">
在墨西哥城举行的骄傲大游行中，参与者们穿着色彩斑斓的服装兴高采烈地庆祝节日。一直到1998年，同性恋关系在墨西哥都被定罪为违反公共不道德法。长时间以来，同性恋在墨西哥被当作禁忌。不过，现在已经越来越多地被社会所认可接受。</text:p>
      <ul>
        <li>
          <draw:frame draw:style-name="fr1" draw:name="Image73" text:anchor-type="as-char" svg:width="6.9236in" svg:height="3.896998in" draw:z-index="0">
            <draw:image xlink:href="../Images/dwzh/2023-05-14T06-48-00Z/62231613_303.jpg" xlink:type="simple" xlink:show="embed" xlink:actuate="onLoad" draw:mime-type="image/jpeg"/>
          </draw:frame>
        </li>
      </ul>
      <h5>
全球LGBTQ群体举行同志骄傲大游行</h5>
      <text:h text:style-name="P12" text:outline-level="3">
<text:span text:style-name="T4">
骄傲的粉色翅膀</text:span>
</text:h>
      <text:p text:style-name="P4">
这是一名游行参与者在迈阿密展示她绚烂的服装。去年一名袭击者驾车冲向游行队伍，造成一人死亡。今年早些时候，美国佛罗里达州出台了一项所谓的“不要谈论同性恋”的法律，目的是防止教师在小学校提及同性恋和性别认同等话题。</text:p>
      <ul>
        <li>
          <draw:frame draw:style-name="fr1" draw:name="Image74" text:anchor-type="as-char" svg:width="6.9236in" svg:height="3.896998in" draw:z-index="0">
            <draw:image xlink:href="../Images/dwzh/2023-05-14T06-48-00Z/62231685_303.jpg" xlink:type="simple" xlink:show="embed" xlink:actuate="onLoad" draw:mime-type="image/jpeg"/>
          </draw:frame>
        </li>
      </ul>
      <h5>
全球LGBTQ群体举行同志骄傲大游行</h5>
      <text:h text:style-name="P12" text:outline-level="3">
<text:span text:style-name="T4">
少数群体</text:span>
</text:h>
      <text:p text:style-name="P4">
LGBTQ+群体并不是可以在所有国家都举行大规模游行活动。例如在保加利亚首都索菲亚，人们常常不能公开地举行庆祝活动。去年，该国的彩虹中心遭到极右翼分子博扬·拉萨特（BoyanRasate）手下的暴徒袭击。2019年的一项调查显示，只有39%的保加利亚人赞同给予同性恋者平等的权利。</text:p>
      <text:p text:style-name="P4">
作者: Ulrike Schulz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ext:span text:style-name="T4">
公众对新法草案意见分歧</text:span>
</text:p>
      <text:p text:style-name="P4">
根据新的法律草案，14岁以下的儿童将需要其法定监护人提交变更性别声明。14岁或以上的公民可以自己申请，但需要提交法定监护人的支持信。</text:p>
      <text:p text:style-name="P4">
然而，2022 年进行的一项调查显示，公众对新法案的反应不一。民调机构YouGov 为《周日世界报》（Welt amSonntag）所作的民意调查显示，46% 的受访者支持该法案，41%的受访者表示反对。</text:p>
      <text:h text:style-name="P12" text:outline-level="3">
<text:span text:style-name="T4">
首度进入德国议会的跨性别人士</text:span>
</text:h>
      <text:p text:style-name="P4">
（美联社、德新社）</text:p>
      <text:p text:style-name="P4">
Source: <text:a xlink:type="simple" xlink:href="https://www.dw.com/zh/德国公布新法草案：改变姓名和性别将变得容易/a-65577589" text:style-name="Internet_20_link" text:visited-style-name="Visited_20_Internet_20_Link">
https://www.dw.com/zh/德国公布新法草案：改变姓名和性别将变得容易/a-65577589?maca=chi-rss-chi-all-1127-rdf</text:a>
</text:p>
      <!--NEWS-->
      <text:h text:style-name="P10" text:outline-level="1">
<text:span text:style-name="T4">
报道：俄罗斯四架军机在乌边境被击落</text:span>
</text:h>
      <text:p text:style-name="P4">
Author: 联合早报 (Person)</text:p>
      <text:p text:style-name="P4">
Publisher: 联合早报 (Organization)</text:p>
      <text:p text:style-name="P4">
Published Time: 2023-05-14T07:04</text:p>
      <text:p text:style-name="P4">
Modified Time: 2023-05-14T10:45</text:p>
      <text:p text:style-name="P4">
Description: 俄罗斯当局证实，至少有一架俄军直升机在与乌克兰接壤的俄南地区坠毁；另有一名俄官员和俄媒则表明，俄军共有四架战机坠毁。路透社报道，俄罗斯南部布良斯克州州长博戈马兹（Alexander...</text:p>
      <text:p text:style-name="P4">
Videos: []</text:p>
      <text:p text:style-name="P4">
Audios: []</text:p>
      <text:p text:style-name="P4">
Images: []</text:p>
      <text:p text:style-name="P4">
Type: NewsArticle</text:p>
      <text:p text:style-name="P4">
Breadcrumbs: ['即时', '国际']</text:p>
      <text:p text:style-name="P4">
Keywords: ['俄乌战争', '俄罗斯', '坠毁', '乌克兰危机', '战机', '直升机']</text:p>
      <!--METADATA-->
      <text:p text:style-name="P4">
俄罗斯当局证实，至少有一架俄军直升机在 <text:a xlink:type="simple" xlink:href="https://www.zaobao.com/realtime/world/story20230513-1394330" text:style-name="Internet_20_link" text:visited-style-name="Visited_20_Internet_20_Link">
</text:a>
；另有一名俄官员和俄媒则表明，俄军共有四架战机坠毁。</text:p>
      <text:p text:style-name="P4">
路透社报道，俄罗斯南部布良斯克州州长博戈马兹（AlexanderBogomaz）星期六（5月13日）在即时通信平台Telegram发文说，俄军一架直升机在在距离边境约40公里的城镇克林齐（Klintsy）坠毁；但未公开坠机原因。</text:p>
      <text:p text:style-name="P4">
目前暂不清楚机组人员的伤亡情况，但博戈马兹透露，“有一名妇女受伤已送院就医”，另有五栋房屋受损。</text:p>
      <text:p text:style-name="P4">
据此前报道，直升机的发动机在克林齐镇附近坠毁前便已起火。</text:p>
      <text:p text:style-name="P4">
不过，另一份由俄控官员发出的声明却与博戈马兹有所不同。</text:p>
      <text:p text:style-name="P4">
驻乌南扎波罗热地区的俄控官员罗戈夫（VladimirRogov）说，有四架俄飞机在空中被击落，包括两架俄制造的米-8（Mi-8）直升机、一架苏-35战机和一架苏-34战斗轰炸机。</text:p>
      <text:p text:style-name="P4">
罗戈夫指出，直升机和苏-34的机组人员皆已阵亡，但未提供更多细节。</text:p>
      <text:p text:style-name="P4">
俄罗斯《生意人报》（Kommersant）则报道称，俄军的苏-34战斗轰炸机、苏-35战机和两架直升机组成了一个突击队，并在毗邻乌东北部的布良斯克地区的一次伏击中“几乎被同时击落”。</text:p>
      <text:p text:style-name="P4">
“根据初步数据……俄军战机应该对乌克兰切尔尼戈夫地区的目标进行导弹和炸弹攻击，而直升机则在那里为他们提供支持，或是在苏战机的机组人员被击落时，将他们接回。”</text:p>
      <text:p text:style-name="P4">
俄罗斯国家通讯社塔斯社则报道一架苏-34战机坠毁，但没有说明原因。</text:p>
      <text:p text:style-name="P4">
据悉，俄罗斯社交媒体上一直流传着几架俄战机在布良斯克地区（Bryansk）坠毁的画面，并显示一架直升机在空中被击后起火；克林齐镇位于布良斯克州西南约164公里。</text:p>
      <text:p text:style-name="P4">
俄罗斯国防部尚未对这些消息置评。</text:p>
      <text:p text:style-name="P4">
乌克兰副总理韦列舒克（Iryna Vereshchuk）在社媒上说：“俄罗斯人今天非常不安。我们（乌克兰）可以理解他们，少了两架战机、少了两架直升机。”</text:p>
      <text:p text:style-name="P4">
Source: <text:a xlink:type="simple" xlink:href="https://www.zaobao.com.sg/realtime/world/story20230514-1394439" text:style-name="Internet_20_link" text:visited-style-name="Visited_20_Internet_20_Link">
https://www.zaobao.com.sg/realtime/world/story20230514-1394439</text:a>
</text:p>
      <!--NEWS-->
      <text:h text:style-name="P10" text:outline-level="1">
<text:span text:style-name="T4">
盼巴基斯坦民众争取自由 前总理吁全国示威抗议</text:span>
</text:h>
      <text:p text:style-name="P4">
Publisher: 法新社</text:p>
      <text:p text:style-name="P4">
Published Time: 2023-05-14T07:32:07+00:00</text:p>
      <text:p text:style-name="P4">
Modified Time: 2023-05-14T07:05:02+00:00</text:p>
      <text:p text:style-name="P4">
Description: （法新社巴基斯坦拉合尔13日电） 巴基斯坦前总理伊姆兰汗今天呼吁全国举行争取「自由」的示威抗议，因为他上周被捕并遭短暂拘押，那在该国引发动乱，还有人因此丧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5-14T07-32-07-00-00/000000.png" xlink:type="simple" xlink:show="embed" xlink:actuate="onLoad" draw:mime-type="image/png"/>
</draw:frame>
</text:p>
      <text:p text:style-name="P4">
巴基斯坦前总理伊姆兰汗上周被捕并遭短暂拘押，引发致命动乱，他今天呼吁全国举行争取「自由」的示威抗议。</text:p>
      <text:p text:style-name="P4">
伊姆兰汗（Imran Khan）曾是板球巨星，去年4月遭罢黜以来陷入数十起司法案件之中。伊姆兰汗的拘押在遭最高法院裁定违法之后，他昨天获得保释。</text:p>
      <text:p text:style-name="P4">
伊姆兰汗被捕激怒了他的支持者，他们放火烧了政府大楼、封锁道路，并破坏军方资产，因为他们将伊姆兰汗垮台归咎于军方。</text:p>
      <text:p text:style-name="P4">
伊姆兰汗今天在影音平台YouTube上说：「自由得来不易，各位要牢牢抓住它、还得做出牺牲。」</text:p>
      <text:p text:style-name="P4">
他呼吁支持者明天在「你们家的街头巷尾」示威抗议，并宣布17日再度投入活动、争取立即举办选举。</text:p>
      <text:p text:style-name="P4">
多月以来，伊姆兰汗这名巴基斯坦正义运动党（Pakistan Tehreek-e-Insaf, PTI）领导人已发起反抗运动来对抗军方。</text:p>
      <text:p text:style-name="P4">
他9日被捕的几个小时之前，刚因为声称有高阶官员涉入去年针对他的暗杀行动遭到谴责。</text:p>
      <text:p text:style-name="P4">
巴基斯坦75年历史中，势力强大的军方断断续续直接统治这个国家的时间就占了将近一半，且持续在该国政治体系运用权力。</text:p>
      <text:p text:style-name="P4">
伊姆兰汗在他位于拉合尔（Lahore）的住家中说：「军事首长的行为，让国军变得很糟糕，这是他造成的，不是因为我。」目前并不清楚他指的是现役还是退役的军事首长。</text:p>
      <text:p text:style-name="P4">
他之前曾告诉记者，有「一个人，军事首长」，是他被捕的幕后黑手。</text:p>
      <text:p text:style-name="P4">
但伊姆兰汗和抗议活动中针对军方设施的攻击事件保持距离，否认其政党的党工有人牵涉其中，并呼吁对暴力事件进行独立调查。</text:p>
      <text:p text:style-name="P4">
军方否认伊姆兰汗的指控，今天警告他不要试图造成民众对军方的「误会」。</text:p>
      <text:p text:style-name="P4">
Source: <text:a xlink:type="simple" xlink:href="https://www.rfi.fr/cn/%E5%9B%BD%E9%99%85%E6%8A%A5%E9%81%93/20230514-%E7%9B%BC%E5%B7%B4%E5%9F%BA%E6%96%AF%E5%9D%A6%E6%B0%91%E4%BC%97%E4%BA%89%E5%8F%96%E8%87%AA%E7%94%B1-%E5%89%8D%E6%80%BB%E7%90%86%E5%90%81%E5%85%A8%E5%9B%BD%E7%A4%BA%E5%A8%81%E6%8A%97%E8%AE%AE" text:style-name="Internet_20_link" text:visited-style-name="Visited_20_Internet_20_Link">
https://www.rfi.fr/cn/%E5%9B%BD%E9%99%85%E6%8A%A5%E9%81%93/20230514-%E7%9B%BC%E5%B7%B4%E5%9F%BA%E6%96%AF%E5%9D%A6%E6%B0%91%E4%BC%97%E4%BA%89%E5%8F%96%E8%87%AA%E7%94%B1-%E5%89%8D%E6%80%BB%E7%90%86%E5%90%81%E5%85%A8%E5%9B%BD%E7%A4%BA%E5%A8%81%E6%8A%97%E8%AE%AE</text:a>
</text:p>
      <!--NEWS-->
      <text:h text:style-name="P10" text:outline-level="1">
<text:span text:style-name="T4">
巴基斯坦: 支持前总理的暴力抗议人士将面临恐怖罪审判</text:span>
</text:h>
      <text:p text:style-name="P4">
Author: chinese@voanews.com (古尔)</text:p>
      <text:p text:style-name="P4">
Publisher: 美国之音中文网 (Type: NewsMediaOrganization)</text:p>
      <text:p text:style-name="P4">
Published Time: 2023-05-14T07:58:05+08:00</text:p>
      <text:p text:style-name="P4">
Modified Time: 2023-05-13 23:58:05Z</text:p>
      <text:p text:style-name="P4">
Description: 巴基斯坦文职和军方领导人星期六誓言缉拿支持前总理伊姆兰·汗（Imran Khan）的所有暴力抗议人士。</text:p>
      <text:p text:style-name="P4">
Videos: []</text:p>
      <text:p text:style-name="P4">
Images: []</text:p>
      <text:p text:style-name="P4">
Categories: ['亚太', '军事']</text:p>
      <text:p text:style-name="P4">
Type: None</text:p>
      <!--METADATA-->
      <text:p text:style-name="P4">
NoneNone</text:p>
      <text:p text:style-name="P4">
Source: <text:a xlink:type="simple" xlink:href="https://www.voachinese.com/a/pakistan-protesters-to-face-trial-20230513/7092203.html" text:style-name="Internet_20_link" text:visited-style-name="Visited_20_Internet_20_Link">
https://www.voachinese.com/a/pakistan-protesters-to-face-trial-20230513/7092203.html</text:a>
</text:p>
      <!--NEWS-->
      <text:h text:style-name="P10" text:outline-level="1">
<text:span text:style-name="T4">
加萨停火协议生效</text:span>
</text:h>
      <text:p text:style-name="P4">
Publisher: 法新社</text:p>
      <text:p text:style-name="P4">
Published Time: 2023-05-14T08:02:08+00:00</text:p>
      <text:p text:style-name="P4">
Modified Time: 2023-05-14T07:35:02+00:00</text:p>
      <text:p text:style-name="P4">
Description: （法新社巴勒斯坦自治区加萨市13日电） 经过5天交火后，加萨走廊（Gaza Strip）与周边地带的停火今天生效。5天来的交火造成至少33名巴勒斯坦人丧生，以色列两人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5-14T08-02-08-00-00/000000.png" xlink:type="simple" xlink:show="embed" xlink:actuate="onLoad" draw:mime-type="image/png"/>
</draw:frame>
</text:p>
      <text:p text:style-name="P4">
法新社记者表示，停火协议生效前的30分钟内，数十枚火箭弹从加萨朝以色列发射，引发一波新空袭。多数火箭被以色列防空系统拦截。</text:p>
      <text:p text:style-name="P4">
晚间10时过后，仍有多枚火箭弹发射，以色列随即发动新攻击，之后局势似乎就平静下来。</text:p>
      <text:p text:style-name="P4">
停火生效后，加萨街道开始出现人潮。此前几天，街上一直空无一人。</text:p>
      <text:p text:style-name="P4">
埃及安全官员表示，埃及居中促成以色列和巴勒斯坦激进组织「伊斯兰圣战组织」（Islamic Jihad）同意最新的停火协议。</text:p>
      <text:p text:style-name="P4">
以色列总理办公室声明说：「以色列国家安全顾问哈内比（Tsahi Hanegbi）…感谢埃及总统塞西（Abdel Fattah al-Sisi），对埃及为实现停火所做的积极努力表达感谢之意。」</text:p>
      <text:p text:style-name="P4">
白宫今天乐见以色列和加萨武装团体宣布停火，并赞扬埃及政府促成这项协议。</text:p>
      <text:p text:style-name="P4">
Source: <text:a xlink:type="simple" xlink:href="https://www.rfi.fr/cn/%E5%9B%BD%E9%99%85%E6%8A%A5%E9%81%93/20230514-%E5%8A%A0%E8%90%A8%E5%81%9C%E7%81%AB%E5%8D%8F%E8%AE%AE%E7%94%9F%E6%95%88" text:style-name="Internet_20_link" text:visited-style-name="Visited_20_Internet_20_Link">
https://www.rfi.fr/cn/%E5%9B%BD%E9%99%85%E6%8A%A5%E9%81%93/20230514-%E5%8A%A0%E8%90%A8%E5%81%9C%E7%81%AB%E5%8D%8F%E8%AE%AE%E7%94%9F%E6%95%88</text:a>
</text:p>
      <!--NEWS-->
      <text:h text:style-name="P10" text:outline-level="1">
<text:span text:style-name="T4">
拜登：虽未到“紧要关头” 但债务谈判正取得进展</text:span>
</text:h>
      <text:p text:style-name="P4">
Author: 联合早报 (Person)</text:p>
      <text:p text:style-name="P4">
Publisher: 联合早报 (Organization)</text:p>
      <text:p text:style-name="P4">
Published Time: 2023-05-14T08:05</text:p>
      <text:p text:style-name="P4">
Modified Time: 2023-05-14T08:12</text:p>
      <text:p text:style-name="P4">
Description: 美国或最早在6月1日出现债务违约，美国总统拜登说，官员们正在就债务上限进行谈判，将在未来两天公布更多消息。综合彭博社和路透社报道，拜登星期六（5月13日）登上空军一号前对记者说：“...</text:p>
      <text:p text:style-name="P4">
Videos: []</text:p>
      <text:p text:style-name="P4">
Audios: []</text:p>
      <text:p text:style-name="P4">
Images: []</text:p>
      <text:p text:style-name="P4">
Type: NewsArticle</text:p>
      <text:p text:style-name="P4">
Breadcrumbs: ['即时', '国际']</text:p>
      <text:p text:style-name="P4">
Keywords: ['拜登', '美国', '经济', '耶伦', '债务', '债务违约']</text:p>
      <!--METADATA-->
      <text:p text:style-name="P4">
美国或 <text:a xlink:type="simple" xlink:href="https://www.zaobao.com/realtime/world/story20230502-1389729" text:style-name="Internet_20_link" text:visited-style-name="Visited_20_Internet_20_Link">
 </text:a>
，美国总统拜登说，官员们正在就债务上限进行谈判，将在未来两天公布更多消息。</text:p>
      <text:p text:style-name="P4">
综合彭博社和路透社报道，拜登星期六（5月13日）登上空军一号前对记者说：“我认为他们正在取得进展，这很难说，我们还没有到紧要关头，但我们确实在讨论一些我们都可以做出的改变。”</text:p>
      <text:p text:style-name="P4">
美国白宫官员和国会官员将在本周末继续进行谈判，拜登与国会众议长麦卡锡的会议从星期五（12日）推迟到下周，双方都表示谈判已有“进展迹象”。</text:p>
      <text:p text:style-name="P4">
6月1日即将来临，分析认为，两党的谈判矛盾在于是否将削减开支与提高债务上限挂钩，称麦卡锡提出2023年《限制、储蓄、增长法案》实质是要取消拜登任内几乎所有标志性施政计划。对此，民主党绝不让步，坚持提高债务上限不得附加任何条件。</text:p>
      <text:p text:style-name="P4">
美财政部星期五表明，截至5月10日， <text:a xlink:type="simple" xlink:href="https://www.zaobao.com/realtime/world/story20230513-1394164" text:style-name="Internet_20_link" text:visited-style-name="Visited_20_Internet_20_Link">
</text:a>
（约1177亿新元）的非常措施支付账单，该数额较一周前1100亿美元有所减少。这意味着在3330亿美元的授权措施中，只有超过四分之一的措施可用于防止美国在法定债务限额下耗尽借款空间。</text:p>
      <text:p text:style-name="P4">
耶伦将在未来两周内向国会汇报美国距离违约仍有多远，并为拜登政府执政期间债务发行量骤增一事进行辩护。</text:p>
      <text:p text:style-name="P4">
<text:a xlink:type="simple" xlink:href="https://www.zaobao.com/news/world/story20230511-1393565" text:style-name="Internet_20_link" text:visited-style-name="Visited_20_Internet_20_Link">
 </text:a>
（G7）财长和央行行长会议时说：“我不想具体说明我们何时公布最新情况，当我们认为有更多信息时，但肯定是在未来几周内。”</text:p>
      <text:p text:style-name="P4">
Source: <text:a xlink:type="simple" xlink:href="https://www.zaobao.com.sg/realtime/world/story20230514-1394445" text:style-name="Internet_20_link" text:visited-style-name="Visited_20_Internet_20_Link">
https://www.zaobao.com.sg/realtime/world/story20230514-1394445</text:a>
</text:p>
      <!--NEWS-->
      <text:h text:style-name="P10" text:outline-level="1">
<text:span text:style-name="T4">
泽连斯基到访德国：将和平带回欧洲</text:span>
</text:h>
      <text:p text:style-name="P4">
Author: None (Language: zh)</text:p>
      <text:p text:style-name="P4">
Publisher: None</text:p>
      <text:p text:style-name="P4">
Time: 2023-05-14T08:32:00Z</text:p>
      <text:p text:style-name="P4">
Description: 乌克兰总统泽连斯基半夜从意大利前往德国，并且于深夜抵达柏林。周日一早会见了德国总统施泰因迈尔之后，便接着前往总理府与肖尔茨见面，下午泽连斯基将参加查理曼奖颁奖活动。</text:p>
      <text:p text:style-name="P4">
Videos: []</text:p>
      <text:p text:style-name="P4">
Images: ["<text:a xlink:type="simple" xlink:href="https://static.dw.com/image/65617451_303.jpg" text:style-name="Internet_20_link" text:visited-style-name="Visited_20_Internet_20_Link">
65617451_303.jpg</text:a>
", "<text:a xlink:type="simple" xlink:href="https://static.dw.com/image/65616880_401.jpg" text:style-name="Internet_20_link" text:visited-style-name="Visited_20_Internet_20_Link">
65616880_401.jpg</text:a>
", "<text:a xlink:type="simple" xlink:href="https://static.dw.com/image/65618517_401.jpg" text:style-name="Internet_20_link" text:visited-style-name="Visited_20_Internet_20_Link">
65618517_401.jpg</text:a>
"]</text:p>
      <text:p text:style-name="P4">
Subject: 时政风云</text:p>
      <text:p text:style-name="P4">
Subjects: ['德中关系', '希腊债务危机', '欧债危机', '欧盟', '乌克兰', '诺贝尔奖', '欧洲难民危机', '欧洲', '德国', '留学德国']</text:p>
      <text:p text:style-name="P4">
Keywords: ['泽连斯基', '德国', '施泰因迈尔', '俄乌战争', '乌克兰', '查理曼奖', '欧盟', '欧洲一体化']</text:p>
      <text:p text:style-name="P4">
ID: 65617423</text:p>
      <!--METADATA-->
      <text:p text:style-name="P4">
<text:a xlink:type="simple" xlink:href="https://www.dw.com/zh/overlay/image/article/65617423/65617451" text:style-name="Internet_20_link" text:visited-style-name="Visited_20_Internet_20_Link">
 <draw:frame draw:style-name="fr1" draw:name="Image77" text:anchor-type="as-char" svg:width="6.9236in" svg:height="3.896998in" draw:z-index="0">
<draw:image xlink:href="../Images/dwzh/2023-05-14T08-32-00Z/65617451_303.jpg" xlink:type="simple" xlink:show="embed" xlink:actuate="onLoad" draw:mime-type="image/jpeg"/>
</draw:frame>
</text:a>
</text:p>
      <text:p text:style-name="P4">
泽连斯基（图中）与德国总理施肖尔茨会面</text:p>
      <text:p text:style-name="P4">
（德国之声中文网）乌克兰总统泽连斯基这周末行程紧凑，在周六（5月13日）于意大利会见该国总统马塔雷拉，并前往梵蒂冈与教宗会谈之后，泽连斯基深夜在官方推特账户表示已经抵达德国柏林，同时列出了在柏林将谈及的关键词：「武器、强大的一揽子计划、防空、重建、欧盟、北约、安全」。</text:p>
      <text:p text:style-name="P4">
出于安全原因，泽连斯基的确切行程没有对外公开。据《法兰克福汇报》报导，泽连斯基也没有入住柏林的酒店，而是在一个特殊的地点，报导推测称他可能在德国国防部住了一晚。</text:p>
      <text:h text:style-name="P12" text:outline-level="3">
<text:span text:style-name="T4">
泽连斯基：德国是「真正的朋友」</text:span>
</text:h>
      <text:p text:style-name="P4">
14日上午， <text:a xlink:type="simple" xlink:href="https://www.dw.com/zh/zh/德国总统圣诞致辞-愿乌克兰实现公正和平/a-64204444" text:style-name="Internet_20_link" text:visited-style-name="Visited_20_Internet_20_Link">
 </text:a>
在总统府贝尔维尤宫接见了泽连斯基。这位乌克兰总统在留言簿上用英语写道：「在乌克兰现代历史上最困难的时刻，德国已经证明是我们真正的朋友和可靠的盟友，在捍卫自由和民主价值观的斗争中坚决站在乌克兰人民一边。」他强调：「我们将共同赢得胜利，并将和平带回欧洲。」</text:p>
      <text:p text:style-name="P4">
同时他也感谢施泰因迈尔对乌克兰的支持，他表示：「感谢你，联邦总统先生，感谢你对乌克兰的个人支持和热情款待。」泽连斯基还用德语补充说：「谢谢你，德国！」</text:p>
      <text:p text:style-name="P4">
<draw:frame draw:style-name="fr1" draw:name="Image78" text:anchor-type="as-char" svg:width="6.9236in" svg:height="3.896998in" draw:z-index="0">
<draw:image xlink:href="../Images/dwzh/2023-05-14T08-32-00Z/65616880_401.jpg" xlink:type="simple" xlink:show="embed" xlink:actuate="onLoad" draw:mime-type="image/jpeg"/>
</draw:frame>
</text:p>
      <text:p text:style-name="P4">
泽连斯基（图左）与德国总统施泰因迈尔在德国总统府见面</text:p>
      <text:h text:style-name="P12" text:outline-level="3">
<text:span text:style-name="T4">
会见肖尔茨</text:span>
</text:h>
      <text:p text:style-name="P4">
离开总统府后，他前往总理府与德国总理肖尔茨会面，据《每日新闻》报导，肖尔茨在总理府以军礼接待泽伦斯基，双方除了进行私人谈话和另一次小范围的会面之外，还举行了新闻发布会。</text:p>
      <text:p text:style-name="P4">
肖尔茨和泽连斯基在会面后的新闻发布会上表示：「我们密切的关系将会让我们在未来几十年也都连结在一起，面对（俄罗斯）的恐怖行为，我们正更加团结。」肖尔茨补充说：「不仅在人道主义方面支持乌克兰，我们在政治上、财务上和武器供应方面也都支持乌克兰。」</text:p>
      <text:p text:style-name="P4">
肖尔茨同时强调，俄罗斯必须「对其犯下的罪行负责」，并描述了莫斯科军队在其近15个月的入侵期间是如何进行谋杀和掠夺的。</text:p>
      <text:p text:style-name="P4">
泽连斯基随后感谢德国「支持我们的国家」，并表示「感谢你们所拯救的每一个生命」。这位乌克兰领导人说，肖尔茨「展现了领导力」，「使我们所有人都有机会使世界变得更加安全」，并且称德国本周六宣布对乌克兰的27亿欧元军事援助是一个「强有力的支持」。</text:p>
      <text:p text:style-name="P4">
<draw:frame draw:style-name="fr1" draw:name="Image79" text:anchor-type="as-char" svg:width="6.9236in" svg:height="3.896998in" draw:z-index="0">
<draw:image xlink:href="../Images/dwzh/2023-05-14T08-32-00Z/65618517_401.jpg" xlink:type="simple" xlink:show="embed" xlink:actuate="onLoad" draw:mime-type="image/jpeg"/>
</draw:frame>
</text:p>
      <text:p text:style-name="P4">
肖尔茨（图右）同泽连斯基一起飞往亚琛参加查理曼奖的颁奖典礼</text:p>
      <text:p text:style-name="P4">
在柏林与肖尔茨会晤时，泽连斯基也请求德国给予支持、向乌克兰提供战斗机。他向肖尔茨表示，乌克兰正在欧洲各国首都努力「建立一个战斗机联盟」，不过肖尔茨对此持谨慎态度。肖尔茨认为德国已经向乌克兰提供了大量的物资，「特别是在防空方面，这些都是非常有效的现代化武器」。德国对乌克兰是继美国之后的第二大支持者，肖尔茨表示「我们将继续这样做」。</text:p>
      <text:p text:style-name="P4">
泽连斯基在会晤中也提及外界一些批评，他反驳了人们对其部队可能使用西方武器攻击俄罗斯领土的担忧。他说：「我们不是在攻击俄罗斯领土。我们正在解放我们的合法领土。我们没有时间、没有部队，也没有多余的武器来做这种事。」</text:p>
      <text:h text:style-name="P12" text:outline-level="3">
<text:span text:style-name="T4">
前往亚琛领奖</text:span>
</text:h>
      <text:p text:style-name="P4">
今天下午，泽连斯基将亲自前往德国西部城市亚琛参与查理曼奖（Karlspreis）颁奖典礼，该奖在去年12月被授予泽连斯基和乌克兰人民，以表彰其对欧洲和欧洲一体化的贡献。肖尔茨提到，他将同泽连斯基一起飞往亚琛出席仪式。据传欧盟委员会主席冯德莱恩和波兰总理莫拉维茨基（MateuszMorawiecki）也会到场。</text:p>
      <text:p text:style-name="P4">
设立于1950年的查理曼奖是一个表扬促进欧洲一体化人物的奖项，奖项名称来自埋葬于亚琛的查理大帝。</text:p>
      <text:h text:style-name="P12" text:outline-level="3">
<text:span text:style-name="T4">
俄乌战争以来首度访问德国</text:span>
</text:h>
      <text:p text:style-name="P4">
此次德国行是泽连斯基自2022年2月俄罗斯开始入侵乌克兰以来首次访问德国，上一次他访德是在俄乌战争爆发前一年参加了慕尼黑安全会议的活动。 <text:a xlink:type="simple" xlink:href="https://www.dw.com/zh/zh/泽连斯基抵达罗马访问-德国宣布27亿军援/a-65613258" text:style-name="Internet_20_link" text:visited-style-name="Visited_20_Internet_20_Link">
</text:a>
，其中包含提供乌克兰20辆黄鼠狼步兵战车、30辆豹1主战坦克，以及4套IRIS-T-SLM防空系统。新的军援计划将使德国在战争爆发至今对乌克兰的武器援助近乎翻倍。</text:p>
      <text:p text:style-name="P4">
（综合报导）</text:p>
      <text:p text:style-name="P4">
Source: <text:a xlink:type="simple" xlink:href="https://www.dw.com/zh/泽连斯基到访德国：将和平带回欧洲/a-65617423" text:style-name="Internet_20_link" text:visited-style-name="Visited_20_Internet_20_Link">
https://www.dw.com/zh/泽连斯基到访德国：将和平带回欧洲/a-65617423?maca=chi-rss-chi-all-1127-rdf</text:a>
</text:p>
      <!--NEWS-->
      <text:h text:style-name="P10" text:outline-level="1">
<text:span text:style-name="T4">
泰国大选正式启动 逾5000万选民将参与投票</text:span>
</text:h>
      <text:p text:style-name="P4">
Author: 联合早报 (Person)</text:p>
      <text:p text:style-name="P4">
Publisher: 联合早报 (Organization)</text:p>
      <text:p text:style-name="P4">
Published Time: 2023-05-14T08:57</text:p>
      <text:p text:style-name="P4">
Modified Time: 2023-05-14T20:00</text:p>
      <text:p text:style-name="P4">
Description: 泰国星期天（5月14日）举行全国大选，逾5000万合格选民有权参与投票，非正式选票将在同日晚间出炉。 《曼谷邮报》（Bangkok Post）报道，泰国今年约有5228万个合格选民...</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泰国大选', '军事政变', '为泰党', '投票日', '投票']</text:p>
      <!--METADATA-->
      <text:p text:style-name="P4">
泰国星期天（5月14日）举行 <text:a xlink:type="simple" xlink:href="https://interactive.zaobao.com/2023/thailand-election-2023/" text:style-name="Internet_20_link" text:visited-style-name="Visited_20_Internet_20_Link">
 </text:a>
 ，逾5000万合格选民有权参与投票，非正式选票将在同日晚间出炉。</text:p>
      <text:p text:style-name="P4">
《曼谷邮报》（Bangkok Post）报道，泰国今年约有5228万个合格选民，选委会预计会有85%的选民将 <text:a xlink:type="simple" xlink:href="https://www.zaobao.com/special/thailand-election-2023" text:style-name="Internet_20_link" text:visited-style-name="Visited_20_Internet_20_Link">
</text:a>
。每位选民手中握有两票：一票投给选区候选人，另一票投给选民自己认可的政党。</text:p>
      <text:p text:style-name="P4">
<draw:frame draw:style-name="fr1" draw:name="Image80" text:anchor-type="as-char" svg:width="6.9236in" svg:height="4.615733in" draw:z-index="0">
<draw:image xlink:href="../Images/zaobao world/2023-05-14T08-57/000000.png" xlink:type="simple" xlink:show="embed" xlink:actuate="onLoad" draw:mime-type="image/png"/>
</draw:frame>
 5月14日，泰国曼谷选民排队投票。（彭博社）</text:p>
      <text:p text:style-name="P4">
泰国选委会主席温巴宗（IttipornBoonpracong）星期六（13日）说，选委会已准备好组织星期天的选举，并确保选举能顺利进行，预计在当地时间下午6点半（新加坡时间7点半）开始报告非正式计票结果。</text:p>
      <text:p text:style-name="P4">
<draw:frame draw:style-name="fr1" draw:name="Image81" text:anchor-type="as-char" svg:width="6.9236in" svg:height="4.615733in" draw:z-index="0">
<draw:image xlink:href="../Images/zaobao world/2023-05-14T08-57/000001.png" xlink:type="simple" xlink:show="embed" xlink:actuate="onLoad" draw:mime-type="image/png"/>
</draw:frame>
 5月14日，一名选民在泰国曼谷的一个投票站投票。（路透社）</text:p>
      <text:p text:style-name="P4">
泰国投票站将在同日下午5时（新加坡时间傍晚6时）关闭。</text:p>
      <text:p text:style-name="P4">
为了让选民安心投票，泰国国家警察总长丹隆萨（DamrongsakKittiprapas）说，当局已在各处投票站部署逾14万名警察，以确保全国范围内近9万5000个投票站能有秩序地运行。</text:p>
      <text:p text:style-name="P4">
丹隆萨指出，在选举开始前，警方在184起与选举相关的犯罪活动中，逮捕了涉案嫌疑人。</text:p>
      <text:p text:style-name="P4">
泰国民调结果和政治观察员普遍预测，民主派有望在星期天的大选中胜出。但分析认为，有望成为最大赢家的为泰党， <text:a xlink:type="simple" xlink:href="https://www.zaobao.com/news/sea/story20230511-1393597" text:style-name="Internet_20_link" text:visited-style-name="Visited_20_Internet_20_Link">
</text:a>
 ，或以310席压倒性票数获胜。</text:p>
      <text:p text:style-name="P4">
自泰国于1932年改为君主立宪制后，已先后经历了13次军事政变，平均每七年便发生一次政变。</text:p>
      <text:p text:style-name="P4">
不过，泰国皇家陆军总司令那龙班日前承诺，即使大选后 <text:a xlink:type="simple" xlink:href="https://www.zaobao.com/news/sea/story20230512-1393957" text:style-name="Internet_20_link" text:visited-style-name="Visited_20_Internet_20_Link">
</text:a>
，军方都将保持中立。那龙班这一谈话有助于缓和人们对民主派胜选后军方或再度干政的担忧。</text:p>
      <text:p text:style-name="P4">
Source: <text:a xlink:type="simple" xlink:href="https://www.zaobao.com.sg/realtime/world/story20230514-1394448" text:style-name="Internet_20_link" text:visited-style-name="Visited_20_Internet_20_Link">
https://www.zaobao.com.sg/realtime/world/story20230514-1394448</text:a>
</text:p>
      <!--NEWS-->
      <text:h text:style-name="P10" text:outline-level="1">
<text:span text:style-name="T4">
迦纳最大在野党初选 马哈马出线角逐2024总统大位</text:span>
</text:h>
      <text:p text:style-name="P4">
Publisher: 法新社</text:p>
      <text:p text:style-name="P4">
Published Time: 2023-05-14T09:02:09+00:00</text:p>
      <text:p text:style-name="P4">
Modified Time: 2023-05-14T08:50:02+00:00</text:p>
      <text:p text:style-name="P4">
Description: （法新社阿克拉14日电） 西非国家迦纳最大反对党「国家民主议会党」（NDC）进行初选，于今天推举出前总统马哈马（John Dramani……</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5-14T09-02-09-00-00/000000.png" xlink:type="simple" xlink:show="embed" xlink:actuate="onLoad" draw:mime-type="image/png"/>
</draw:frame>
</text:p>
      <text:p text:style-name="P4">
国家民主议会党的党代表们于5月13日至14日为期两天初选中，投票选出总统和国会选举的候选人。</text:p>
      <text:p text:style-name="P4">
马哈马囊括29万7603票、得票率高达98.9%，被宣布压倒性胜出；他的对手、库马西市（Kumasi）前市长邦苏（KojoBonsu）仅取得1.1%的3181票。</text:p>
      <text:p text:style-name="P4">
国家民主议会党进行初选之际，迦纳正与国际货币基金（IMF）磋商30亿美元的援助计画，盼能化解国内经济危机；此外，邻国布吉纳法索的冲突，也为迦纳带来日益严峻的圣战分子威胁。</text:p>
      <text:p text:style-name="P4">
现年64岁的马哈马尽管在2016年和2020年总统选举中，两度败给现任总统阿库佛－艾杜（Nana Akufo-Addo），但他一直着眼卷土重来，并在党内初选与前央行总裁杜福尔（Kwabena Duffuor）和邦苏厮杀。</text:p>
      <text:p text:style-name="P4">
杜福尔于12日晚间宣布退出这次初选，甚至说国家民主议会党还没有准备好进行「自由公正选举」。</text:p>
      <text:p text:style-name="P4">
杜福尔也曾任财政部长，在阿散蒂地区（Ashanti Region）拥有庞大选民基本盘，当地也是执政党「新爱国党」（NPP）的大本营。</text:p>
      <text:p text:style-name="P4">
Source: <text:a xlink:type="simple" xlink:href="https://www.rfi.fr/cn/%E5%9B%BD%E9%99%85%E6%8A%A5%E9%81%93/20230514-%E8%BF%A6%E7%BA%B3%E6%9C%80%E5%A4%A7%E5%9C%A8%E9%87%8E%E5%85%9A%E5%88%9D%E9%80%89-%E9%A9%AC%E5%93%88%E9%A9%AC%E5%87%BA%E7%BA%BF%E8%A7%92%E9%80%902024%E6%80%BB%E7%BB%9F%E5%A4%A7%E4%BD%8D" text:style-name="Internet_20_link" text:visited-style-name="Visited_20_Internet_20_Link">
https://www.rfi.fr/cn/%E5%9B%BD%E9%99%85%E6%8A%A5%E9%81%93/20230514-%E8%BF%A6%E7%BA%B3%E6%9C%80%E5%A4%A7%E5%9C%A8%E9%87%8E%E5%85%9A%E5%88%9D%E9%80%89-%E9%A9%AC%E5%93%88%E9%A9%AC%E5%87%BA%E7%BA%BF%E8%A7%92%E9%80%902024%E6%80%BB%E7%BB%9F%E5%A4%A7%E4%BD%8D</text:a>
</text:p>
      <!--NEWS-->
      <text:h text:style-name="P10" text:outline-level="1">
<text:span text:style-name="T4">
欧洲歌唱大赛：瑞典歌手获胜 乌克兰备受关注</text:span>
</text:h>
      <text:p text:style-name="P4">
Author: None (Language: zh)</text:p>
      <text:p text:style-name="P4">
Publisher: None</text:p>
      <text:p text:style-name="P4">
Time: 2023-05-14T09:06:00Z</text:p>
      <text:p text:style-name="P4">
Description: 瑞典歌手洛林（Loreen）不负众望赢得ESC（欧洲歌唱大赛）桂冠。德国乐队Lord of The Lost可惜是最后一名。举办城市英国利物浦到处可见乌克兰国旗的颜色。</text:p>
      <text:p text:style-name="P4">
Videos: []</text:p>
      <text:p text:style-name="P4">
Images: ["<text:a xlink:type="simple" xlink:href="https://static.dw.com/image/65615854_303.jpg" text:style-name="Internet_20_link" text:visited-style-name="Visited_20_Internet_20_Link">
65615854_303.jpg</text:a>
", "<text:a xlink:type="simple" xlink:href="https://static.dw.com/image/65567693_401.jpg" text:style-name="Internet_20_link" text:visited-style-name="Visited_20_Internet_20_Link">
65567693_401.jpg</text:a>
", "<text:a xlink:type="simple" xlink:href="https://static.dw.com/image/65055764_401.jpg" text:style-name="Internet_20_link" text:visited-style-name="Visited_20_Internet_20_Link">
65055764_401.jpg</text:a>
"]</text:p>
      <text:p text:style-name="P4">
Subject: 文化经纬</text:p>
      <text:p text:style-name="P4">
Subjects: []</text:p>
      <text:p text:style-name="P4">
Keywords: ['乌克兰', '俄罗斯入侵乌克兰']</text:p>
      <text:p text:style-name="P4">
ID: 65617613</text:p>
      <!--METADATA-->
      <text:p text:style-name="P4">
<text:a xlink:type="simple" xlink:href="https://www.dw.com/zh/overlay/image/article/65617613/65615854" text:style-name="Internet_20_link" text:visited-style-name="Visited_20_Internet_20_Link">
 <draw:frame draw:style-name="fr1" draw:name="Image83" text:anchor-type="as-char" svg:width="6.9236in" svg:height="3.896998in" draw:z-index="0">
<draw:image xlink:href="../Images/dwzh/2023-05-14T09-06-00Z/65615854_303.jpg" xlink:type="simple" xlink:show="embed" xlink:actuate="onLoad" draw:mime-type="image/jpeg"/>
</draw:frame>
</text:a>
</text:p>
      <text:p text:style-name="P4">
瑞典歌手Loreen时隔11年再度赢得ESC冠军</text:p>
      <text:p text:style-name="P4">
（德国之声中文网）39岁的瑞典歌手洛林（Loreen）11年前就已摘得过ESC（欧洲歌唱大赛）的桂冠。如今，虽是资深职业歌手，再次获此殊荣仍令她动容。这位有摩洛哥北非背景的歌手以一曲"Tattoo"的出色表现，同时获得公众投票和各国评委的青睐。</text:p>
      <text:p text:style-name="P4">
芬兰歌手凯里亚（Käärijä）赢得亚军头衔，季军则是以色列女歌手基莱尔（Noa Kirel）。德国摇滚乐队Lord of theLost可惜成为最后一名。而且去年德国也是最后一名。主办本次比赛的东道主英国也仅仅获得倒数第二名。</text:p>
      <text:p text:style-name="P4">
<draw:frame draw:style-name="fr1" draw:name="Image84" text:anchor-type="as-char" svg:width="6.9236in" svg:height="3.896998in" draw:z-index="0">
<draw:image xlink:href="../Images/dwzh/2023-05-14T09-06-00Z/65567693_401.jpg" xlink:type="simple" xlink:show="embed" xlink:actuate="onLoad" draw:mime-type="image/jpeg"/>
</draw:frame>
</text:p>
      <text:p text:style-name="P4">
半决赛中乌克兰的Aljoscha的亮相将给观众留下持久的印象</text:p>
      <text:h text:style-name="P12" text:outline-level="3">
<text:span text:style-name="T4">
乌克兰战争背景下的欧洲歌唱大赛</text:span>
</text:h>
      <text:p text:style-name="P4">
来自乌克兰的二人组合Twortschi获得第六名。尽管未能成功卫冕，但他们的亮相仍将让观众留下记忆。其歌曲"钢铁心"（Heart ofSteel）意指乌克兰战争中，面对核威胁，人们仍保持勇气，而乌克兰士兵在马里乌波尔钢铁厂的坚持作战则是作曲的灵感。</text:p>
      <text:p text:style-name="P4">
<draw:frame draw:style-name="fr1" draw:name="Image85" text:anchor-type="as-char" svg:width="6.9236in" svg:height="3.896998in" draw:z-index="0">
<draw:image xlink:href="../Images/dwzh/2023-05-14T09-06-00Z/65055764_401.jpg" xlink:type="simple" xlink:show="embed" xlink:actuate="onLoad" draw:mime-type="image/jpeg"/>
</draw:frame>
</text:p>
      <text:p text:style-name="P4">
举办地利物浦到处可见乌克兰国旗的色调</text:p>
      <text:p text:style-name="P4">
举办地利物浦到处可以看到乌克兰的国旗--蓝黄色调。这次比赛的口号就是"用音乐团结在一起"（United By Music）。 <text:a xlink:type="simple" xlink:href="https://www.dw.com/zh/zh/约翰逊明年欧歌赛可在乌克兰举办/a-62178807" text:style-name="Internet_20_link" text:visited-style-name="Visited_20_Internet_20_Link">
</text:a>
，英国是亚军。今年，英国与BBC电视台共同举办ESC--传统上是冠军国举办，但 <text:a xlink:type="simple" xlink:href="https://www.dw.com/zh/zh/被指为侵略者献唱-乌克兰女星无缘esc/a-47694672" text:style-name="Internet_20_link" text:visited-style-name="Visited_20_Internet_20_Link">
 </text:a>
 战争使得 <text:a xlink:type="simple" xlink:href="https://www.dw.com/zh/zh/欧洲歌唱大赛落幕-乌克兰队获得冠军/a-61806566" text:style-name="Internet_20_link" text:visited-style-name="Visited_20_Internet_20_Link">
 </text:a>
 无法举办这一赛事。</text:p>
      <text:p text:style-name="P4">
Source: <text:a xlink:type="simple" xlink:href="https://www.dw.com/zh/欧洲歌唱大赛：瑞典歌手获胜-乌克兰备受关注/a-65617613" text:style-name="Internet_20_link" text:visited-style-name="Visited_20_Internet_20_Link">
https://www.dw.com/zh/欧洲歌唱大赛：瑞典歌手获胜-乌克兰备受关注/a-65617613?maca=chi-rss-chi-all-1127-rdf</text:a>
</text:p>
      <!--NEWS-->
      <text:h text:style-name="P10" text:outline-level="1">
<text:span text:style-name="T4">
新规严惩非法移民 想循合法途径入境美国者变多</text:span>
</text:h>
      <text:p text:style-name="P4">
Publisher: 法新社</text:p>
      <text:p text:style-name="P4">
Published Time: 2023-05-14T09:32:10+00:00</text:p>
      <text:p text:style-name="P4">
Modified Time: 2023-05-14T09:20:04+00:00</text:p>
      <text:p text:style-name="P4">
Description: （法新社墨西哥马塔摩洛斯13日电） 严格的新庇护规定生效，尽管当局警告边境混乱状况恐会升高，美墨交界边境许多移民仍寻求透过合法途径进入美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5-14T09-32-10-00-00/000000.png" xlink:type="simple" xlink:show="embed" xlink:actuate="onLoad" draw:mime-type="image/png"/>
</draw:frame>
</text:p>
      <text:p text:style-name="P4">
逃离委内瑞拉的罗德里格斯（Gustavo Rodriguez）认为，要留在美国，透过官方管道的机会最大。</text:p>
      <text:p text:style-name="P4">
他在墨西哥马塔摩洛斯（Matamoros）告诉法新社：「我想合法入境。」</text:p>
      <text:p text:style-name="P4">
马塔摩洛斯是墨西哥边境城市之一，聚集了成千上万逃离贫困、犯罪或迫害的移民。</text:p>
      <text:p text:style-name="P4">
美国总统拜登的右翼反对者预测，COVID-19（2019冠状病毒疾病）时期允许迅速驱逐移民的法令到期后，人们会涌入边境。</text:p>
      <text:p text:style-name="P4">
但迄今这种状况还没出现，那是因为非法越境者将有5年不得申请合法入境，还可能面临刑事指控。</text:p>
      <text:p text:style-name="P4">
寻求庇护者应透过名为CBP One的智慧手机应用程式（App）来申请，或到美国打算在哥伦比亚、瓜地马拉等国家／地区设立的处理中心预约面谈。</text:p>
      <text:p text:style-name="P4">
但移民表示，尽管华盛顿承诺会将每天预约量增加到1000个，使用该App就像买彩券一样。</text:p>
      <text:p text:style-name="P4">
托瓦（Jose Manuel Tovar）是幸运儿之一，经过4个月的尝试，他终于预约成功。</text:p>
      <text:p text:style-name="P4">
这位委内瑞拉人告诉法新社：「我哭了，我的家人，我所有的同事都高兴地哭了。」（译者：郑诗韵/核稿：陈政一）</text:p>
      <text:p text:style-name="P4">
Source: <text:a xlink:type="simple" xlink:href="https://www.rfi.fr/cn/%E5%9B%BD%E9%99%85%E6%8A%A5%E9%81%93/20230514-%E6%96%B0%E8%A7%84%E4%B8%A5%E6%83%A9%E9%9D%9E%E6%B3%95%E7%A7%BB%E6%B0%91-%E6%83%B3%E5%BE%AA%E5%90%88%E6%B3%95%E9%80%94%E5%BE%84%E5%85%A5%E5%A2%83%E7%BE%8E%E5%9B%BD%E8%80%85%E5%8F%98%E5%A4%9A" text:style-name="Internet_20_link" text:visited-style-name="Visited_20_Internet_20_Link">
https://www.rfi.fr/cn/%E5%9B%BD%E9%99%85%E6%8A%A5%E9%81%93/20230514-%E6%96%B0%E8%A7%84%E4%B8%A5%E6%83%A9%E9%9D%9E%E6%B3%95%E7%A7%BB%E6%B0%91-%E6%83%B3%E5%BE%AA%E5%90%88%E6%B3%95%E9%80%94%E5%BE%84%E5%85%A5%E5%A2%83%E7%BE%8E%E5%9B%BD%E8%80%85%E5%8F%98%E5%A4%9A</text:a>
</text:p>
      <!--NEWS-->
      <text:h text:style-name="P10" text:outline-level="1">
<text:span text:style-name="T4">
巴黎法院推翻禁令 极右派社团获准集会</text:span>
</text:h>
      <text:p text:style-name="P4">
Publisher: 法新社</text:p>
      <text:p text:style-name="P4">
Published Time: 2023-05-14T10:02:10+00:00</text:p>
      <text:p text:style-name="P4">
Modified Time: 2023-05-14T09:50:02+00:00</text:p>
      <text:p text:style-name="P4">
Description: （法新社巴黎14日电） 法国内政部下令制止极右派抗议，但在法院推翻警方依内政部指示下达的禁令后，主张恢复君主制的法国极右派社团「法兰西运动」（Ac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5-14T10-02-10-00-00/000000.png" xlink:type="simple" xlink:show="embed" xlink:actuate="onLoad" draw:mime-type="image/png"/>
</draw:frame>
</text:p>
      <text:p text:style-name="P4">
在法院裁定推翻当局禁令后，昨天已有约350名「法兰西运动」的成员得以参加巴黎的「法国面临危机」（France indanger）座谈会，一些与会成员蒙面并身穿黑衣。</text:p>
      <text:p text:style-name="P4">
法新社记者目击，聚会在警方重重戒备下进行。</text:p>
      <text:p text:style-name="P4">
巴黎行政法院在座谈会前几小时发声明给法新社，内文写道：「自2023年5月12日起执行的警察厅长命令已暂停。」</text:p>
      <text:p text:style-name="P4">
然而法院驳回极右派人士贝尼德悌（Yvan Benedetti）及其所属团体「民族主义者」（TheNationalists）的上诉，他们无法于今天同一时间集会。</text:p>
      <text:p text:style-name="P4">
「法兰西运动」今日聚会将向15世纪领导法国人打败英格兰的圣女贞德（Joan of Arc）致敬，法国许多极右派运动都推崇圣女贞德。</text:p>
      <text:p text:style-name="P4">
上周末一个极右派白人至上主义者集会获准进行，结果引发争议。法国内政部长达马南（GeraldDarmanin）随后下达指示，试图禁止任何极右派的聚会，警方接着于12日下达多项禁令。</text:p>
      <text:p text:style-name="P4">
Source: <text:a xlink:type="simple" xlink:href="https://www.rfi.fr/cn/%E5%9B%BD%E9%99%85%E6%8A%A5%E9%81%93/20230514-%E5%B7%B4%E9%BB%8E%E6%B3%95%E9%99%A2%E6%8E%A8%E7%BF%BB%E7%A6%81%E4%BB%A4-%E6%9E%81%E5%8F%B3%E6%B4%BE%E7%A4%BE%E5%9B%A2%E8%8E%B7%E5%87%86%E9%9B%86%E4%BC%9A" text:style-name="Internet_20_link" text:visited-style-name="Visited_20_Internet_20_Link">
https://www.rfi.fr/cn/%E5%9B%BD%E9%99%85%E6%8A%A5%E9%81%93/20230514-%E5%B7%B4%E9%BB%8E%E6%B3%95%E9%99%A2%E6%8E%A8%E7%BF%BB%E7%A6%81%E4%BB%A4-%E6%9E%81%E5%8F%B3%E6%B4%BE%E7%A4%BE%E5%9B%A2%E8%8E%B7%E5%87%86%E9%9B%86%E4%BC%9A</text:a>
</text:p>
      <!--NEWS-->
      <text:h text:style-name="P10" text:outline-level="1">
<text:span text:style-name="T4">
法院调停成功 德铁暂不罢工</text:span>
</text:h>
      <text:p text:style-name="P4">
Author: None (Language: zh)</text:p>
      <text:p text:style-name="P4">
Publisher: None</text:p>
      <text:p text:style-name="P4">
Time: 2023-05-14T10:22:00Z</text:p>
      <text:p text:style-name="P4">
Description: 阻止罢工的谈判无望，德意志铁路公司（DB）诉诸法律，取得了成功。</text:p>
      <text:p text:style-name="P4">
Videos: []</text:p>
      <text:p text:style-name="P4">
Images: ["<text:a xlink:type="simple" xlink:href="https://static.dw.com/image/59057760_303.jpg" text:style-name="Internet_20_link" text:visited-style-name="Visited_20_Internet_20_Link">
59057760_303.jpg</text:a>
"]</text:p>
      <text:p text:style-name="P4">
Subject: 经济纵横</text:p>
      <text:p text:style-name="P4">
Subjects: ['罢工']</text:p>
      <text:p text:style-name="P4">
Keywords: ['德意志铁路', 'DB', '罢工', '德国铁路运输工会']</text:p>
      <text:p text:style-name="P4">
ID: 65618202</text:p>
      <!--METADATA-->
      <text:p text:style-name="P4">
<text:a xlink:type="simple" xlink:href="https://www.dw.com/zh/overlay/image/article/65618202/59057760" text:style-name="Internet_20_link" text:visited-style-name="Visited_20_Internet_20_Link">
 <draw:frame draw:style-name="fr1" draw:name="Image88" text:anchor-type="as-char" svg:width="6.9236in" svg:height="3.896998in" draw:z-index="0">
<draw:image xlink:href="../Images/dwzh/2023-05-14T10-22-00Z/59057760_303.jpg" xlink:type="simple" xlink:show="embed" xlink:actuate="onLoad" draw:mime-type="image/jpeg"/>
</draw:frame>
</text:a>
</text:p>
      <text:p text:style-name="P4">
（德国之声中文网）德国铁路运输工会（EVG）原定本周日起进行50小时的罢工，周六晚些时候传来消息，与德意志铁路公司（DB）达成一致，暂停罢工。</text:p>
      <text:p text:style-name="P4">
罢工原本会让长途铁路客运在周一和周二陷入停滞。 <text:a xlink:type="simple" xlink:href="https://www.dw.com/zh/zh/德国铁路大罢工只有19受访者完全理解/a-65613696" text:style-name="Internet_20_link" text:visited-style-name="Visited_20_Internet_20_Link">
</text:a>
</text:p>
      <text:p text:style-name="P4">
德意志铁路公司（DB）表示，现在达成暂停罢工后，则须尽快安排约5万辆次列车的工作人员排班表，具体车次表将在周日下午对外公布。</text:p>
      <text:p text:style-name="P4">
不过，德国铁路运输工会强调，只有德意志铁路公司的罢工暂停，其他铁路运输公司仍有可能举行罢工。</text:p>
      <text:p text:style-name="P4">
周四晚间，德国铁路运输工会与德意志铁路公司谈判无果，德铁公司诉诸法律，要求暂停 <text:a xlink:type="simple" xlink:href="https://www.dw.com/zh/zh/要求涨薪10-周一德国运输行业大罢工/a-65134319" text:style-name="Internet_20_link" text:visited-style-name="Visited_20_Internet_20_Link">
</text:a>
，因该罢工有"过度"嫌疑，损害乘客与客户的利益。</text:p>
      <text:p text:style-name="P4">
德国铁路工会与各铁路公司正在进行的谈判涉及到23万名员工，其中18万人受雇于德意志铁路公司。谈判争议点中也包括最低工资问题。</text:p>
      <text:h text:style-name="P12" text:outline-level="3">
<text:span text:style-name="T4">
大罢工! 德国交通陷入瘫痪</text:span>
</text:h>
      <text:p text:style-name="P4">
（德新社）</text:p>
      <text:p text:style-name="P4">
Source: <text:a xlink:type="simple" xlink:href="https://www.dw.com/zh/法院调停成功-德铁暂不罢工/a-65618202" text:style-name="Internet_20_link" text:visited-style-name="Visited_20_Internet_20_Link">
https://www.dw.com/zh/法院调停成功-德铁暂不罢工/a-65618202?maca=chi-rss-chi-all-1127-rdf</text:a>
</text:p>
      <!--NEWS-->
      <text:h text:style-name="P10" text:outline-level="1">
<text:span text:style-name="T4">
泰国大选反对党有望胜出 能否顺利执政待考验</text:span>
</text:h>
      <text:p text:style-name="P4">
Publisher: 法新社</text:p>
      <text:p text:style-name="P4">
Published Time: 2023-05-14T10:32:08+00:00</text:p>
      <text:p text:style-name="P4">
Modified Time: 2023-05-14T10:05:01+00:00</text:p>
      <text:p text:style-name="P4">
Description: （法新社曼谷14日电） 泰国今天展开国会大选投票，亲民主的反对党有望击败保守派军方支持、执政近10年的总理帕拉育政府，但新总理产生方式对军政府有利，反对党即便这次胜选，也不一定能顺利执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617581in" draw:z-index="0">
<draw:image xlink:href="../Images/rficn/2023-05-14T10-32-08-00-00/000000.png" xlink:type="simple" xlink:show="embed" xlink:actuate="onLoad" draw:mime-type="image/png"/>
</draw:frame>
</text:p>
      <text:p text:style-name="P4">
泰国这次选战被认为是渴望改革的年轻一代与传统、保皇建制派之间的较量，选民倾向击败曾以陆军总司令身分策划政变并藉此掌权的现任总理帕拉育（PrayuthChan-ocha）。</text:p>
      <text:p text:style-name="P4">
贝东塔（Paetongtarn Shinawatra）领导的主要反对党「为泰党」（Pheu Thai）于最近的民调中领先，她是前总理戴克辛（ThaksinShinawatra）的女儿。</text:p>
      <text:p text:style-name="P4">
但在投票结果往往可能被政变和法院命令翻转的泰国，民众担心军方会试图紧抓权力不放，进而增加泰国前景的不稳定性。</text:p>
      <text:p text:style-name="P4">
为泰党5月12日举行选前最后一次造势大会，贝东塔告诉一万名支持群众，14日将是「泰国从军政府统治转向民主治理的历史之日」。</text:p>
      <text:p text:style-name="P4">
投票从当地时间今天上午8时起，在全国各地9万5000个投票所展开。</text:p>
      <text:p text:style-name="P4">
在5月7日的提前投票，投票率高达90%代表着选民寻求变革，但因军政府2017年制定的宪法，反对派想执政得面临一番苦战。</text:p>
      <text:p text:style-name="P4">
因为新总理将由500位民选众议员及250名帕拉育军政府任命的参议员共同选出，这使军政府占有优势。</text:p>
      <text:p text:style-name="P4">
泰国上次于2019年的国会选举充满争议，帕拉育在参议院的支持下成为总理，领导复杂的多党联盟政府。</text:p>
      <text:p text:style-name="P4">
Source: <text:a xlink:type="simple" xlink:href="https://www.rfi.fr/cn/%E5%9B%BD%E9%99%85%E6%8A%A5%E9%81%93/20230514-%E6%B3%B0%E5%9B%BD%E5%A4%A7%E9%80%89%E5%8F%8D%E5%AF%B9%E5%85%9A%E6%9C%89%E6%9C%9B%E8%83%9C%E5%87%BA-%E8%83%BD%E5%90%A6%E9%A1%BA%E5%88%A9%E6%89%A7%E6%94%BF%E5%BE%85%E8%80%83%E9%AA%8C" text:style-name="Internet_20_link" text:visited-style-name="Visited_20_Internet_20_Link">
https://www.rfi.fr/cn/%E5%9B%BD%E9%99%85%E6%8A%A5%E9%81%93/20230514-%E6%B3%B0%E5%9B%BD%E5%A4%A7%E9%80%89%E5%8F%8D%E5%AF%B9%E5%85%9A%E6%9C%89%E6%9C%9B%E8%83%9C%E5%87%BA-%E8%83%BD%E5%90%A6%E9%A1%BA%E5%88%A9%E6%89%A7%E6%94%BF%E5%BE%85%E8%80%83%E9%AA%8C</text:a>
</text:p>
      <!--NEWS-->
      <text:h text:style-name="P10" text:outline-level="1">
<text:span text:style-name="T4">
巴基斯坦保安部队遭武装分子袭击 共13人丧生</text:span>
</text:h>
      <text:p text:style-name="P4">
Publisher: 法新社</text:p>
      <text:p text:style-name="P4">
Published Time: 2023-05-14T11:32:08+00:00</text:p>
      <text:p text:style-name="P4">
Modified Time: 2023-05-14T11:05:01+00:00</text:p>
      <text:p text:style-name="P4">
Description: （法新社巴基斯坦奎达市13日电） 巴基斯坦军方说，保安部队与武装分子昨天晚间爆发战斗，共造成十几人死亡。这些武装分子袭击保安部队的基地，并劫持其家人为人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617581in" draw:z-index="0">
<draw:image xlink:href="../Images/rficn/2023-05-14T11-32-08-00-00/000000.png" xlink:type="simple" xlink:show="embed" xlink:actuate="onLoad" draw:mime-type="image/png"/>
</draw:frame>
</text:p>
      <text:p text:style-name="P4">
法新社报导，军方表示，「装备精良」的武装分子袭击俾路支省（Balochistan）穆斯林巴格（MuslimBagh）的一个内政部「边境兵团」（Frontier Corps）营区，并在一个住宅区俘虏3个家庭。</text:p>
      <text:p text:style-name="P4">
巴基斯坦武装部队三军公共关系局（Inter-Services Public Relations of the Pakistani ArmedForces）在声明中说，战斗从昨天晚上持续到今天早上，「复杂的清理行动涉及人质营救行动」。</text:p>
      <text:p text:style-name="P4">
没有组织立即声称对这次袭击负责，但俾路支（Baloch）分离主义团体几十年来一直在这个西南部省分对巴基斯坦发动叛乱，并经常针对保安部队。</text:p>
      <text:p text:style-name="P4">
巴基斯坦塔利班（Taliban）也在俾路支地区很活跃。</text:p>
      <text:p text:style-name="P4">
巴基斯坦武装部队三军公共关系局说，「恐怖分子在劫持人质时甚至没有放过儿童」。声明说，所有闯入营区的6名武装分子都被击毙。</text:p>
      <text:p text:style-name="P4">
三军公共关系局说，另外7名丧生者包括6名国家保安部队成员和1名平民。</text:p>
      <text:p text:style-name="P4">
袭击过程中有6人受伤，包括1名妇女。</text:p>
      <text:p text:style-name="P4">
一些遇难者的葬礼今天在俾路支省省会奎达市（Quetta）举行。（译者：林沂锋/核稿：林治平）</text:p>
      <text:p text:style-name="P4">
Source: <text:a xlink:type="simple" xlink:href="https://www.rfi.fr/cn/%E5%9B%BD%E9%99%85%E6%8A%A5%E9%81%93/20230514-%E5%B7%B4%E5%9F%BA%E6%96%AF%E5%9D%A6%E4%BF%9D%E5%AE%89%E9%83%A8%E9%98%9F%E9%81%AD%E6%AD%A6%E8%A3%85%E5%88%86%E5%AD%90%E8%A2%AD%E5%87%BB-%E5%85%B113%E4%BA%BA%E4%B8%A7%E7%94%9F" text:style-name="Internet_20_link" text:visited-style-name="Visited_20_Internet_20_Link">
https://www.rfi.fr/cn/%E5%9B%BD%E9%99%85%E6%8A%A5%E9%81%93/20230514-%E5%B7%B4%E5%9F%BA%E6%96%AF%E5%9D%A6%E4%BF%9D%E5%AE%89%E9%83%A8%E9%98%9F%E9%81%AD%E6%AD%A6%E8%A3%85%E5%88%86%E5%AD%90%E8%A2%AD%E5%87%BB-%E5%85%B113%E4%BA%BA%E4%B8%A7%E7%94%9F</text:a>
</text:p>
      <!--NEWS-->
      <text:h text:style-name="P10" text:outline-level="1">
<text:span text:style-name="T4">
“中国人权观察”前秘书长徐秦被控“煽颠”一案再被延期审理</text:span>
</text:h>
      <text:p text:style-name="P4">
Author: None</text:p>
      <text:p text:style-name="P4">
Publisher: Radio Free Asia (Organization)</text:p>
      <text:p text:style-name="P4">
Published Time: 2023-05-14T11:37:00-04:00</text:p>
      <text:p text:style-name="P4">
Modified Time: 2023-05-14T12:05: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4.120659in" draw:z-index="0">
<draw:image xlink:href="../Images/rfamandarin/2023-05-14T11-37-00-04-00/000000.png" xlink:type="simple" xlink:show="embed" xlink:actuate="onLoad" draw:mime-type="image/png"/>
</draw:frame>
 2019年，徐秦在武汉声援秦永敏案开庭。陈思明提供/RFA资料</text:p>
      <text:p text:style-name="P4">
据维权网5月13日发布的消息，江苏人权捍卫者徐秦被控涉嫌“煽动颠覆国家政权罪”一案再被延期审理。江苏省扬州市中级人民法院发出的《审理延长期限通知书》显示，该案已经中国最高人民法院批准第9次延期，由上次审限的5月3日延长3个月至8月3日。</text:p>
      <text:p text:style-name="P4">
据介绍，徐秦曾与江苏知名人权活动人士秦永敏一道筹建“中国人权观察”并出任秘书长，也是民间维权组织“玫瑰团队”成员。在秦永敏被捕、妻子赵素利“被失踪”后，她多次上街声援，跟进案件。</text:p>
      <text:p text:style-name="P4">
2018年2月9日，徐秦在从扬州高邮到昆山的途中被警方带走，后被扬州警方先后以涉嫌“寻衅滋事罪”刑拘、“指定居所监视居住”，并被追加涉嫌“煽动颠覆国家政权”的罪名。据介绍，徐秦此次被捕与她多年坚持关注人权问题，以及组织联署声援维权律师余文生和为维权公民徐琳筹款等活动有关。2021年11月5日，徐秦突然又被警方从家中带走，而其之前的案件一直处于延审当中。</text:p>
      <text:p text:style-name="P4">
维权网披露，被捕前，徐秦刚做完心脏搭桥手术，且患有脑梗、心梗、高血压等多种疾病。她目前狱中身体健康状况急剧恶化，甚至因瘫痪无法站立。</text:p>
      <text:p text:style-name="P4">
编辑：何平</text:p>
      <text:p text:style-name="P4">
Source: <text:a xlink:type="simple" xlink:href="https://www.rfa.org/mandarin/Xinwen/1-05142023113515.html" text:style-name="Internet_20_link" text:visited-style-name="Visited_20_Internet_20_Link">
https://www.rfa.org/mandarin/Xinwen/1-05142023113515.html</text:a>
</text:p>
      <!--NEWS-->
      <text:h text:style-name="P10" text:outline-level="1">
<text:span text:style-name="T4">
中国对台军演或成模板  台湾下周启动“汉光兵推”</text:span>
</text:h>
      <text:p text:style-name="P4">
Author: None</text:p>
      <text:p text:style-name="P4">
Publisher: Radio Free Asia (Organization)</text:p>
      <text:p text:style-name="P4">
Published Time: 2023-05-14T11:43:00-04:00</text:p>
      <text:p text:style-name="P4">
Modified Time: 2023-05-14T11:45: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4.612011in" draw:z-index="0">
<draw:image xlink:href="../Images/rfamandarin/2023-05-14T11-43-00-04-00/000000.png" xlink:type="simple" xlink:show="embed" xlink:actuate="onLoad" draw:mime-type="image/png"/>
</draw:frame>
台湾的國防部長邱國正2022年主持漢光38号兵推精神講話。 <text:a xlink:type="simple" xlink:href="https://www.rfa.org/mandarin/Xinwen/2-05142023113847.html/@@images/image" text:style-name="Internet_20_link" text:visited-style-name="Visited_20_Internet_20_Link">
</text:a>
台湾防部提供</text:p>
      <text:p text:style-name="P4">
据台湾中央社5月14日报道，台湾军方的“汉光兵推”将于下周一启动。本次演练将以敌军犯台各种可能行动，以及近年扰台军演动态作为基础，并借鉴俄乌战事进行对抗演习、磨练指挥。</text:p>
      <text:p text:style-name="P4">
报道说，由于近年受疫情影响，去年台湾的汉光38号演习采用了“全民防卫作战图上兵棋推演”，即以面对面研讨方式，深度探讨当前敌情因应方针及战术，今年将继续采行电脑兵推。汉光39号演习分为“电脑辅助指挥所演习”（电脑兵推）和“实兵演习”2个阶段，其中电脑兵推将于5月15日起至19日实施。</text:p>
      <text:p text:style-name="P4">
台湾的国防部作战计划室联合作战计划处长林文皇表示，相关演练主要在于指挥作战现地推演，包含各种想定设计放在系统内，此为训练系统而非评估系统，因此“推演并无有胜负之分”。</text:p>
      <text:p text:style-name="P4">
编辑：何平</text:p>
      <text:p text:style-name="P4">
Source: <text:a xlink:type="simple" xlink:href="https://www.rfa.org/mandarin/Xinwen/2-05142023113847.html" text:style-name="Internet_20_link" text:visited-style-name="Visited_20_Internet_20_Link">
https://www.rfa.org/mandarin/Xinwen/2-05142023113847.html</text:a>
</text:p>
      <!--NEWS-->
      <text:h text:style-name="P10" text:outline-level="1">
<text:span text:style-name="T4">
土耳其启动总统选举 埃尔多安面临连任挑战</text:span>
</text:h>
      <text:p text:style-name="P4">
Author: 联合早报 (Person)</text:p>
      <text:p text:style-name="P4">
Publisher: 联合早报 (Organization)</text:p>
      <text:p text:style-name="P4">
Published Time: 2023-05-14T11:49</text:p>
      <text:p text:style-name="P4">
Modified Time: 2023-05-14T11:56</text:p>
      <text:p text:style-name="P4">
Description: 土耳其星期天（5月14日）举行全国大选，总统埃尔多安的竞争对手克勒奇达尔奥卢（Kemal Kilicdaroglu）民调略微领先，埃尔多安连任面临挑战。路透社报道，土耳其选民将于当...</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土耳其', '选举', '埃尔多安', '总统选举']</text:p>
      <!--METADATA-->
      <text:p text:style-name="P4">
土耳其星期天（5月14日） <text:a xlink:type="simple" xlink:href="https://www.zaobao.com/realtime/world/story20230310-1371300" text:style-name="Internet_20_link" text:visited-style-name="Visited_20_Internet_20_Link">
 </text:a>
，总统埃尔多安的竞争对手克勒奇达尔奥卢（Kemal Kilicdaroglu）民调略微领先，埃尔多安连任面临挑战。</text:p>
      <text:p text:style-name="P4">
路透社报道，土耳其选民将于当地时间上午8时（新加坡时间下午1时）开始投票，并于同日下午5时（新加坡时间晚上8时）结束投票。根据土耳其选举法，在晚上9时前禁止公布任何选情结果。</text:p>
      <text:p text:style-name="P4">
但在同日晚些时候，或出现明显迹象显示土耳其是否须进行决选投票。若没有候选人在首轮投票中斩获超50%的支持，该国将在5月28日进行第二轮投票。</text:p>
      <text:p text:style-name="P4">
最新的选前民调显示，由六个反对党组成的“民族联盟”阵营候选人克勒奇达尔奥卢的民调支持率，略微领先埃尔多安的正义与发展党及其盟党组成的“人民联盟”（People’sAlliance）。</text:p>
      <text:p text:style-name="P4">
新华社引述土耳其最近五次选前民调数据报道称，克勒奇达尔奥卢与埃尔多安支持率接近，双方互有领先，差距在1.7到5.8个百分点之间。</text:p>
      <text:p text:style-name="P4">
<draw:frame draw:style-name="fr1" draw:name="Image93" text:anchor-type="as-char" svg:width="6.9236in" svg:height="4.615733in" draw:z-index="0">
<draw:image xlink:href="../Images/zaobao world/2023-05-14T11-49/000000.png" xlink:type="simple" xlink:show="embed" xlink:actuate="onLoad" draw:mime-type="image/png"/>
</draw:frame>
“民族联盟”阵营候选人克勒奇达尔奥卢承诺，将推动土耳其经济发展转型和产业升级、实现经济增速超5.5%，以及使国民人均年收入超2万美元（约2.6万新元）。（路透社）</text:p>
      <text:p text:style-name="P4">
分析认为，在2014年和2018年的总统选举中，埃尔多安均在首轮投票中以超过50%的得票率直接当选。但在此次总统选举中，因反对党联盟阵容强大，以及国内经济状况不佳等原因，埃尔多安寻求连任面临严峻挑战。</text:p>
      <text:p text:style-name="P4">
此外，胶着的选情显示，即便克勒奇达尔奥卢最终成功击败埃尔多安当选，其执政生涯也难一帆风顺。</text:p>
      <text:p text:style-name="P4">
另一方面，“民族联盟”还得到议会第三大党、亲库尔德人的左翼政党人民民主党支持，而库尔德选民票数占总票数的15%至20%，有着关键的决定性作用。</text:p>
      <text:p text:style-name="P4">
因被官方认为与库尔德“恐怖组织”有关联，人民民主党前党魁德米尔塔什遭到监禁，该党将不参加今年总统选举，但已号召选民支持“民族联盟”。</text:p>
      <text:p text:style-name="P4">
Source: <text:a xlink:type="simple" xlink:href="https://www.zaobao.com.sg/realtime/world/story20230514-1394462" text:style-name="Internet_20_link" text:visited-style-name="Visited_20_Internet_20_Link">
https://www.zaobao.com.sg/realtime/world/story20230514-1394462</text:a>
</text:p>
      <!--NEWS-->
      <text:h text:style-name="P10" text:outline-level="1">
<text:span text:style-name="T4">
菲律宾开始在南海放置浮标  宣示对部分海域主权</text:span>
</text:h>
      <text:p text:style-name="P4">
Author: None</text:p>
      <text:p text:style-name="P4">
Publisher: Radio Free Asia (Organization)</text:p>
      <text:p text:style-name="P4">
Published Time: 2023-05-14T11:53:00-04:00</text:p>
      <text:p text:style-name="P4">
Modified Time: 2023-05-14T12:03: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4.612011in" draw:z-index="0">
<draw:image xlink:href="../Images/rfamandarin/2023-05-14T11-53-00-04-00/000000.png" xlink:type="simple" xlink:show="embed" xlink:actuate="onLoad" draw:mime-type="image/png"/>
</draw:frame>
图为菲律宾海岸警卫队船只准备在南沙群岛仁爱暗沙（Second Thomas Shoal）海域进行水文调查。 <text:a xlink:type="simple" xlink:href="https://www.rfa.org/mandarin/Xinwen/3-05142023114711.html/@@images/image" text:style-name="Internet_20_link" text:visited-style-name="Visited_20_Internet_20_Link">
</text:a>
法新社资料图片</text:p>
      <text:p text:style-name="P4">
路透社本周日引述菲律宾海岸警卫队发言人证实，菲律宾已在其位于南中国海的专属经济区内放置航行浮标，以维护对南海有争议的南沙群岛的主权。据介绍，菲律宾海岸警卫队于5月10日至12 日，在约320公里区域内的5个区域设置了悬挂菲律宾国旗的浮标，其中包括在2021被数百艘中国船只实施海上集结的圣灵群岛。</text:p>
      <text:p text:style-name="P4">
菲律宾南海问题海岸警卫队发言人塔里埃拉准将在推特上表示，“此举凸显菲律宾保护海上边界和资源，并为海上贸易安全做出贡献的坚定决心。”</text:p>
      <text:p text:style-name="P4">
截至目前，中国驻马尼拉大使馆尚未就此回应媒体查询。</text:p>
      <text:p text:style-name="P4">
中国近年对南海人造岛礁实施军事部署，引发周边菲律宾、文莱、马来西亚、台湾和越南不满。2016年，一项国际仲裁宣告中国对南海的主权声索无效。</text:p>
      <text:p text:style-name="P4">
报道说，去年5月，菲律宾海岸警卫队已在南沙群岛的4个岛屿上安装了5个导航浮标。而随着中国在南海采取越来越咄咄逼人的行动，菲律宾总统马科斯也正寻求与条约盟友美国建立更密切的关系。</text:p>
      <text:p text:style-name="P4">
编辑：何平</text:p>
      <text:p text:style-name="P4">
Source: <text:a xlink:type="simple" xlink:href="https://www.rfa.org/mandarin/Xinwen/3-05142023114711.html" text:style-name="Internet_20_link" text:visited-style-name="Visited_20_Internet_20_Link">
https://www.rfa.org/mandarin/Xinwen/3-05142023114711.html</text:a>
</text:p>
      <!--NEWS-->
      <text:h text:style-name="P10" text:outline-level="1">
<text:span text:style-name="T4">
中国媒体披露统计局数据：一线城市人口“集体负增长”</text:span>
</text:h>
      <text:p text:style-name="P4">
Author: None</text:p>
      <text:p text:style-name="P4">
Publisher: Radio Free Asia (Organization)</text:p>
      <text:p text:style-name="P4">
Published Time: 2023-05-14T11:56:40-04:00</text:p>
      <text:p text:style-name="P4">
Modified Time: 2023-05-14T11:56: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4.612011in" draw:z-index="0">
<draw:image xlink:href="../Images/rfamandarin/2023-05-14T11-56-40-04-00/000000.png" xlink:type="simple" xlink:show="embed" xlink:actuate="onLoad" draw:mime-type="image/png"/>
</draw:frame>
 图为进出北京西站大厅的旅客 <text:a xlink:type="simple" xlink:href="https://www.rfa.org/mandarin/Xinwen/4-05142023115402.html/@@images/image" text:style-name="Internet_20_link" text:visited-style-name="Visited_20_Internet_20_Link">
</text:a>
美联社资料图片</text:p>
      <text:p text:style-name="P4">
中国媒体每日财经5月14日引述各地统计局数据来源披露，截至2022年末，中国4座一线城市北京、上海、广州、深圳的人口统计“集体负增长”。其中，北京人口减少4.3万人，上海人口减少13.54万人，广州常住人口减少7.65万人，深圳则减少了1.98万人，中国一线城市合计减少约超27.5万人。</text:p>
      <text:p text:style-name="P4">
统计显示，2022年的负增长是深圳自1979年建市以来常住人口的首次下降，这对往日抱怨“人多”的广州同样罕见。而广州、深圳不但在过去十年蝉联全国人口增量最高城市，当地也是观察中国经济活力以及劳动人口流动的重要指标热点。</text:p>
      <text:p text:style-name="P4">
报道说，这两座城市的人口下滑，似乎更具“转折”意味。在中国人口整体负增长背景下，对城市而言，人口高速增长的时代将很难再现。</text:p>
      <text:p text:style-name="P4">
编辑：何平</text:p>
      <text:p text:style-name="P4">
Source: <text:a xlink:type="simple" xlink:href="https://www.rfa.org/mandarin/Xinwen/4-05142023115402.html" text:style-name="Internet_20_link" text:visited-style-name="Visited_20_Internet_20_Link">
https://www.rfa.org/mandarin/Xinwen/4-05142023115402.html</text:a>
</text:p>
      <!--NEWS-->
      <text:h text:style-name="P10" text:outline-level="1">
<text:span text:style-name="T4">
港媒：香港公共图书馆疑将多名政治学者著作下架</text:span>
</text:h>
      <text:p text:style-name="P4">
Author: None</text:p>
      <text:p text:style-name="P4">
Publisher: Radio Free Asia (Organization)</text:p>
      <text:p text:style-name="P4">
Published Time: 2023-05-14T12:02:49-04:00</text:p>
      <text:p text:style-name="P4">
Modified Time: 2023-05-14T12:02: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897317in" draw:z-index="0">
<draw:image xlink:href="../Images/rfamandarin/2023-05-14T12-02-49-04-00/000000.png" xlink:type="simple" xlink:show="embed" xlink:actuate="onLoad" draw:mime-type="image/png"/>
</draw:frame>
 中文大学政治与行政学系副教授马岳的著作之一 <text:a xlink:type="simple" xlink:href="https://www.rfa.org/mandarin/Xinwen/5-05142023115730.html/@@images/image" text:style-name="Internet_20_link" text:visited-style-name="Visited_20_Internet_20_Link">
</text:a>
香港城市大学出版社官网</text:p>
      <text:p text:style-name="P4">
继本台粤语组率先披露香港公共图书馆目前已将有关涉及“六四事件”的馆藏书籍几乎清空后，“香港01”也在周六披露，根据网民提供的中文大学政治与行政学系副教授马岳、立法会法律界前议员吴霭仪等人书籍被下架的消息，该媒体尝试在香港公共图书馆网站搜寻政治学者马岳、国际关系学者沈旭晖、前岭南大学副教授许宝强、政治学者方志恒，以及前立法会议员、大律师吴霭仪的中文名字，发现全部均显示“没有符合的检索结果”，反映有关书籍或已被下架。</text:p>
      <text:p text:style-name="P4">
此外，香港已故支联会前主席司徒华的著作《大江东去：司徒华回忆录》也无法搜寻，其笔下其他曾上架的书籍，包括《起看星斗》已消失。而香港记者协会出版的《人民不会忘记：八九民运实录》也已被香港公共图书馆下架。</text:p>
      <text:p text:style-name="P4">
报道说，香港康文署在回复查询时表示，公共图书馆会不时检视及注销不符合馆藏发展的书籍，涉嫌内容可能违反国家安全或香港法律的书籍都会立即下架以作检视。</text:p>
      <text:p text:style-name="P4">
编辑：何平</text:p>
      <text:p text:style-name="P4">
Source: <text:a xlink:type="simple" xlink:href="https://www.rfa.org/mandarin/Xinwen/5-05142023115730.html" text:style-name="Internet_20_link" text:visited-style-name="Visited_20_Internet_20_Link">
https://www.rfa.org/mandarin/Xinwen/5-05142023115730.html</text:a>
</text:p>
      <!--NEWS-->
      <text:h text:style-name="P10" text:outline-level="1">
<text:span text:style-name="T4">
研究：土星环比土星年轻约40亿年</text:span>
</text:h>
      <text:p text:style-name="P4">
Author: 联合早报 (Person)</text:p>
      <text:p text:style-name="P4">
Publisher: 联合早报 (Organization)</text:p>
      <text:p text:style-name="P4">
Published Time: 2023-05-14T12:10</text:p>
      <text:p text:style-name="P4">
Modified Time: 2023-05-14T15:50</text:p>
      <text:p text:style-name="P4">
Description: 美国一项研究显示，土星环可能只有不到四亿年的历史，与诞生已45亿年的土星相比，“年轻”了至少约40亿年。据新华社星期天（5月14日）报道，美国科罗拉多大学等机构的科研人员说，他们分...</text:p>
      <text:p text:style-name="P4">
Videos: []</text:p>
      <text:p text:style-name="P4">
Audios: []</text:p>
      <text:p text:style-name="P4">
Images: []</text:p>
      <text:p text:style-name="P4">
Type: NewsArticle</text:p>
      <text:p text:style-name="P4">
Breadcrumbs: ['即时', '国际']</text:p>
      <text:p text:style-name="P4">
Keywords: ['太空']</text:p>
      <!--METADATA-->
      <text:p text:style-name="P4">
美国一项研究显示，土星环可能只有不到四亿年的历史，与诞生已45亿年的土星相比，“年轻”了至少约40亿年。</text:p>
      <text:p text:style-name="P4">
据新华社星期天（5月14日）报道，美国科罗拉多大学等机构的科研人员说，他们分析了“卡西尼”探测器于2004年至2017年间，在土星环外围区域捕捉到的163粒宇宙尘埃，通过它们的运动状况计算尘埃在土星环中沉积的速度，推断出土星环年龄为一亿年到四亿年。</text:p>
      <text:p text:style-name="P4">
相关论文于星期五（12日）发表在新一期美国《科学进展》杂志上。</text:p>
      <text:p text:style-name="P4">
学术界传统看法是土星环与土星同时诞生，近年来有新理论认为土星环较为年轻，这项研究为后者提供了佐证。</text:p>
      <text:p text:style-name="P4">
研究人员说，土星环主要由水冰颗粒构成，其他固态杂质的体积占比不到2%，如果土星环已经诞生几十亿年，它不应该如此“干净”。</text:p>
      <text:p text:style-name="P4">
目前人们尚不清楚土星环是怎样诞生的。近年来的观测显示，土星环正在不断被侵蚀，可能会在一亿年内完全消失。</text:p>
      <text:p text:style-name="P4">
2018年年末，美国航天局一项研究显示，土星正在“吃掉”环绕运行的土星环，通过引力将这些颗粒吸入上层大气，称这一作用或让土星环在三亿年后消失。</text:p>
      <text:p text:style-name="P4">
土星环主要由大小从微米到米不等的水冰颗粒组成，颗粒的轨道速度本来与土星引力维持在平衡状态，但来自太阳的紫外光或宇宙流星尘轰击导致的等离子云大幅改变了这种平衡，让颗粒掉落下去。</text:p>
      <text:p text:style-name="P4">
Source: <text:a xlink:type="simple" xlink:href="https://www.zaobao.com.sg/realtime/world/story20230514-1394464" text:style-name="Internet_20_link" text:visited-style-name="Visited_20_Internet_20_Link">
https://www.zaobao.com.sg/realtime/world/story20230514-1394464</text:a>
</text:p>
      <!--NEWS-->
      <text:h text:style-name="P10" text:outline-level="1">
<text:span text:style-name="T4">
现场直击：雷诺萨中央车站被驱逐出境的墨西哥人</text:span>
</text:h>
      <text:p text:style-name="P4">
Author: VOA</text:p>
      <text:p text:style-name="P4">
Publisher: 美国之音中文网 (Type: Organization)</text:p>
      <text:p text:style-name="P4">
Published Time: 2023-05-14T12:23:34+08:00</text:p>
      <text:p text:style-name="P4">
Modified Time: 2023-05-14 04:23:34Z</text:p>
      <text:p text:style-name="P4">
Description: 墨西哥边境城市雷诺萨的中央车站是很多“走线客”入境美国前抵达的最后一站，从这里有人前往这个城市的移民避难所寻求帮助，有人找到住处短暂歇脚，为他们跨境美国做准备。美国之音记者在这里遇到了5月12日刚被美国边境人员驱逐出境的墨西哥人。12日是美国政府取消第四十二条、加强实施第八条的第一天。</text:p>
      <text:p text:style-name="P4">
Videos: []</text:p>
      <text:p text:style-name="P4">
Images: []</text:p>
      <text:p text:style-name="P4">
Categories: ['每日视频新闻', '美国移民/难民议题', '社媒-最IN视频']</text:p>
      <text:p text:style-name="P4">
Type: None</text:p>
      <!--METADATA-->
      <text:p text:style-name="P4">
NoneNone</text:p>
      <text:p text:style-name="P4">
Source: <text:a xlink:type="simple" xlink:href="https://www.voachinese.com/a/7092486.html" text:style-name="Internet_20_link" text:visited-style-name="Visited_20_Internet_20_Link">
https://www.voachinese.com/a/7092486.html</text:a>
</text:p>
      <!--NEWS-->
      <text:h text:style-name="P10" text:outline-level="1">
<text:span text:style-name="T4">
林冠英：央行与政府政策须一致 以维持经济增长</text:span>
</text:h>
      <text:p text:style-name="P4">
Author: 联合早报 (Person)</text:p>
      <text:p text:style-name="P4">
Publisher: 联合早报 (Organization)</text:p>
      <text:p text:style-name="P4">
Published Time: 2023-05-14T12:37</text:p>
      <text:p text:style-name="P4">
Modified Time: 2023-05-14T13:02</text:p>
      <text:p text:style-name="P4">
Description: 马来西亚联合执政党民主行动党主席林冠英认为，国家银行（中央银行）与联邦政府政策缺乏一致性，或使马国难以在2023年第二季度维持维持强劲的经济增长。《东方日报》报道，林冠英星期天（5...</text:p>
      <text:p text:style-name="P4">
Videos: []</text:p>
      <text:p text:style-name="P4">
Audios: []</text:p>
      <text:p text:style-name="P4">
Images: []</text:p>
      <text:p text:style-name="P4">
Type: NewsArticle</text:p>
      <text:p text:style-name="P4">
Breadcrumbs: ['即时', '国际']</text:p>
      <text:p text:style-name="P4">
Keywords: ['林冠英', '马来西亚', '通货膨胀', '马国经济']</text:p>
      <!--METADATA-->
      <text:p text:style-name="P4">
马来西亚联合执政党民主行动党主席林冠英认为，国家银行（中央银行）与联邦政府政策缺乏一致性，或使马国难以在2023年第二季度维持维持强劲的经济增长。</text:p>
      <text:p text:style-name="P4">
《东方日报》报道，林冠英星期天（5月14日）发文告说， <text:a xlink:type="simple" xlink:href="https://www.zaobao.com.sg/news/sea/story20230512-1393983" text:style-name="Internet_20_link" text:visited-style-name="Visited_20_Internet_20_Link">
</text:a>
，高于市场预测的5%中值，是因为政府与央行在经济政策上维持一致，专注于可持续的GDP增长。</text:p>
      <text:p text:style-name="P4">
“然而，5月3日，国家银行出人意料地上调了隔夜政策利率，令超过80%做出经济预测的经济学家感到意外，这可能使马国很难在2023年第二季度重复第一季度5.6%的GDP增长。”</text:p>
      <text:p text:style-name="P4">
林冠英说，马国央行总裁诺珊霞日前对央行出乎意外地升息的解释，是希望遏制通货膨胀回弹，但这说法造成了一些混淆。因为核心通胀率早在今年第一季度便放缓至3.9%，而2022年最后一个季度则为4.2%。</text:p>
      <text:p text:style-name="P4">
“为什么通胀问题现在需要加息，而2023年1月和3月国行暂停上调隔夜政策利率时却不是问题?为何在整体和核心通胀更高的情况下，马国央行两次暂停上调隔夜政策利率（OPR）?”</text:p>
      <text:p text:style-name="P4">
林冠英质疑，若按照诺珊霞的说法，核心通胀是个严重问题，为何央行要在今年1月和3月两度暂停升息？若央行十分担忧总体通胀和核心通胀，就应在今年1月和3月立即上调隔夜政策利率，而不是等到现在。</text:p>
      <text:p text:style-name="P4">
林冠英说，尽管国行在今年1月和3月没有升息，但总体通胀率和核心通胀率在2023年3月分别成功降至3.4%和3.8%。即便国行没有上调隔夜政策利率，但总体和核心通胀都已得到控制。</text:p>
      <text:p text:style-name="P4">
他认为，在没有任何迹象表明通胀将再次回升的情况下，央行上调隔夜利率的举措，将给个体和中小企业造成不必要的财务困难。</text:p>
      <text:p text:style-name="P4">
Source: <text:a xlink:type="simple" xlink:href="https://www.zaobao.com.sg/realtime/world/story20230514-1394469" text:style-name="Internet_20_link" text:visited-style-name="Visited_20_Internet_20_Link">
https://www.zaobao.com.sg/realtime/world/story20230514-1394469</text:a>
</text:p>
      <!--NEWS-->
      <text:h text:style-name="P10" text:outline-level="1">
<text:span text:style-name="T4">
教宗会晤泽连斯基 和谈方案被拒绝</text:span>
</text:h>
      <text:p text:style-name="P4">
Author: None (Language: zh)</text:p>
      <text:p text:style-name="P4">
Publisher: None</text:p>
      <text:p text:style-name="P4">
Time: 2023-05-14T12:53:00Z</text:p>
      <text:p text:style-name="P4">
Description: 天主教宗方济各与乌克兰总统泽连斯基对于如何实现和平有显然不尽相同的设想。前者希望在战争各方之间斡旋，后者则想要战胜俄罗斯。</text:p>
      <text:p text:style-name="P4">
Videos: []</text:p>
      <text:p text:style-name="P4">
Images: ["<text:a xlink:type="simple" xlink:href="https://static.dw.com/image/65613900_303.jpg" text:style-name="Internet_20_link" text:visited-style-name="Visited_20_Internet_20_Link">
65613900_303.jpg</text:a>
"]</text:p>
      <text:p text:style-name="P4">
Subject: 时政风云</text:p>
      <text:p text:style-name="P4">
Subjects: ['乌克兰', '梵蒂冈', '教宗']</text:p>
      <text:p text:style-name="P4">
Keywords: ['教宗', '方济各', '泽连斯基', '乌克兰战争']</text:p>
      <text:p text:style-name="P4">
ID: 65619935</text:p>
      <!--METADATA-->
      <text:p text:style-name="P4">
<text:a xlink:type="simple" xlink:href="https://www.dw.com/zh/overlay/image/article/65619935/65613900" text:style-name="Internet_20_link" text:visited-style-name="Visited_20_Internet_20_Link">
 <draw:frame draw:style-name="fr1" draw:name="Image97" text:anchor-type="as-char" svg:width="6.9236in" svg:height="3.896998in" draw:z-index="0">
<draw:image xlink:href="../Images/dwzh/2023-05-14T12-53-00Z/65613900_303.jpg" xlink:type="simple" xlink:show="embed" xlink:actuate="onLoad" draw:mime-type="image/jpeg"/>
</draw:frame>
</text:a>
</text:p>
      <text:p text:style-name="P4">
教宗方济各5月13日与乌克兰总统泽连斯基会晤</text:p>
      <text:p text:style-name="P4">
（德国之声中文网） <text:a xlink:type="simple" xlink:href="https://www.dw.com/zh/zh/泽连斯基抵达罗马访问-德国宣布27亿军援/a-65613258" text:style-name="Internet_20_link" text:visited-style-name="Visited_20_Internet_20_Link">
 </text:a>
，基辅与梵蒂冈之间对俄乌战争如何实现和平，有着分歧。意见一致的方面仅在于人道主义努力，如交换战俘，或者让被掳乌克兰儿童从俄罗斯返回。</text:p>
      <text:p text:style-name="P4">
泽连斯基与教宗方济各进行40分钟会谈后，梵蒂冈宣布，谈话内容是围绕战争中的乌克兰人道与政治局势。双方一致认为人道主义努力十分必要。教宗也表明，对冲突中无辜的受害者必须采取人道主义姿态。</text:p>
      <text:p text:style-name="P4">
泽连斯基之后与梵蒂冈外长盖拉格（Paul Gallagher）会谈，梵蒂冈之后表示，双方进行了诚挚的谈话， <text:a xlink:type="simple" xlink:href="https://www.dw.com/zh/zh/俄乌战况巴赫穆特决战在即/a-65550358" text:style-name="Internet_20_link" text:visited-style-name="Visited_20_Internet_20_Link">
</text:a>
 以及人道主义行动的紧急性，和努力争取和平的必要性。</text:p>
      <text:p text:style-name="P4">
泽连斯基之后在多个表态中表明，在他看来，教宗多次提及的梵蒂冈的调停角色，并不是有意义的。周六晚间他向意大利电视台表示："与圣座会晤对我来说是一个荣幸。但他知道我的立场。战争发生在乌克兰，和平计划也必须是乌克兰的。对于争取梵蒂冈支持我们的和平方案，我们深感兴趣。"</text:p>
      <text:p text:style-name="P4">
<text:a xlink:type="simple" xlink:href="https://www.dw.com/zh/zh/泽连斯基到访德国将和平带回欧洲/a-65617423" text:style-name="Internet_20_link" text:visited-style-name="Visited_20_Internet_20_Link">
 </text:a>
还表示："我十分尊重圣座，但我们不需要调停者。我们需要的是公正的和平。我们邀请教宗以及其他领袖，为一个真正的和平而努力。但在此之前，我们需要解决所有其它的事情。"对于可能通过谈判实现和平，泽连斯基表示："不能与普京谈判，这个世界上没有任何国家能做到这一点。"</text:p>
      <text:p text:style-name="P4">
在致乌克兰民众的一则视频中，泽连斯基之后表示："我相信，圣座的意愿以及他的正直将有助于我们的和平方案得以实现，也就是一个公正、真诚的和平。"在推特上，这位乌克兰总统则批评了梵蒂冈迄今为止对战争各方的中立态度。他说，在与方济各会面时，他请求教宗谴责俄罗斯在乌克兰的罪行。他说："因为不能将受害者与侵略者混为一谈。"</text:p>
      <text:p text:style-name="P4">
迄今为止，教宗一直避免称俄罗斯总统普京为战争中有罪责的一方，在一些讲话中既提及乌克兰的受害者，也提到因战争受苦的俄罗斯的民众。</text:p>
      <text:p text:style-name="P4">
（天主教通讯社）</text:p>
      <text:p text:style-name="P4">
Source: <text:a xlink:type="simple" xlink:href="https://www.dw.com/zh/教宗会晤泽连斯基-和谈方案被拒绝/a-65619935" text:style-name="Internet_20_link" text:visited-style-name="Visited_20_Internet_20_Link">
https://www.dw.com/zh/教宗会晤泽连斯基-和谈方案被拒绝/a-65619935?maca=chi-rss-chi-all-1127-rdf</text:a>
</text:p>
      <!--NEWS-->
      <text:h text:style-name="P10" text:outline-level="1">
<text:span text:style-name="T4">
不满土耳其政府因应 部分强震灾民不再投艾尔段</text:span>
</text:h>
      <text:p text:style-name="P4">
Publisher: 法新社</text:p>
      <text:p text:style-name="P4">
Published Time: 2023-05-14T13:02:09+00:00</text:p>
      <text:p text:style-name="P4">
Modified Time: 2023-05-14T12:35:02+00:00</text:p>
      <text:p text:style-name="P4">
Description: （法新社安塔基亚14日电） 土耳其2月遭规模7.8强震袭击，对灾区安塔基亚市的部分灾民而言，这起夺走5万多人性命的强震和国内经济情势深深影响今天的总统大选，掌权逾20年的艾尔段可能丢失政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617581in" draw:z-index="0">
<draw:image xlink:href="../Images/rficn/2023-05-14T13-02-09-00-00/000000.png" xlink:type="simple" xlink:show="embed" xlink:actuate="onLoad" draw:mime-type="image/png"/>
</draw:frame>
</text:p>
      <text:p text:style-name="P4">
土耳其总统大选投票今天登场，两位主要总统候选人为保守派的现任总统艾尔段（Recep TayyipErdogan），以及世俗派的政坛老将基里达欧鲁（Kemal Kilicdaroglu）。</text:p>
      <text:p text:style-name="P4">
土耳其东南部哈泰省（Hatay）安塔基亚市（Antakya）农民托帕罗鲁（MehmetTopaloglu）今天一早就出门投票，他表示：「我们需要改变，我们受够了。」</text:p>
      <text:p text:style-name="P4">
托帕罗鲁在当地一处投票所告诉法新社：「我在艾尔段的前两任总统任期都把票投给他，但就算他是我的父亲，我也不会再投给他了。」</text:p>
      <text:p text:style-name="P4">
卡拉卡斯（SemraKarakas）和她的23岁女儿艾林（Aylin）坐了长达14小时车程的巴士回到安塔基亚参与投票。他们在强震后被迫离开家乡，并定居在西南部海滨城市安塔利亚（Antalya）。</text:p>
      <text:p text:style-name="P4">
就读建筑系的艾林在充当临时投票所的货柜旁边说，那场强震和国家的糟糕应对，都使她更加相信自己的投票选择。</text:p>
      <text:p text:style-name="P4">
艾林还说：「国家没有帮助我们，他们在地震过后的3到4天才出现。」她认为艾尔段在哈泰省的选民支持度会「大幅下滑」。</text:p>
      <text:p text:style-name="P4">
卡拉卡斯回忆起死去的婴儿倒在建物倒塌残骸中的画面，其中一些婴儿是因为低温而丧命。她还说，这场「灾难」将影响选情。</text:p>
      <text:p text:style-name="P4">
35岁的医疗工作者丹尼兹（Deryer Deniz）表示，她认为今年的选举「比以往更加重要」。</text:p>
      <text:p text:style-name="P4">
丹尼兹指出，她认识「许多」无论如何都投票给艾尔段的选民，现在已经改变了主意。</text:p>
      <text:p text:style-name="P4">
这是否能左右选举结果还有待观察，但丹尼兹总结道，如果艾尔段政府倒台，哈泰省会在当中发挥影响力。</text:p>
      <text:p text:style-name="P4">
70岁老翁卡纳奇（CemilKanatci）表示：「所有选举都很重要，但因为强震，这次选举更是关键。」他还婉转说，这次选举「有可能」会投给不同于自己以往属意的候选人。</text:p>
      <text:p text:style-name="P4">
Source: <text:a xlink:type="simple" xlink:href="https://www.rfi.fr/cn/%E5%9B%BD%E9%99%85%E6%8A%A5%E9%81%93/20230514-%E4%B8%8D%E6%BB%A1%E5%9C%9F%E8%80%B3%E5%85%B6%E6%94%BF%E5%BA%9C%E5%9B%A0%E5%BA%94-%E9%83%A8%E5%88%86%E5%BC%BA%E9%9C%87%E7%81%BE%E6%B0%91%E4%B8%8D%E5%86%8D%E6%8A%95%E8%89%BE%E5%B0%94%E6%AE%B5" text:style-name="Internet_20_link" text:visited-style-name="Visited_20_Internet_20_Link">
https://www.rfi.fr/cn/%E5%9B%BD%E9%99%85%E6%8A%A5%E9%81%93/20230514-%E4%B8%8D%E6%BB%A1%E5%9C%9F%E8%80%B3%E5%85%B6%E6%94%BF%E5%BA%9C%E5%9B%A0%E5%BA%94-%E9%83%A8%E5%88%86%E5%BC%BA%E9%9C%87%E7%81%BE%E6%B0%91%E4%B8%8D%E5%86%8D%E6%8A%95%E8%89%BE%E5%B0%94%E6%AE%B5</text:a>
</text:p>
      <!--NEWS-->
      <text:h text:style-name="P10" text:outline-level="1">
<text:span text:style-name="T4">
调查：韩国有近54万名“孤立青年”</text:span>
</text:h>
      <text:p text:style-name="P4">
Author: 联合早报 (Person)</text:p>
      <text:p text:style-name="P4">
Publisher: 联合早报 (Organization)</text:p>
      <text:p text:style-name="P4">
Published Time: 2023-05-14T13:09</text:p>
      <text:p text:style-name="P4">
Modified Time: 2023-05-14T13:15</text:p>
      <text:p text:style-name="P4">
Description: 韩国一项调查显示，在韩国社会中，有近53万名韩国青年因从不与他人交际而“与世隔绝”，长期处于“孤立状态”。韩联社星期天（5月14日）报道，据韩国保健社会研究院5月在《保健福利论坛》...</text:p>
      <text:p text:style-name="P4">
Videos: []</text:p>
      <text:p text:style-name="P4">
Audios: []</text:p>
      <text:p text:style-name="P4">
Images: []</text:p>
      <text:p text:style-name="P4">
Type: NewsArticle</text:p>
      <text:p text:style-name="P4">
Breadcrumbs: ['即时', '国际']</text:p>
      <text:p text:style-name="P4">
Keywords: ['韩国', '年轻人', '调查']</text:p>
      <!--METADATA-->
      <text:p text:style-name="P4">
韩国一项调查显示，在韩国社会中，有近53万名韩国青年因从不与他人交际而“与世隔绝”，长期处于“孤立状态”。</text:p>
      <text:p text:style-name="P4">
韩联社星期天（5月14日）报道，据韩国保健社会研究院5月在《保健福利论坛》公布的报告，以2021年为准，在19岁至34岁青年群体中，处于孤立状态的年轻人占比达5%为53万8000人，该比例较冠病疫前大幅提升了1.9%。</text:p>
      <text:p text:style-name="P4">
“孤立状态”是指除了与同居的家人及工作需要接触的人之外，相关人群基本没有再与其他人交流，以致遇到困难时，常会出现孤立无援的情况。</text:p>
      <text:p text:style-name="P4">
报告指出，孤立青年对生活的满意度普遍较低，有44%表示对当前生活“非常不满”或“不满”，回答“有些满足”和“非常满足”的仅不到两成。</text:p>
      <text:p text:style-name="P4">
韩国保健社会研究院说，与非孤立青年相比，孤立青年整体上感觉不到幸福感，这一情况凸显出他们在社会环境里的脆弱性。</text:p>
      <text:p text:style-name="P4">
为了应对孤立青年激增的现象，韩国政府决定将他们视为新的福利需求对象，并为他们开展援助项目。</text:p>
      <text:p text:style-name="P4">
目前，政府计划先在全国范围内展开普查，以掌握准确更多数据，以及青年被孤立的理由等。韩国福祉部或在明年上半年公布普查结果。</text:p>
      <text:p text:style-name="P4">
Source: <text:a xlink:type="simple" xlink:href="https://www.zaobao.com.sg/realtime/world/story20230514-1394472" text:style-name="Internet_20_link" text:visited-style-name="Visited_20_Internet_20_Link">
https://www.zaobao.com.sg/realtime/world/story20230514-1394472</text:a>
</text:p>
      <!--NEWS-->
      <text:h text:style-name="P10" text:outline-level="1">
<text:span text:style-name="T4">
墙外文摘："我们不仅需要'醒过来'，而且需要'站起来'"</text:span>
</text:h>
      <text:p text:style-name="P4">
Author: None (Language: zh)</text:p>
      <text:p text:style-name="P4">
Publisher: None</text:p>
      <text:p text:style-name="P4">
Time: 2023-05-14T13:30:00Z</text:p>
      <text:p text:style-name="P4">
Description: 中国人权捍卫者郭飞雄在法庭辩护词中说：首要的道义行动乃是说真话，行直道。要在公共空间说真话。作为一名合格的自由主权的公民，我们不仅需要"醒过来"，而且需要"站起来"。</text:p>
      <text:p text:style-name="P4">
Videos: []</text:p>
      <text:p text:style-name="P4">
Images: ["<text:a xlink:type="simple" xlink:href="https://static.dw.com/image/60412857_303.jpg" text:style-name="Internet_20_link" text:visited-style-name="Visited_20_Internet_20_Link">
60412857_303.jpg</text:a>
", "<text:a xlink:type="simple" xlink:href="https://static.dw.com/image/63454289_303.jpg" text:style-name="Internet_20_link" text:visited-style-name="Visited_20_Internet_20_Link">
63454289_303.jpg</text:a>
", "<text:a xlink:type="simple" xlink:href="https://static.dw.com/image/40052330_303.jpg" text:style-name="Internet_20_link" text:visited-style-name="Visited_20_Internet_20_Link">
40052330_303.jpg</text:a>
", "<text:a xlink:type="simple" xlink:href="https://static.dw.com/image/54172728_303.jpg" text:style-name="Internet_20_link" text:visited-style-name="Visited_20_Internet_20_Link">
54172728_303.jpg</text:a>
", "<text:a xlink:type="simple" xlink:href="https://static.dw.com/image/55399011_303.jpg" text:style-name="Internet_20_link" text:visited-style-name="Visited_20_Internet_20_Link">
55399011_303.jpg</text:a>
", "<text:a xlink:type="simple" xlink:href="https://static.dw.com/image/53144040_303.jpg" text:style-name="Internet_20_link" text:visited-style-name="Visited_20_Internet_20_Link">
53144040_303.jpg</text:a>
", "<text:a xlink:type="simple" xlink:href="https://static.dw.com/image/54134177_303.jpg" text:style-name="Internet_20_link" text:visited-style-name="Visited_20_Internet_20_Link">
54134177_303.jpg</text:a>
", "<text:a xlink:type="simple" xlink:href="https://static.dw.com/image/63482688_303.jpg" text:style-name="Internet_20_link" text:visited-style-name="Visited_20_Internet_20_Link">
63482688_303.jpg</text:a>
", "<text:a xlink:type="simple" xlink:href="https://static.dw.com/image/65382031_303.jpg" text:style-name="Internet_20_link" text:visited-style-name="Visited_20_Internet_20_Link">
65382031_303.jpg</text:a>
", "<text:a xlink:type="simple" xlink:href="https://static.dw.com/image/65409769_303.jpeg" text:style-name="Internet_20_link" text:visited-style-name="Visited_20_Internet_20_Link">
65409769_303....</text:a>
", "<text:a xlink:type="simple" xlink:href="https://static.dw.com/image/16383236_303.jpg" text:style-name="Internet_20_link" text:visited-style-name="Visited_20_Internet_20_Link">
16383236_303.jpg</text:a>
"]</text:p>
      <text:p text:style-name="P4">
Subject: 评论分析</text:p>
      <text:p text:style-name="P4">
Subjects: ['薄熙来', '专题报道：习近平访美', '中国共产党', '专题报道：全景观看“习马会”', '中国反腐风暴', '20国集团', '毛泽东', '中国宪法修正案取消国家主席任期限制', '周永康', '习近平']</text:p>
      <text:p text:style-name="P4">
Keywords: ['郭飞雄', '人权捍卫者', '宪政民主', '卢沙野', '习近平', '狼性', '耽美文化', '网络审查', '参与式审查']</text:p>
      <text:p text:style-name="P4">
ID: 65620094</text:p>
      <!--METADATA-->
      <text:p text:style-name="P4">
<text:a xlink:type="simple" xlink:href="https://www.dw.com/zh/overlay/image/article/65620094/60412857" text:style-name="Internet_20_link" text:visited-style-name="Visited_20_Internet_20_Link">
 <draw:frame draw:style-name="fr1" draw:name="Image99" text:anchor-type="as-char" svg:width="6.9236in" svg:height="3.896998in" draw:z-index="0">
<draw:image xlink:href="../Images/dwzh/2023-05-14T13-30-00Z/60412857_303.jpg" xlink:type="simple" xlink:show="embed" xlink:actuate="onLoad" draw:mime-type="image/jpeg"/>
</draw:frame>
</text:a>
</text:p>
      <text:p text:style-name="P4">
“说真话是道德良心的直接见证，说真话具有强大的道德感召力”——郭飞雄。图为2013年声援南方周末抗议宣传部的新闻管制。郭飞雄参与了这一声援活动。</text:p>
      <text:p text:style-name="P4">
（德国之声中文网）总部位于华盛顿的"议报"发表最近被判刑八年的 <text:a xlink:type="simple" xlink:href="https://www.dw.com/zh/zh/郭飞雄一家妻离子散传体重降至45公斤/a-65612865" text:style-name="Internet_20_link" text:visited-style-name="Visited_20_Internet_20_Link">
</text:a>
（本名杨茂东）的法庭辩护词《我的根本政治主张和人生价值哲学革命构想》。在谈到他的根本政治主张时，郭飞雄认为：多元均衡的宪政民主制度是唯一可以实现中国未来数百年数千年甚至永恒的人民当家作主、社会长治久安的政治制度，也是足以帮助当今中国社会彻底摆脱其积蕴已久的深层危机的唯一出路。多元均衡的宪政民主制度，是"法治下的自由"、"法治下的民主"、"法治下的政治分权制衡"、"法治下的政治集团多元竞争"、"法治下的联邦制"、"法治下的高效行政管理体制"、"法治下的人权实现体制"和"法治下的经济福利国家体制"、"法治下的社会多元自治"等根本的政治路线和政治结构的综合集成。</text:p>
      <text:p text:style-name="P4">
在谈到终极觉醒与道德勇气时， <text:a xlink:type="simple" xlink:href="https://www.dw.com/zh/zh/长平观察郭飞雄犯下的和平言论罪/a-65612026" text:style-name="Internet_20_link" text:visited-style-name="Visited_20_Internet_20_Link">
 </text:a>
说：首要的道义行动乃是说真话，行直道。要在公共空间说真话。说真话是道德良心的直接见证，说真话具有强大的道德感召力。要敢于说出真相、说出真理，敢于刺痛专制者的敏感点关节点，刺破其愚民洗脑术，帮助更多的人觉醒和奋起。要敢于在公共空间处处坚持和传扬独立思考、怀疑批判精神。</text:p>
      <text:p text:style-name="P4">
郭飞雄说： <text:a xlink:type="simple" xlink:href="https://www.dw.com/zh/zh/德语媒体还有多少杨茂东/a-65593523" text:style-name="Internet_20_link" text:visited-style-name="Visited_20_Internet_20_Link">
 </text:a>
，我们不仅需要"醒过来"，而且需要"站起来"；我们不仅需要在人格上站起来，而且同时需要在思想上站起来。……要敢于把生命投入理想事业，敢于突破任何阻碍，敢于发起无穷冲击，敢于把巨伟的宪政民主制度和理想的大自由社会操作成为中华大地上永恒的现实。</text:p>
      <text:p text:style-name="P4">
<text:a xlink:type="simple" xlink:href="https://www.dw.com/zh/zh/维权人士郭飞雄煽颠罪名被判八年监禁/a-65588550" text:style-name="Internet_20_link" text:visited-style-name="Visited_20_Internet_20_Link">
 </text:a>
还在辩护词说怀念了在流亡中病逝的妻子张青。他说："2022年1月10日，我的妻子在悲惨凄凉中告别人世，她实实在在的是为了中国得自由而献至为宝贵的生命的烈士。"</text:p>
      <text:h text:style-name="P12" text:outline-level="3">
<text:span text:style-name="T4">
耽美文化中的审查与反审查</text:span>
</text:h>
      <text:p text:style-name="P4">
新加坡"端传媒"发表文章《参与式审查：网络举报、酷儿粉丝与中国耽美文化商业化的特殊结合》，作者白露和谭佳指出，对耽美小说作者的定罪则体现了中国粉丝面对的特殊处境：政府对网络内容不断加强的审查和平台在监管下进一步收紧的内部标准。在这种情况下，尽管耽美社群中大量成员反对此种恶意举报行为并为受害者积极声援，但这种超高效力的"战胜对手"的方式已经进入众人的视野，"参与式审查"的程序与效力已经在了解事件的过程中被更多人习得。由于举报成为打压"敌方"的有力武器，于是战况愈演愈烈，逐渐成为粉丝日常需要面对乃至使用的一部分"工具"。论坛和社交媒体平台也不断改变页面构成，把举报功能放在方便快捷的位置以供使用。</text:p>
      <text:p text:style-name="P4">
文章讨论了反对商业化和审查制度的耽美粉丝实践。作者指出，随著参与式审查在耽美粉丝群体中广泛出现，替代性的策略被粉丝们摸索著创造了出来。例如，粉丝们采用各种替换敏感词的方法，或以翻转的图片、加密的网盘、聊天群等形式传播，从而保证酷儿内容能够被完整地发表和传阅。</text:p>
      <text:p text:style-name="P4">
作者介绍说，由于参与式审查在很大程度上依赖于平台设计，例如举报功能和敏感词限制，也有许多粉丝转向海外平台或其他非营利性网站，以表达他们对现有平台审查的不满。除了使用替代性平台，其他的游牧战术也被发明出来抵制网络审查。面对创作和消费色情内容的污名，一些耽美粉丝发起了书写"站街文"的号召，发出"每一对CP都有属于自己的站街文"的呼吁，鼓励耽美粉丝大胆拥抱禁忌、拒绝性羞耻。这场写作运动暂时开启了不受审查的网络空间，作为商业化的审查空间的替代。</text:p>
      <ul>
        <li>
          <draw:frame draw:style-name="fr1" draw:name="Image100" text:anchor-type="as-char" svg:width="6.9236in" svg:height="3.896998in" draw:z-index="0">
            <draw:image xlink:href="../Images/dwzh/2023-05-14T13-30-00Z/63454289_303.jpg" xlink:type="simple" xlink:show="embed" xlink:actuate="onLoad" draw:mime-type="image/jpeg"/>
          </draw:frame>
        </li>
      </ul>
      <h5>
中国“战狼外交”走向何方？</h5>
      <text:h text:style-name="P12" text:outline-level="3">
<text:span text:style-name="T4">
不再“韬光养晦”</text:span>
</text:h>
      <text:p text:style-name="P4">
北京近年来一改邓小平定下的韬光养晦外交基调。CNN曾报道指出，与过去几十年素来温和的中国外交官们相比，“战狼外交”是一种完全不同的类型。这些中国外交官不会发表冗长的声明，而是在推特和其他社交媒体平台上，对任何针对中国或共产党的批评进行直接回击。</text:p>
      <ul>
        <li>
          <draw:frame draw:style-name="fr1" draw:name="Image101" text:anchor-type="as-char" svg:width="6.9236in" svg:height="3.896998in" draw:z-index="0">
            <draw:image xlink:href="../Images/dwzh/2023-05-14T13-30-00Z/40052330_303.jpg" xlink:type="simple" xlink:show="embed" xlink:actuate="onLoad" draw:mime-type="image/jpeg"/>
          </draw:frame>
        </li>
      </ul>
      <h5>
中国“战狼外交”走向何方？</h5>
      <text:h text:style-name="P12" text:outline-level="3">
<text:span text:style-name="T4">
有狼才有战狼？</text:span>
</text:h>
      <text:p text:style-name="P4">
“战狼外交“的说法，取自中国2015年上映、票房大获成功的电影《战狼》，影片民族主义情绪相当浓厚。中国的外交官们最初并没有否认这种表述。根据中国官媒央视报道，2020年5月，时任中国驻英国大使刘晓明曾表示，中国坚持走和平路线，然而因为世界上有“狼”，因此中国需要“战狼”来捍卫国家尊严。图为《战狼2》剧照。</text:p>
      <ul>
        <li>
          <draw:frame draw:style-name="fr1" draw:name="Image102" text:anchor-type="as-char" svg:width="6.9236in" svg:height="3.896998in" draw:z-index="0">
            <draw:image xlink:href="../Images/dwzh/2023-05-14T13-30-00Z/54172728_303.jpg" xlink:type="simple" xlink:show="embed" xlink:actuate="onLoad" draw:mime-type="image/jpeg"/>
          </draw:frame>
        </li>
      </ul>
      <h5>
中国“战狼外交”走向何方？</h5>
      <text:h text:style-name="P12" text:outline-level="3">
<text:span text:style-name="T4">
中国外交部不高兴</text:span>
</text:h>
      <text:p text:style-name="P4">
中国外交部并不认同“战狼外交”的说法。2020年12月，时任外交部副部长乐玉成在一次论坛发演讲时表示，贴“战狼外交”这个标签，至少是对中国外交的误解。他说，中国从来就是礼仪之邦，以和为贵，从没有主动挑衅别人；“战狼外交”实际上是“中国威胁论”的又一翻版，又一个“话语陷阱”，“目的就是要让我们打不还手，骂不还口，放弃抗争。我怀疑这些人还没有从100年前的旧梦里醒来”。</text:p>
      <ul>
        <li>
          <draw:frame draw:style-name="fr1" draw:name="Image103" text:anchor-type="as-char" svg:width="6.9236in" svg:height="3.896998in" draw:z-index="0">
            <draw:image xlink:href="../Images/dwzh/2023-05-14T13-30-00Z/55399011_303.jpg" xlink:type="simple" xlink:show="embed" xlink:actuate="onLoad" draw:mime-type="image/jpeg"/>
          </draw:frame>
        </li>
      </ul>
      <h5>
中国“战狼外交”走向何方？</h5>
      <text:h text:style-name="P12" text:outline-level="3">
<text:span text:style-name="T4">
战狼发言人</text:span>
</text:h>
      <text:p text:style-name="P4">
“战狼外交”代表人物之一是前中国外交部发言人赵立坚，其言论多次引发争议。比如2020年3月，他在推特上称可能是美军把新冠疫情带到了武汉。“五眼联盟”外长发出针对香港问题的声明后，他在例行发布会上回应，不管他们长“五只眼”还是“十只眼”，只要胆敢损害中国的主权、安全、发展利益，小心他们的眼睛被戳瞎。他还曾发布一则抨击澳大利亚军人在阿富汗所谓战争罪行的推文以及虚假图片。澳总理莫里森表示，中国政府应该为这条推文感到羞耻。</text:p>
      <ul>
        <li>
          <draw:frame draw:style-name="fr1" draw:name="Image104" text:anchor-type="as-char" svg:width="6.9236in" svg:height="3.896998in" draw:z-index="0">
            <draw:image xlink:href="../Images/dwzh/2023-05-14T13-30-00Z/53144040_303.jpg" xlink:type="simple" xlink:show="embed" xlink:actuate="onLoad" draw:mime-type="image/jpeg"/>
          </draw:frame>
        </li>
      </ul>
      <h5>
中国“战狼外交”走向何方？</h5>
      <text:h text:style-name="P12" text:outline-level="3">
<text:span text:style-name="T4">
战狼大使们</text:span>
</text:h>
      <text:p text:style-name="P4">
中国驻澳大利亚大使成竞业2020年4月威胁说，如果澳州政府继续推动调查新冠病毒源头(图为冠状病毒结构示意图)，中国民众可能抵制澳大利亚的产品或者旅游。中国驻巴西大使杨万明则针对巴西总统博尔索纳罗的儿子指责中共“专制政权”的说法，在推特上称他去了一次迈阿密后“感染思想病毒”。</text:p>
      <ul>
        <li>
          <draw:frame draw:style-name="fr1" draw:name="Image105" text:anchor-type="as-char" svg:width="6.9236in" svg:height="3.896998in" draw:z-index="0">
            <draw:image xlink:href="../Images/dwzh/2023-05-14T13-30-00Z/54134177_303.jpg" xlink:type="simple" xlink:show="embed" xlink:actuate="onLoad" draw:mime-type="image/jpeg"/>
          </draw:frame>
        </li>
      </ul>
      <h5>
中国“战狼外交”走向何方？</h5>
      <text:h text:style-name="P12" text:outline-level="3">
<text:span text:style-name="T4">
出使欧洲</text:span>
</text:h>
      <text:p text:style-name="P4">
美国媒体《政客》（POLITICO）2022年8月的一篇文章列举中国在欧洲的5位"战狼"外交官，包括中国政府欧洲事务特别代表吴红波、驻法国大使卢沙野、驻瑞典大使桂从友、驻英国大使郑泽光、驻德国大使吴恳(图)。</text:p>
      <ul>
        <li>
          <draw:frame draw:style-name="fr1" draw:name="Image106" text:anchor-type="as-char" svg:width="6.9236in" svg:height="3.896998in" draw:z-index="0">
            <draw:image xlink:href="../Images/dwzh/2023-05-14T13-30-00Z/63482688_303.jpg" xlink:type="simple" xlink:show="embed" xlink:actuate="onLoad" draw:mime-type="image/jpeg"/>
          </draw:frame>
        </li>
      </ul>
      <h5>
中国“战狼外交”走向何方？</h5>
      <text:h text:style-name="P12" text:outline-level="3">
<text:span text:style-name="T4">
总领事打人事件</text:span>
</text:h>
      <text:p text:style-name="P4">
2022年10月16日，港人组织在中国驻曼彻斯特领事馆前举行抗议时与领馆人员发生肢体冲突，一名示威者被拖入领事馆院内，遭到殴打。英国政府对此提出严正交涉，警方也展开了调查。调查显示，参与暴力的人当中也包括中国驻曼彻斯特总领事郑曦原。12月，中方证实包括郑曦原在内的6名领馆工作人员被调离，但称之为正常人员调动，与打人事件无关。</text:p>
      <ul>
        <li>
          <draw:frame draw:style-name="fr1" draw:name="Image107" text:anchor-type="as-char" svg:width="6.9236in" svg:height="3.896998in" draw:z-index="0">
            <draw:image xlink:href="../Images/dwzh/2023-05-14T13-30-00Z/65382031_303.jpg" xlink:type="simple" xlink:show="embed" xlink:actuate="onLoad" draw:mime-type="image/jpeg"/>
          </draw:frame>
        </li>
      </ul>
      <h5>
中国“战狼外交”走向何方？</h5>
      <text:h text:style-name="P12" text:outline-level="3">
<text:span text:style-name="T4">
告别“战狼”风格？</text:span>
</text:h>
      <text:p text:style-name="P4">
2023年一月，50岁的赵立坚卸下外交部发言人的职务，调任外交部边界与海洋事务司副司长。几乎与此同时，原驻美大使秦刚（图）接替王毅出任外交部长。一些政治分析人士认为，这些人事变动意味着中国有意改变过去几年树立起的“战狼”外交形象。但新外长上任后，锋芒不输前任。发言人面对国际媒体的态度也丝毫不见缓和。</text:p>
      <ul>
        <li>
          <draw:frame draw:style-name="fr1" draw:name="Image108" text:anchor-type="as-char" svg:width="6.9236in" svg:height="3.896998in" draw:z-index="0">
            <draw:image xlink:href="../Images/dwzh/2023-05-14T13-30-00Z/65409769_303.jpeg" xlink:type="simple" xlink:show="embed" xlink:actuate="onLoad" draw:mime-type="image/jpeg"/>
          </draw:frame>
        </li>
      </ul>
      <h5>
中国“战狼外交”走向何方？</h5>
      <text:h text:style-name="P12" text:outline-level="3">
<text:span text:style-name="T4">
大使的“个人观点”</text:span>
</text:h>
      <text:p text:style-name="P4">
2023年4月21日，中国驻法国大使卢沙野接受法国媒体电视采访时，质疑乌克兰对克里米亚半岛的主权以及苏联解体后独立的前加盟共和国的主权国家地位，并对记者出言不逊，引起国际舆论哗然。有关言论招致乌克兰、波罗的海三国的强烈不满。法国总统马克龙也批评此言“不当”。中国外交部随即澄清中方"尊重苏联解体后各加盟共和国主权国家地位"。中国驻法大使馆后来则声明称大使有关乌克兰问题的表态是个人观点，不代表官方立场。</text:p>
      <ul>
        <li>
          <draw:frame draw:style-name="fr1" draw:name="Image109" text:anchor-type="as-char" svg:width="6.9236in" svg:height="3.896998in" draw:z-index="0">
            <draw:image xlink:href="../Images/dwzh/2023-05-14T13-30-00Z/16383236_303.jpg" xlink:type="simple" xlink:show="embed" xlink:actuate="onLoad" draw:mime-type="image/jpeg"/>
          </draw:frame>
        </li>
      </ul>
      <h5>
中国“战狼外交”走向何方？</h5>
      <text:h text:style-name="P12" text:outline-level="3">
<text:span text:style-name="T4">
节奏有点乱</text:span>
</text:h>
      <text:p text:style-name="P4">
路透社报道指出，中国的外交官在公开评论中越来越多地批评美国和西方国家的人权，传递的信息是，西方国家没有资格批评中国，而且中国受到西方国家更多的攻击。报道援引西方外交官说，中国的战狼外交"具有很强的防御性和应急性"，但效果适得其反，而且信息传递的受众并不明确，有点"乱了章法"。</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将有更多"狼性"外交官攻击自由世界</text:span>
</text:h>
      <text:p text:style-name="P4">
最近 <text:a xlink:type="simple" xlink:href="https://www.dw.com/zh/zh/卢沙野质疑主权论令中欧关系再受刺激/a-65429592" text:style-name="Internet_20_link" text:visited-style-name="Visited_20_Internet_20_Link">
 </text:a>
和驻多伦多外交官赵巍引发外交风波。台湾"上报"发表文章《习近平将放出更多的"卢沙野"》，作者杜政认为，无论赵巍还是卢沙野，都会被中共视为英雄。因为习近平这几年一直向外交官员灌输要"敢于斗争、善于斗争"，所以中共也会将这几次外交事件，作为训练这批恶狼的狼性的"正面"教材。在中共的政治辞汇里，所谓"战狼"本就是被加以褒义。</text:p>
      <text:p text:style-name="P4">
文章说，中共历史上运动不断，都是在训练人的狼性。中共外交官现在逞凶斗狠的架式，正是用文革时形成的教材训练出来的，现代外交学问只是做点缀。作者认为，中国曾经是礼仪之邦，但是在中共统治后强行建构出一种党文化，斗争学说被作为治国核心理论。斗争就必然是暴烈、残酷、血腥，没有人性。中共外交官在这方面表现"政治正确"，往往得到中共高层的奖赏。</text:p>
      <text:p text:style-name="P4">
作者指出，中共面临外交困境，习近平又不可能放弃强硬路线，他只懂以牙还牙。那么他其实需要更多的像卢沙野一样的锋芒外露的流氓狼为党国冲锋陷阵。未来，更多被训练到狼性大发的中共外交狼人，会将世界视为一片荒原，向人群肆意攻击，自由社会必须深度提防。</text:p>
      <text:p text:style-name="P4">
摘编自其他媒体的内容，不代表德国之声的立场或观点。</text:p>
      <text:p text:style-name="P4">
Source: <text:a xlink:type="simple" xlink:href="https://www.dw.com/zh/墙外文摘：-我们不仅需要-醒过来-，而且需要-站起来/a-65620094" text:style-name="Internet_20_link" text:visited-style-name="Visited_20_Internet_20_Link">
https://www.dw.com/zh/墙外文摘：-我们不仅需要-醒过来-，而且需要-站起来/a-65620094?maca=chi-rss-chi-all-1127-rdf</text:a>
</text:p>
      <!--NEWS-->
      <text:h text:style-name="P10" text:outline-level="1">
<text:span text:style-name="T4">
土耳其大选：埃尔多安政府面临反对党挑战</text:span>
</text:h>
      <text:p text:style-name="P4">
Author: None (Language: zh)</text:p>
      <text:p text:style-name="P4">
Publisher: None</text:p>
      <text:p text:style-name="P4">
Time: 2023-05-14T13:47:00Z</text:p>
      <text:p text:style-name="P4">
Description: 土耳其在5月14日举行总统及国会大选。在此次选举中，六个反对党组成了统一战线，推出总统候选人希望与现任总统埃尔多安抗衡。不过，埃尔多安在土耳其以及海外仍有诸多支持者。</text:p>
      <text:p text:style-name="P4">
Videos: []</text:p>
      <text:p text:style-name="P4">
Images: ["<text:a xlink:type="simple" xlink:href="https://static.dw.com/image/65616513_303.jpg" text:style-name="Internet_20_link" text:visited-style-name="Visited_20_Internet_20_Link">
65616513_303.jpg</text:a>
", "<text:a xlink:type="simple" xlink:href="https://static.dw.com/image/65619653_401.jpg" text:style-name="Internet_20_link" text:visited-style-name="Visited_20_Internet_20_Link">
65619653_401.jpg</text:a>
", "<text:a xlink:type="simple" xlink:href="https://static.dw.com/image/65617739_401.jpg" text:style-name="Internet_20_link" text:visited-style-name="Visited_20_Internet_20_Link">
65617739_401.jpg</text:a>
", "<text:a xlink:type="simple" xlink:href="https://static.dw.com/image/43781033_401.jpg" text:style-name="Internet_20_link" text:visited-style-name="Visited_20_Internet_20_Link">
43781033_401.jpg</text:a>
"]</text:p>
      <text:p text:style-name="P4">
Subject: 时政风云</text:p>
      <text:p text:style-name="P4">
Subjects: ['埃尔多安']</text:p>
      <text:p text:style-name="P4">
Keywords: ['总统大选', '国会选举', '土耳其政治', '埃尔多安', '正义与发展党', '共和人民党', '土耳其大地震']</text:p>
      <text:p text:style-name="P4">
ID: 65620135</text:p>
      <!--METADATA-->
      <text:p text:style-name="P4">
<text:a xlink:type="simple" xlink:href="https://www.dw.com/zh/overlay/image/article/65620135/65616513" text:style-name="Internet_20_link" text:visited-style-name="Visited_20_Internet_20_Link">
 <draw:frame draw:style-name="fr1" draw:name="Image110" text:anchor-type="as-char" svg:width="6.9236in" svg:height="3.896998in" draw:z-index="0">
<draw:image xlink:href="../Images/dwzh/2023-05-14T13-47-00Z/65616513_303.jpg" xlink:type="simple" xlink:show="embed" xlink:actuate="onLoad" draw:mime-type="image/jpeg"/>
</draw:frame>
</text:a>
</text:p>
      <text:p text:style-name="P4">
本次选举大约有6100万土耳其公民具有投票资格</text:p>
      <text:p text:style-name="P4">
（德国之声中文网）土耳其于5月14日举行总统及国会大选，这次投票被看作是对现任总统埃尔多安的一次重大考验，选民也将从87个选区中选出600名任期5年的国会议员。</text:p>
      <text:p text:style-name="P4">
本次选举大约有6100万土耳其公民具有投票资格，包括近500万首次投票者。该国各地的投票站于当地时间早上8点开放，下午5点关闭。根据法律规定，土耳其媒体在14日晚间9点前禁止报导各地的开票情形。</text:p>
      <text:p text:style-name="P4">
埃尔多安周日稍早在伊斯坦布尔于斯库达区的一所小学投完票之后表示，在晚上的计票结束后，希望投票结果「对我们国家的未来、对土耳其的民主是好的」。上一次埃尔多安在2018年第一轮总统选举中以52.6%的选票获胜。目前的民意调查显示，其支持率徘徊在44-45%左右。</text:p>
      <text:p text:style-name="P4">
另一方面，土耳其总统候选人之一的基里奇达罗格卢（KemalKilicdaroglu）在投完票之后向媒体表示，他将致力于恢复民主。他说：「你会看到，上天保佑，这个国家的春天会到来。」</text:p>
      <text:p text:style-name="P4">
这位反对派竞争者是共和人民党（CHP）的主席，该党由现代土耳其的创始人阿塔图克（Mustafa KemalAtaturk）建立。基里奇达罗格卢说，他和其代表的六党联盟计划「实现人民对民主的渴望」，如果在选举中获胜，将在外交政策问题上「转向西方」。</text:p>
      <text:p text:style-name="P4">
<draw:frame draw:style-name="fr1" draw:name="Image111" text:anchor-type="as-char" svg:width="6.9236in" svg:height="3.896998in" draw:z-index="0">
<draw:image xlink:href="../Images/dwzh/2023-05-14T13-47-00Z/65619653_401.jpg" xlink:type="simple" xlink:show="embed" xlink:actuate="onLoad" draw:mime-type="image/jpeg"/>
</draw:frame>
</text:p>
      <text:p text:style-name="P4">
总统候选人之一的基里奇达罗格卢表示将致力于恢复民主</text:p>
      <text:h text:style-name="P12" text:outline-level="3">
<text:span text:style-name="T4">
有哪些总统候选人？</text:span>
</text:h>
      <text:p text:style-name="P4">
目前的总统、现年69岁的埃尔多安是右翼政党正义与发展党（AKP）的创始人和领导人，他在1994年至1998年期间担任伊斯坦布尔市长，随后升至国家的最高职位。2003年至2014年间他曾担任总理，接着在2014年8月赢得土耳其首次总统直选成为总统。</text:p>
      <text:p text:style-name="P4">
<text:a xlink:type="simple" xlink:href="https://www.dw.com/zh/zh/公投通过-埃尔多安获更多权力/a-38450146" text:style-name="Internet_20_link" text:visited-style-name="Visited_20_Internet_20_Link">
 </text:a>
他的批评者称，埃尔多安使土耳其从长期以来的提倡摆脱宗教的世俗主义转向宗教保守主义。</text:p>
      <text:p text:style-name="P4">
<draw:frame draw:style-name="fr1" draw:name="Image112" text:anchor-type="as-char" svg:width="6.9236in" svg:height="3.896998in" draw:z-index="0">
<draw:image xlink:href="../Images/dwzh/2023-05-14T13-47-00Z/65617739_401.jpg" xlink:type="simple" xlink:show="embed" xlink:actuate="onLoad" draw:mime-type="image/jpeg"/>
</draw:frame>
</text:p>
      <text:p text:style-name="P4">
现任总统埃尔多安说：希望投票结果「对土耳其的民主是好的」</text:p>
      <text:p text:style-name="P4">
为了与之抗衡，土耳其政坛中的六个反对党组成了统一战线，以推翻埃尔多安这位领导人。其中，基里奇达罗格卢成了六党反对派联盟推出的总统候选人。74岁的基里奇达罗格卢自2007年以来一直是共和人民党主席，他与反对派联盟希望尽可能多地撤销埃尔多安以往修改的宪法条文。</text:p>
      <text:p text:style-name="P4">
还有两位政治家正在竞选总统，但其中一位因斯（MuharremInce）在5月11日临时退出竞选，这或许能为反对派候选人基里奇达罗格卢增加一些胜算。最后一位候选人是奥甘（SinanOgan），但其赢得总统选举的机会可能是最渺茫的，他获得一个小型极端民族主义政党联盟的支持。</text:p>
      <text:h text:style-name="P12" text:outline-level="3">
<text:span text:style-name="T4">
通胀肆虐下的土耳其迎来大选</text:span>
</text:h>
      <text:h text:style-name="P12" text:outline-level="3">
<text:span text:style-name="T4">
地震区如何看待本次选举</text:span>
</text:h>
      <text:p text:style-name="P4">
土耳其正处于经济崩溃之中，其货币土耳其里拉暴跌至历史最低点，同时通货膨胀猖獗。今年2月，埃尔多安政府对大地震的处理方式也引起了批评，损害了他的连任前景。</text:p>
      <text:p text:style-name="P4">
<text:a xlink:type="simple" xlink:href="https://www.dw.com/zh/zh/屡遭强震为何土耳其的地质如此不稳定/a-64630253" text:style-name="Internet_20_link" text:visited-style-name="Visited_20_Internet_20_Link">
 </text:a>
，根据官方数据，仅在土耳其就有5万多人丧生。不过，许多人在震灾后三个月仍然没有被安置住处，而许多地区也尚未恢复水电等基本民生供应。</text:p>
      <text:p text:style-name="P4">
不过，DW发现两个位于「地震区」的城市对周日的选举却有着截然不同的看法。土耳其东南部城市卡赫拉曼马拉什（Kahramanmaras）位于2月地震的震中，该地区被认为是正义与发展党的大本营，因此他们在此次大选中对于埃尔多安的支持度不太可能因为地震而减弱。</text:p>
      <text:p text:style-name="P4">
而在靠近叙利亚边境的城市哈塔伊，情况似乎有所不同。当地许多人对政府提出批评，他们认为其他城市在地震后获得的援助更多，至今哈塔伊不少居民仍然缺乏干净的用水、衣物和卫生用品。</text:p>
      <text:h text:style-name="P12" text:outline-level="3">
<text:span text:style-name="T4">
多数德国人希望埃尔多安下台</text:span>
</text:h>
      <text:p text:style-name="P4">
一项调查显示，三分之二的德国人乐于看到埃尔多安在执政20年后被淘汰下台。由市场调查机构YouGov进行的全国性研究问道：「这个星期天，土耳其将举行总统选举。你希望现任总统埃尔多安连任还是被淘汰？」大约70%的受访者认为埃尔多安应该下台，而10%认为他应该连任，另有20%的人表示不知道或没有给出答案。</text:p>
      <text:p text:style-name="P4">
<draw:frame draw:style-name="fr1" draw:name="Image113" text:anchor-type="as-char" svg:width="6.9236in" svg:height="3.896998in" draw:z-index="0">
<draw:image xlink:href="../Images/dwzh/2023-05-14T13-47-00Z/43781033_401.jpg" xlink:type="simple" xlink:show="embed" xlink:actuate="onLoad" draw:mime-type="image/jpeg"/>
</draw:frame>
</text:p>
      <text:p text:style-name="P4">
前德国国脚、土耳其裔足球员厄齐尔在2018年世界杯前与埃尔多安合影，引起德国舆论哗然</text:p>
      <text:p text:style-name="P4">
<text:a xlink:type="simple" xlink:href="https://www.dw.com/zh/zh/他乡故乡土耳其劳工在德国的60年/a-59673485" text:style-name="Internet_20_link" text:visited-style-name="Visited_20_Internet_20_Link">
 </text:a>
，虽然埃尔多安和正义与发展党的支持者经常在德国引起争议，但这位土耳其领导人在德国确实拥有强大的支持基础。</text:p>
      <text:h text:style-name="P12" text:outline-level="3">
<text:span text:style-name="T4">
民主的「最后机会」</text:span>
</text:h>
      <text:p text:style-name="P4">
德国联邦议院外交事务委员会主席罗斯（MichaelRoth）指出，选举可能是土耳其反对派在经历20年后以民主方式将埃尔多安的正义与发展党赶下台的「最后机会」。</text:p>
      <text:p text:style-name="P4">
罗斯告诉媒体「德国编辑部网络」，尽管总统和议会选举可能是自由的，但它们可能不是公平的，因为埃尔多安及其支持者正在加紧对媒体、选举委员会和司法机构的控制。罗斯也指出，与此同时俄罗斯似乎正试图通过虚假的信息宣传来诋毁土耳其反对派。</text:p>
      <text:p text:style-name="P4">
（综合报导）</text:p>
      <text:p text:style-name="P4">
Source: <text:a xlink:type="simple" xlink:href="https://www.dw.com/zh/土耳其大选：埃尔多安政府面临反对党挑战/a-65620135" text:style-name="Internet_20_link" text:visited-style-name="Visited_20_Internet_20_Link">
https://www.dw.com/zh/土耳其大选：埃尔多安政府面临反对党挑战/a-65620135?maca=chi-rss-chi-all-1127-rdf</text:a>
</text:p>
      <!--NEWS-->
      <text:h text:style-name="P10" text:outline-level="1">
<text:span text:style-name="T4">
缅甸和孟加拉遭遇风暴侵袭</text:span>
</text:h>
      <text:p text:style-name="P4">
Author: 联合早报 (Person)</text:p>
      <text:p text:style-name="P4">
Publisher: 联合早报 (Organization)</text:p>
      <text:p text:style-name="P4">
Published Time: 2023-05-14T14:52</text:p>
      <text:p text:style-name="P4">
Modified Time: 2023-05-14T15:51</text:p>
      <text:p text:style-name="P4">
Description: 孟加拉和缅甸星期天（5月14日）下午2时左右遭遇强风暴袭击，两国政府正在加紧疏散当地居民。综合路透社和法新社报道，旋风“摩卡”（Mocha）预计将以每小时210公里的风速袭击孟缅两...</text:p>
      <text:p text:style-name="P4">
Videos: []</text:p>
      <text:p text:style-name="P4">
Audios: []</text:p>
      <text:p text:style-name="P4">
Images: []</text:p>
      <text:p text:style-name="P4">
Type: NewsArticle</text:p>
      <text:p text:style-name="P4">
Breadcrumbs: ['即时', '国际']</text:p>
      <text:p text:style-name="P4">
Keywords: ['缅甸', '孟加拉', '风暴', '罗兴亚人']</text:p>
      <!--METADATA-->
      <text:p text:style-name="P4">
孟加拉和缅甸星期天（5月14日）下午2时左右遭遇强风暴袭击，两国政府正在加紧疏散当地居民。</text:p>
      <text:p text:style-name="P4">
综合路透社和法新社报道，旋风“摩卡”（Mocha）预计将以每小时210公里的风速袭击孟缅两国，并连带卷起高达四米的海浪，使沿岸逾200万人受到影响，尤其是缅甸若开邦（Rakhine）和钦（Chin）邦的居民。</text:p>
      <text:p text:style-name="P4">
孟加拉气象部门办公室发布报告称，旋风摩卡“现在正穿越缅甸北部考克斯巴扎尔（Cox’sBazar）海岸，或继续向东北方向移动，并在下午从西部若开邦首府实兑（Sittwe）附近离开”。</text:p>
      <text:p text:style-name="P4">
联合国卫星中心警告，随着风暴从孟加拉湾转移至内陆地区，可能会有更多人受到影响。</text:p>
      <text:p text:style-name="P4">
此外，这股强风暴也将使居住在海滨城市考克斯巴扎尔的逾百万罗兴亚人面临安全问题。</text:p>
      <text:p text:style-name="P4">
2008年5月，旋风纳尔基斯在缅甸造成14万人死亡，影响240万人的生活。</text:p>
      <text:p text:style-name="P4">
Source: <text:a xlink:type="simple" xlink:href="https://www.zaobao.com.sg/realtime/world/story20230514-1394485" text:style-name="Internet_20_link" text:visited-style-name="Visited_20_Internet_20_Link">
https://www.zaobao.com.sg/realtime/world/story20230514-1394485</text:a>
</text:p>
      <!--NEWS-->
      <text:h text:style-name="P10" text:outline-level="1">
<text:span text:style-name="T4">
菲律宾：在南中国海部分海域放置浮标宣示主权</text:span>
</text:h>
      <text:p text:style-name="P4">
Author: 联合早报 (Person)</text:p>
      <text:p text:style-name="P4">
Publisher: 联合早报 (Organization)</text:p>
      <text:p text:style-name="P4">
Published Time: 2023-05-14T15:17</text:p>
      <text:p text:style-name="P4">
Modified Time: 2023-05-14T15:27</text:p>
      <text:p text:style-name="P4">
Description: 菲律宾海岸警卫队发言人说，菲律宾在专属经济区内设置了航行浮标，以宣示菲律宾对南中国海南沙群岛海域的主权。路透社报道，菲律宾海岸警卫队（PCG）说，菲海军于5月10日至12日在南中国...</text:p>
      <text:p text:style-name="P4">
Videos: []</text:p>
      <text:p text:style-name="P4">
Audios: []</text:p>
      <text:p text:style-name="P4">
Images: []</text:p>
      <text:p text:style-name="P4">
Type: NewsArticle</text:p>
      <text:p text:style-name="P4">
Breadcrumbs: ['即时', '国际']</text:p>
      <text:p text:style-name="P4">
Keywords: ['菲律宾', '中国', '南中国海', '菲中关系']</text:p>
      <!--METADATA-->
      <text:p text:style-name="P4">
菲律宾海岸警卫队发言人说，菲律宾在专属经济区内设置了航行浮标，以宣示菲律宾对南中国海南沙群岛海域的主权。</text:p>
      <text:p text:style-name="P4">
路透社报道，菲律宾海岸警卫队（PCG）说，菲海军于5月10日至12日在南中国海322公里区域内的五个地区设立了五个悬挂着菲律宾国旗的浮标，包括在2021年被200多艘中国船只<text:a xlink:type="simple" xlink:href="https://www.zaobao.com/realtime/china/story20210328-1134734" text:style-name="Internet_20_link" text:visited-style-name="Visited_20_Internet_20_Link">
 </text:a>
 （WhitsunReef）。</text:p>
      <text:p text:style-name="P4">
南海问题发言人塔雷尔拉（JayTarriela）星期天（5月14日）发推文称：“（投放浮标的）举措凸显了菲律宾为保护其海洋边界和资源、海上贸易安全所做出贡献，以及坚定不移的决心。”</text:p>
      <text:p text:style-name="P4">
中国驻马尼拉大使馆尚未对这一消息置评。</text:p>
      <text:p text:style-name="P4">
Source: <text:a xlink:type="simple" xlink:href="https://www.zaobao.com.sg/realtime/world/story20230514-1394583" text:style-name="Internet_20_link" text:visited-style-name="Visited_20_Internet_20_Link">
https://www.zaobao.com.sg/realtime/world/story20230514-1394583</text:a>
</text:p>
      <!--NEWS-->
      <text:h text:style-name="P10" text:outline-level="1">
<text:span text:style-name="T4">
泽连斯基抵达德国寻求支持</text:span>
</text:h>
      <text:p text:style-name="P4">
Author: 联合早报 (Person)</text:p>
      <text:p text:style-name="P4">
Publisher: 联合早报 (Organization)</text:p>
      <text:p text:style-name="P4">
Published Time: 2023-05-14T15:42</text:p>
      <text:p text:style-name="P4">
Modified Time: 2023-05-14T15:46</text:p>
      <text:p text:style-name="P4">
Description: 乌克兰总统泽连斯基星期天（5月14日）抵达德国首都柏林，拟向这一欧盟盟友寻求支持。路透社报道，泽连斯基星期六（13日）在意大利与意总理梅洛尼和教宗方济各举行会面后，离境罗马抵达柏林...</text:p>
      <text:p text:style-name="P4">
Videos: []</text:p>
      <text:p text:style-name="P4">
Audios: []</text:p>
      <text:p text:style-name="P4">
Images: []</text:p>
      <text:p text:style-name="P4">
Type: NewsArticle</text:p>
      <text:p text:style-name="P4">
Breadcrumbs: ['即时', '国际']</text:p>
      <text:p text:style-name="P4">
Keywords: ['德国', '泽连斯基', '乌克兰', '俄乌战争', '乌克兰危机']</text:p>
      <!--METADATA-->
      <text:p text:style-name="P4">
乌克兰总统泽连斯基星期天（5月14日）抵达德国首都柏林，拟向这一欧盟盟友寻求支持。</text:p>
      <text:p text:style-name="P4">
路透社报道，泽连斯基星期六（13日）在意大利 <text:a xlink:type="simple" xlink:href="https://www.zaobao.com/realtime/world/story20230513-1394297" text:style-name="Internet_20_link" text:visited-style-name="Visited_20_Internet_20_Link">
</text:a>
 后，离境罗马抵达柏林。</text:p>
      <text:p text:style-name="P4">
泽连斯基上一次访问德国时，俄乌战争尚未爆发，当时他到德国出席慕尼黑安全会议。</text:p>
      <text:p text:style-name="P4">
德国媒体报道称，泽连斯基将在星期天会见德国总理朔尔茨，总统施泰因迈尔已在德国总统府地贝尔维尤宫（Bellevue Palace）接见了泽连斯基。</text:p>
      <text:p text:style-name="P4">
另据报道，在泽连斯基到访柏林前夕，德国宣布将向乌克兰提供27亿欧元（约39.5亿新元）的军备，包括30辆豹式坦克。这是德国迄今为止对乌克兰提供的最大规模军事援助。</text:p>
      <text:p text:style-name="P4">
德国防长皮斯托瑞斯指出，将在必要时进一步支援基辅。</text:p>
      <text:p text:style-name="P4">
Source: <text:a xlink:type="simple" xlink:href="https://www.zaobao.com.sg/realtime/world/story20230514-1394585" text:style-name="Internet_20_link" text:visited-style-name="Visited_20_Internet_20_Link">
https://www.zaobao.com.sg/realtime/world/story20230514-1394585</text:a>
</text:p>
      <!--NEWS-->
      <text:h text:style-name="P10" text:outline-level="1">
<text:span text:style-name="T4">
掌握国会过半席次？ 国盟不承认也不否认</text:span>
</text:h>
      <text:p text:style-name="P4">
Author: 联合早报 (Person)</text:p>
      <text:p text:style-name="P4">
Publisher: 联合早报 (Organization)</text:p>
      <text:p text:style-name="P4">
Published Time: 2023-05-14T16:02</text:p>
      <text:p text:style-name="P4">
Modified Time: 2023-05-14T16:04</text:p>
      <text:p text:style-name="P4">
Description: 马来西亚社交媒体近来盛传在野的国民联盟（国盟）已获多数国会议员支持而足以推翻现任政府，国盟选举主任沙努西说，他无法证实但也不否认。他也强调，国盟与希盟关于同步举行六州选举的协议仍然...</text:p>
      <text:p text:style-name="P4">
Videos: []</text:p>
      <text:p text:style-name="P4">
Audios: []</text:p>
      <text:p text:style-name="P4">
Images: []</text:p>
      <text:p text:style-name="P4">
Type: NewsArticle</text:p>
      <text:p text:style-name="P4">
Breadcrumbs: ['即时', '国际']</text:p>
      <text:p text:style-name="P4">
Keywords: ['希望联盟', '国民联盟', '选举']</text:p>
      <!--METADATA-->
      <text:p text:style-name="P4">
马来西亚社交媒体近来盛传在野的国民联盟（国盟）已获多数国会议员支持而足以推翻现任政府，国盟选举主任沙努西说，他无法证实但也不否认。他也强调，国盟与希盟关于同步举行六州选举的协议仍然有效。</text:p>
      <text:p text:style-name="P4">
沙努西也是吉打州务大臣。他星期六（5月13日）晚间在吉打莪占必叻出席国盟造势活动后的记者会，回应社交媒体指国盟已经掌握国会过半席次的说法。他说：“如果能实现，我当然高兴。我期待那一刻到来，我祈祷它成真。”</text:p>
      <text:p text:style-name="P4">
至于国盟已掌握多少名国会议员支持，他说：“不要问我，我不是国会议员。”他认为，政治上任何可能性都存在。</text:p>
      <text:p text:style-name="P4">
至于备受关注的西马六州选举，沙努西指出，六州政府首脑今年2月会面时达成的协议迄今不变。这是因为若不同步举行州选举，国盟与希盟都都有风险。“我们那次会面商议了（解散州议会）那件事。如果同步选举（选民）就能返乡投票，那是最好的。我相信这项共识仍存在。”</text:p>
      <text:p text:style-name="P4">
他说：“没人有任何（其它）计划。我不确定希盟会否突然转向，但我们仍希望吉打、吉兰丹、登嘉楼同日选举。”</text:p>
      <text:p text:style-name="P4">
来自希盟的雪兰莪州务大臣阿米鲁丁、槟城州首席部长曹观友与森美兰州务大臣阿米努丁，以及来自国盟的吉兰丹州务大臣阿末耶谷、登嘉楼州务大臣阿末山苏里，以及吉打州务大臣沙努西2月22日举行会谈，并同意六州在6月最后两周同时解散州议会。</text:p>
      <text:p text:style-name="P4">
Source: <text:a xlink:type="simple" xlink:href="https://www.zaobao.com.sg/realtime/world/story20230514-1394589" text:style-name="Internet_20_link" text:visited-style-name="Visited_20_Internet_20_Link">
https://www.zaobao.com.sg/realtime/world/story20230514-1394589</text:a>
</text:p>
      <!--NEWS-->
      <text:h text:style-name="P10" text:outline-level="1">
<text:span text:style-name="T4">
山西兴县发生重大刑事案件 官方：已致7死11伤</text:span>
</text:h>
      <text:p text:style-name="P4">
Author: None</text:p>
      <text:p text:style-name="P4">
Publisher: Radio Free Asia (Organization)</text:p>
      <text:p text:style-name="P4">
Published Time: 2023-05-14T17:02:46-04:00</text:p>
      <text:p text:style-name="P4">
Modified Time: 2023-05-14T17:02: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893805in" draw:z-index="0">
<draw:image xlink:href="../Images/rfamandarin/2023-05-14T17-02-46-04-00/000000.png" xlink:type="simple" xlink:show="embed" xlink:actuate="onLoad" draw:mime-type="image/png"/>
</draw:frame>
 网传犯罪嫌疑人已被警方抓获的图片 网络图片</text:p>
      <text:p text:style-name="P4">
中国官方中新网5月14日引述山西吕梁市兴县政府新闻办发布的通报：5月13日14时许，兴县奥家湾乡发生一起重大刑事案件。截至目前，该案件共致7人死亡，11人受伤。</text:p>
      <text:p text:style-name="P4">
报道说，公安机关初步查明，犯罪嫌疑人郭某亮因感情纠纷，在奥家湾乡沟门前村将郭某英致伤，郭某英的婆婆、丈夫、儿子杀害。随后，郭某亮驾驶一辆白色小轿车逃窜，另将1名出警人员和13名行人撞倒。</text:p>
      <text:p text:style-name="P4">
当地政府的通报显示，目前这起重大刑事案的犯罪嫌疑人郭某亮已被警方抓获，案件正在进一步侦查中。</text:p>
      <text:p text:style-name="P4">
编辑：何平</text:p>
      <text:p text:style-name="P4">
Source: <text:a xlink:type="simple" xlink:href="https://www.rfa.org/mandarin/Xinwen/6-05142023165902.html" text:style-name="Internet_20_link" text:visited-style-name="Visited_20_Internet_20_Link">
https://www.rfa.org/mandarin/Xinwen/6-05142023165902.html</text:a>
</text:p>
      <!--NEWS-->
      <text:h text:style-name="P10" text:outline-level="1">
<text:span text:style-name="T4">
加拿大官方示警：当地可能有更多“中国警察站”</text:span>
</text:h>
      <text:p text:style-name="P4">
Author: None</text:p>
      <text:p text:style-name="P4">
Publisher: Radio Free Asia (Organization)</text:p>
      <text:p text:style-name="P4">
Published Time: 2023-05-14T17:06:00-04:00</text:p>
      <text:p text:style-name="P4">
Modified Time: 2023-05-14T17:22: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4.612011in" draw:z-index="0">
<draw:image xlink:href="../Images/rfamandarin/2023-05-14T17-06-00-04-00/000000.png" xlink:type="simple" xlink:show="embed" xlink:actuate="onLoad" draw:mime-type="image/png"/>
</draw:frame>
 加拿大公共安全部长马可·门迪奇诺（MarcoMendicino） <text:a xlink:type="simple" xlink:href="https://www.rfa.org/mandarin/Xinwen/7-05142023170338.html/@@images/image" text:style-name="Internet_20_link" text:visited-style-name="Visited_20_Internet_20_Link">
</text:a>
路透社图片</text:p>
      <text:p text:style-name="P4">
据路透社5 月 14日报道，加拿大警方近期针对位于蒙特利尔的两个社区调查有关中国海外警察站是否被用来恐吓或骚扰加拿大华裔人士后，该国公共安全部长马可·门迪奇诺（MarcoMendicino）星期天公开警告说，可能有更多的“中国警察站”在加拿大运作。</text:p>
      <text:p text:style-name="P4">
门迪奇诺当天向加拿大电视台CTV表示，加拿大皇家骑警已经采取具体行动来阻止任何与这些警察站有关的外国干涉行动，而如果有新的警察站出现，加拿大警方将会继续采取果断的措施。</text:p>
      <text:p text:style-name="P4">
加拿大媒体本月稍早披露，尽管加拿大警方针对蒙特利尔的中国警察站开展调查，但相关的中国据点仍在运作。而中国官方则否认干涉加拿大事务。</text:p>
      <text:p text:style-name="P4">
门迪奇诺的上述表态也恰逢渥太华和北京相互驱逐外交人员之际。本台此前报道，中国驻多伦多领事赵巍上周因对加拿大国会议员庄文浩和其家人进行恐吓威胁被宣布为“不受欢迎的人”之后，中国也迅速驱逐了加拿大驻上海领事甄逸慧。加拿大总理特鲁多就此表示，加拿大“不会被中国的报复行为吓倒”。</text:p>
      <text:p text:style-name="P4">
编辑：何平</text:p>
      <text:p text:style-name="P4">
Source: <text:a xlink:type="simple" xlink:href="https://www.rfa.org/mandarin/Xinwen/7-05142023170338.html" text:style-name="Internet_20_link" text:visited-style-name="Visited_20_Internet_20_Link">
https://www.rfa.org/mandarin/Xinwen/7-05142023170338.html</text:a>
</text:p>
      <!--NEWS-->
      <text:h text:style-name="P10" text:outline-level="1">
<text:span text:style-name="T4">
藏人商界精英多吉扎西被判刑  家属法院抗议再遭打压</text:span>
</text:h>
      <text:p text:style-name="P4">
Author: None</text:p>
      <text:p text:style-name="P4">
Publisher: Radio Free Asia (Organization)</text:p>
      <text:p text:style-name="P4">
Published Time: 2023-05-14T17:09:44-04:00</text:p>
      <text:p text:style-name="P4">
Modified Time: 2023-05-14T17:09: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88615in" draw:z-index="0">
<draw:image xlink:href="../Images/rfamandarin/2023-05-14T17-09-44-04-00/000000.png" xlink:type="simple" xlink:show="embed" xlink:actuate="onLoad" draw:mime-type="image/png"/>
</draw:frame>
贡布吉遭当局以印有警方标志的折叠式屏障包围后粗暴拖离请愿现场 <text:a xlink:type="simple" xlink:href="https://www.rfa.org/mandarin/Xinwen/8-05142023170703.html/@@images/image" text:style-name="Internet_20_link" text:visited-style-name="Visited_20_Internet_20_Link">
</text:a>
西藏之声官网</text:p>
      <text:p text:style-name="P4">
据总部位于挪威奥斯陆的西藏之声5月13日报道，藏人商界精英多杰扎西服刑15年后，他的姐姐贡布吉近日在拉萨高级人民法院前再次抗议请愿，但遭到多名警察强行脱离现场。</text:p>
      <text:p text:style-name="P4">
非政府组织“国际声援西藏运动”发布的信息显示，贡布吉于5月10日在拉萨高级人民法院前，以磕长头的形式进行抗议。家属的上次请愿中，警方使用被称为“遮羞布”的巨幅黑色布幕将贡布吉团团围住，而此次警方更升级隔离手段，用印有警方标志的大型折叠式屏障把贡布吉围住，随后有6名警察强制将她拖离请愿现场。</text:p>
      <text:p text:style-name="P4">
据介绍，多吉扎西于2008年西藏爆发大规模抗议活动后被抓，并在2010年被当局以“贷款欺诈罪”判处无期徒刑。十多年来，多吉扎西的姐姐贡布吉公开呼吁要求当局释放她的弟弟，期间多次遭到当局打压。</text:p>
      <text:p text:style-name="P4">
编辑：何平</text:p>
      <text:p text:style-name="P4">
Source: <text:a xlink:type="simple" xlink:href="https://www.rfa.org/mandarin/Xinwen/8-05142023170703.html" text:style-name="Internet_20_link" text:visited-style-name="Visited_20_Internet_20_Link">
https://www.rfa.org/mandarin/Xinwen/8-05142023170703.html</text:a>
</text:p>
      <!--NEWS-->
      <text:h text:style-name="P10" text:outline-level="1">
<text:span text:style-name="T4">
赖清德：“九二共识”非真和平 会让台湾陷入更深陷阱</text:span>
</text:h>
      <text:p text:style-name="P4">
Author: None</text:p>
      <text:p text:style-name="P4">
Publisher: Radio Free Asia (Organization)</text:p>
      <text:p text:style-name="P4">
Published Time: 2023-05-14T17:13:00-04:00</text:p>
      <text:p text:style-name="P4">
Modified Time: 2023-05-14T17:21: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4.824186in" draw:z-index="0">
<draw:image xlink:href="../Images/rfamandarin/2023-05-14T17-13-00-04-00/000000.png" xlink:type="simple" xlink:show="embed" xlink:actuate="onLoad" draw:mime-type="image/png"/>
</draw:frame>
 台湾民主进步党总统参选人赖清德 <text:a xlink:type="simple" xlink:href="https://www.rfa.org/mandarin/Xinwen/9-05142023171035.html/@@images/image" text:style-name="Internet_20_link" text:visited-style-name="Visited_20_Internet_20_Link">
</text:a>
美联社资料图片</text:p>
      <text:p text:style-name="P4">
据台湾中央社5月14日报道，台湾民主进步党总统参选人赖清德当天出席基隆市信赖台湾之友会成立仪式指出，“九二共识、一个中国原则”不是真正的和平，会让台湾陷入更深的陷阱。</text:p>
      <text:p text:style-name="P4">
赖清德在致词中表示，如果中国不放弃对台湾武力侵略，大家必须做好准备，如总统蔡英文提出的“和平靠国防，国防靠全民”，必须提升自身国防力量并与民主阵营合作。他强调，当团结的力量大过中国的力量，中国自然不敢轻举妄动，靠实力的和平才是永续的和平。</text:p>
      <text:p text:style-name="P4">
外界注意到，赖清德曾以坚决支持台湾的主权和独立身份而激怒北京。赖清德在近年初民进党补选投票中，以超过99%的得票率当选民进党主席。</text:p>
      <text:p text:style-name="P4">
赖清德在周日的演讲中强调，有人主张应该要接受“九二共识、一个中国原则”，一旦接受，台湾就失去主权，没有主权的和平不是真正的和平，就像香港、澳门，中国随时可以取回主权，因此，这条道路不是真的和平，会让台湾陷入更深的陷阱，日后若要回头就完全没有机会了。</text:p>
      <text:p text:style-name="P4">
编辑：何平</text:p>
      <text:p text:style-name="P4">
Source: <text:a xlink:type="simple" xlink:href="https://www.rfa.org/mandarin/Xinwen/9-05142023171035.html" text:style-name="Internet_20_link" text:visited-style-name="Visited_20_Internet_20_Link">
https://www.rfa.org/mandarin/Xinwen/9-05142023171035.html</text:a>
</text:p>
      <!--NEWS-->
      <text:h text:style-name="P10" text:outline-level="1">
<text:span text:style-name="T4">
G7首脑峰会前夕 中国宣布在渤海进行实弹射击活动</text:span>
</text:h>
      <text:p text:style-name="P4">
Author: None</text:p>
      <text:p text:style-name="P4">
Publisher: Radio Free Asia (Organization)</text:p>
      <text:p text:style-name="P4">
Published Time: 2023-05-14T17:20:57-04:00</text:p>
      <text:p text:style-name="P4">
Modified Time: 2023-05-14T17:20: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4.612011in" draw:z-index="0">
<draw:image xlink:href="../Images/rfamandarin/2023-05-14T17-20-57-04-00/000000.png" xlink:type="simple" xlink:show="embed" xlink:actuate="onLoad" draw:mime-type="image/png"/>
</draw:frame>
 图为辽宁号航母在渤海海域发射导弹的资料画面 <text:a xlink:type="simple" xlink:href="https://www.rfa.org/mandarin/Xinwen/10-05142023171940.html/@@images/image" text:style-name="Internet_20_link" text:visited-style-name="Visited_20_Internet_20_Link">
</text:a>
法新社资料图片</text:p>
      <text:p text:style-name="P4">
七大工业国家集团(G7)领导人峰会，预计将于5月19至21日在日本广岛举行。中国海事局网站本周日宣布，唐山海事局发布航行警告，5月15日0时至5月19日24时，渤海部分区域进行实弹射击活动，禁止驶入。</text:p>
      <text:p text:style-name="P4">
上述通报没有说明中方涉及实弹射击活动的部队兵种、演练武器部署及特定目标。路透社日前引述参与G7会前讨论的美国官员透露，本届峰会将发表一份关于中国在全球各地“使用经济胁迫”的声明，并列出具体关注清单。美国财政部长耶伦此前证实，美国一直在考虑就北京对其他国家市场施行的强制性经济政策采取反制。</text:p>
      <text:p text:style-name="P4">
另据日本共同社独家报道，日本首相岸田文雄目前已向各国提出了要求，希望由七国集团作为核心，展示对中国的明确立场。</text:p>
      <text:p text:style-name="P4">
编辑：何平</text:p>
      <text:p text:style-name="P4">
Source: <text:a xlink:type="simple" xlink:href="https://www.rfa.org/mandarin/Xinwen/10-05142023171940.html" text:style-name="Internet_20_link" text:visited-style-name="Visited_20_Internet_20_Link">
https://www.rfa.org/mandarin/Xinwen/10-05142023171940.html</text:a>
</text:p>
      <!--NEWS-->
      <text:h text:style-name="P10" text:outline-level="1">
<text:span text:style-name="T4">
北马吉打槟州水供吃紧</text:span>
</text:h>
      <text:p text:style-name="P4">
Author: 联合早报 (Person)</text:p>
      <text:p text:style-name="P4">
Publisher: 联合早报 (Organization)</text:p>
      <text:p text:style-name="P4">
Published Time: 2023-05-14T17:37</text:p>
      <text:p text:style-name="P4">
Modified Time: 2023-05-14T17:38</text:p>
      <text:p text:style-name="P4">
Description: 马来西亚近来炎热少雨的天气，导致吉打州慕达河的水位急降，让吉打与槟城两州的水供吃紧。慕达河是北马最长的河流，也是吉打和槟城的主要生水来源。吉打96%的生水和槟州的八成生水都来自慕达...</text:p>
      <text:p text:style-name="P4">
Videos: []</text:p>
      <text:p text:style-name="P4">
Audios: []</text:p>
      <text:p text:style-name="P4">
Images: []</text:p>
      <text:p text:style-name="P4">
Type: NewsArticle</text:p>
      <text:p text:style-name="P4">
Breadcrumbs: ['即时', '国际']</text:p>
      <text:p text:style-name="P4">
Keywords: ['吉打', '槟城', '水供']</text:p>
      <!--METADATA-->
      <text:p text:style-name="P4">
马来西亚近来炎热少雨的天气，导致吉打州慕达河的水位急降，让吉打与槟城两州的水供吃紧。慕达河是北马最长的河流，也是吉打和槟城的主要生水来源。吉打96%的生水和槟州的八成生水都来自慕达河。</text:p>
      <text:p text:style-name="P4">
吉打达鲁阿曼水务公司星期天（5月14日）发文告宣布，目前少雨的天气导致慕达河水源大量减少，高温更导致河水加速蒸发而让情况雪上加霜。慕达河的自来水厂星期天上午7时25分由于河流水位过低，造成自来水厂阀门受阻，影响瓜拉姆拉、华玲与居林三县约25万2000用户的水供。</text:p>
      <text:p text:style-name="P4">
槟州供水机构星期天也发文告提醒当地民众储水备用以防水荒，因为慕达河水位过低将直接影响笨珍的生水供应。槟州供水机构每天从慕达河抽取约11亿公升的生水。</text:p>
      <text:p text:style-name="P4">
槟州负责基本设施事务的行政议员（州内阁部长）再里尔上星期二（9日）召开记者会宣布，亚依淡水坝蓄水量目前仅有41.5%，如果水坝区再不降雨，这个水坝6月下旬就无法继续供水。他也说，另一个主要水库直落巴巷水坝也只能继续供水约146天。</text:p>
      <text:p text:style-name="P4">
Source: <text:a xlink:type="simple" xlink:href="https://www.zaobao.com.sg/realtime/world/story20230514-1394605" text:style-name="Internet_20_link" text:visited-style-name="Visited_20_Internet_20_Link">
https://www.zaobao.com.sg/realtime/world/story20230514-1394605</text:a>
</text:p>
      <!--NEWS-->
      <text:h text:style-name="P10" text:outline-level="1">
<text:span text:style-name="T4">
俄罗斯罕见承认2名军事指挥官命丧巴赫姆特</text:span>
</text:h>
      <text:p text:style-name="P4">
Publisher: 法新社</text:p>
      <text:p text:style-name="P4">
Published Time: 2023-05-14T18:32:09+00:00</text:p>
      <text:p text:style-name="P4">
Modified Time: 2023-05-14T18:20:02+00:00</text:p>
      <text:p text:style-name="P4">
Description: （法新社莫斯科14日电） 俄罗斯国防部今天说，2名俄军指挥官在乌克兰东部前线热点巴赫姆特附近的战斗中丧生。俄国罕见会宣布在战场上的损失。</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14T18-32-09-00-00/000000.png" xlink:type="simple" xlink:show="embed" xlink:actuate="onLoad" draw:mime-type="image/png"/>
</draw:frame>
</text:p>
      <text:p text:style-name="P4">
根据这项宣布，俄军第4机动步兵旅指挥官马卡洛夫（Vyacheslav Makarov）和一个军团负责政治工作的副指挥官布罗夫科（YevgenyBrovko）在乌克兰东部的战斗中丧生。</text:p>
      <text:p text:style-name="P4">
这个消息宣布之际，为控制乌东顿内茨克（Donetsk）地区巴赫姆特（Bakhmut）的战斗正在激烈进行。</text:p>
      <text:p text:style-name="P4">
俄罗斯国防部在声明中说，马卡洛夫上校在他的旅击退乌克兰军队在克拉斯涅（Krasne）以南的攻击时丧生。</text:p>
      <text:p text:style-name="P4">
声明说：「敌人两度攻击被击退。在击退第3次攻击时，旅长受重伤，在从战场撤离时死亡。」</text:p>
      <text:p text:style-name="P4">
国防部说，布罗夫科是在俄罗斯军队击退乌军对其他地方的攻击时丧命，并且说他「英勇牺牲，身上有多处弹片伤痕」。</text:p>
      <text:p text:style-name="P4">
莫斯科也提及俄罗斯佣兵组织「瓦格纳集团」（Wagner Group）说，相关「突击分队」在空降部队的支持下，继续为控制巴赫姆特西部地区而战。</text:p>
      <text:p text:style-name="P4">
国防部说：「在过去一天里，敌人多次大规模进攻，想突破我们军队在阿特莫夫斯克（Artemovsk）北边和南边的防卫。」阿特莫夫斯克是巴赫姆特的俄文名称。</text:p>
      <text:p text:style-name="P4">
俄罗斯对在乌克兰的损失一直严格保密。</text:p>
      <text:p text:style-name="P4">
Source: <text:a xlink:type="simple" xlink:href="https://www.rfi.fr/cn/%E5%9B%BD%E9%99%85%E6%8A%A5%E9%81%93/20230514-%E4%BF%84%E7%BD%97%E6%96%AF%E7%BD%95%E8%A7%81%E6%89%BF%E8%AE%A42%E5%90%8D%E5%86%9B%E4%BA%8B%E6%8C%87%E6%8C%A5%E5%AE%98%E5%91%BD%E4%B8%A7%E5%B7%B4%E8%B5%AB%E5%A7%86%E7%89%B9" text:style-name="Internet_20_link" text:visited-style-name="Visited_20_Internet_20_Link">
https://www.rfi.fr/cn/%E5%9B%BD%E9%99%85%E6%8A%A5%E9%81%93/20230514-%E4%BF%84%E7%BD%97%E6%96%AF%E7%BD%95%E8%A7%81%E6%89%BF%E8%AE%A42%E5%90%8D%E5%86%9B%E4%BA%8B%E6%8C%87%E6%8C%A5%E5%AE%98%E5%91%BD%E4%B8%A7%E5%B7%B4%E8%B5%AB%E5%A7%86%E7%89%B9</text:a>
</text:p>
      <!--NEWS-->
      <text:h text:style-name="P10" text:outline-level="1">
<text:span text:style-name="T4">
泰国大选结束投票 非正式计票两反对党领先</text:span>
</text:h>
      <text:p text:style-name="P4">
Author: 联合早报 (Person)</text:p>
      <text:p text:style-name="P4">
Publisher: 联合早报 (Organization)</text:p>
      <text:p text:style-name="P4">
Published Time: 2023-05-14T19:54</text:p>
      <text:p text:style-name="P4">
Modified Time: 2023-05-14T23:33</text:p>
      <text:p text:style-name="P4">
Description: 泰国大选星期天（5月14日）的投票正式结束，非正式计票结果预计，为泰党目前将赢得36议席领先。根据泰国官方的非正式计票网站数据，预测为泰党目前赢得36个选区议席，领先其他政党。其次...</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泰国大选', '民调', '为泰党', '前进党']</text:p>
      <!--METADATA-->
      <text:p text:style-name="P4">
<text:a xlink:type="simple" xlink:href="https://www.zaobao.com.sg/special/thailand-election-2023" text:style-name="Internet_20_link" text:visited-style-name="Visited_20_Internet_20_Link">
 </text:a>
星期天（5月14日）的投票正式结束，非正式计票结果预计，为泰党目前将赢得36议席领先。</text:p>
      <text:p text:style-name="P4">
根据泰国官方的非正式计票网站数据，预测为泰党目前赢得36个选区议席，领先其他政党。其次是前进党（15席）、公民力量党（13席）和泰自豪党（11席）。</text:p>
      <text:p text:style-name="P4">
另外，根据泰国国立发展管理学院（NIDA）的最新调查结果，为泰党可能赢得164至172个下议院议席，成为大赢家。前进党预测可夺下80到88个议席，排第二。</text:p>
      <text:p text:style-name="P4">
民调结果也显示，泰自豪党可赢得72到80个议席，可能成为“造王者”。公民力量党则可能赢得53到61席。</text:p>
      <text:p text:style-name="P4">
选举委员会预计将从晚上7时30分开始，陆续公开部分计票结果。</text:p>
      <text:p text:style-name="P4">
<draw:frame draw:style-name="fr1" draw:name="Image120" text:anchor-type="as-char" svg:width="6.9236in" svg:height="4.615733in" draw:z-index="0">
<draw:image xlink:href="../Images/zaobao world/2023-05-14T19-54/000000.png" xlink:type="simple" xlink:show="embed" xlink:actuate="onLoad" draw:mime-type="image/png"/>
</draw:frame>
 为泰党的首相候选人佩通坦今天在曼谷的一个投票站投票。（法新社）<draw:frame draw:style-name="fr1" draw:name="Image121" text:anchor-type="as-char" svg:width="6.9236in" svg:height="4.615733in" draw:z-index="0">
<draw:image xlink:href="../Images/zaobao world/2023-05-14T19-54/000001.png" xlink:type="simple" xlink:show="embed" xlink:actuate="onLoad" draw:mime-type="image/png"/>
</draw:frame>
 前进党党魁披塔在曼谷的一个投票站投票后向民众致意。（法新社）</text:p>
      <text:p text:style-name="P4">
Source: <text:a xlink:type="simple" xlink:href="https://www.zaobao.com.sg/realtime/world/story20230514-1394616" text:style-name="Internet_20_link" text:visited-style-name="Visited_20_Internet_20_Link">
https://www.zaobao.com.sg/realtime/world/story20230514-1394616</text:a>
</text:p>
      <!--NEWS-->
      <text:h text:style-name="P10" text:outline-level="1">
<text:span text:style-name="T4">
泽连斯基感谢德国援助 望今年大败俄军</text:span>
</text:h>
      <text:p text:style-name="P4">
Author: 联合早报 (Person)</text:p>
      <text:p text:style-name="P4">
Publisher: 联合早报 (Organization)</text:p>
      <text:p text:style-name="P4">
Published Time: 2023-05-14T20:51</text:p>
      <text:p text:style-name="P4">
Modified Time: 2023-05-14T20:51</text:p>
      <text:p text:style-name="P4">
Description: 乌克兰总统泽连斯基星期天（5月14日）在柏林与德国总理朔尔茨会晤。他感谢德国提供的援助，称德国是“真正的朋友”，并表明乌克兰与西方盟友最早今年就能使俄罗斯迎来“不可逆转”的败局。路...</text:p>
      <text:p text:style-name="P4">
Videos: []</text:p>
      <text:p text:style-name="P4">
Audios: []</text:p>
      <text:p text:style-name="P4">
Images: []</text:p>
      <text:p text:style-name="P4">
Type: NewsArticle</text:p>
      <text:p text:style-name="P4">
Breadcrumbs: ['即时', '国际']</text:p>
      <text:p text:style-name="P4">
Keywords: ['俄乌战争', '德国', '乌克兰']</text:p>
      <!--METADATA-->
      <text:p text:style-name="P4">
乌克兰总统泽连斯基星期天（5月14日）在柏林与德国总理朔尔茨会晤。他感谢德国提供的援助，称德国是“真正的朋友”，并表明乌克兰与西方盟友最早今年就能使俄罗斯迎来“不可逆转”的败局。</text:p>
      <text:p text:style-name="P4">
路透社报道，泽连斯基当天与朔尔茨共同出席新闻发布会时指出，德国提供的援助挽救了乌克兰人的生命，基辅会永远心存感激。</text:p>
      <text:p text:style-name="P4">
泽连斯基还说，已是时候决定今年决出胜败，“我们可以在今年就让侵略者迎来不可逆转的败局。”</text:p>
      <text:p text:style-name="P4">
朔尔茨表态道：“我已说过许多次，今天再次重申：只要有必要，德国将一直支持你们（乌克兰）。”</text:p>
      <text:p text:style-name="P4">
这是俄乌战争爆发以来，泽连斯基首次对德国进行国事访问。德当局也在泽连斯基抵达前夕，宣布将向乌克兰提供27亿欧元（约39.5亿新元）的军备援助，包括30辆豹式坦克。</text:p>
      <text:p text:style-name="P4">
朔尔茨强调，乌克兰准备好迎接和平，但这份和平不该是单纯的冻结战争（即只停火而不达成任何和平协议）或受俄罗斯支配，这是乌克兰的正当诉求，也是德国所支持的诉求。</text:p>
      <text:p text:style-name="P4">
朔尔茨还说，他将与泽连斯基于星期天下午一同飞往德国城市亚琛（Aachen），泽连斯基将在那里被授予查理曼奖（Charlemagne Prize）。</text:p>
      <text:p text:style-name="P4">
查理曼奖，即亚琛国际查理曼奖，于1950年在亚琛设立，旨在褒奖为促进欧洲一体化做出贡献的人士。</text:p>
      <text:p text:style-name="P4">
查理曼奖颁奖委员会在声明中说，在泽连斯基的领导下，乌克兰人民不仅为自己的国家而战，也在“为欧洲和欧洲价值观而战”。</text:p>
      <text:p text:style-name="P4">
Source: <text:a xlink:type="simple" xlink:href="https://www.zaobao.com.sg/realtime/world/story20230514-1394627" text:style-name="Internet_20_link" text:visited-style-name="Visited_20_Internet_20_Link">
https://www.zaobao.com.sg/realtime/world/story20230514-1394627</text:a>
</text:p>
      <!--NEWS-->
      <text:h text:style-name="P10" text:outline-level="1">
<text:span text:style-name="T4">
白宫确认拜登18日至21日出席G7广岛峰会</text:span>
</text:h>
      <text:p text:style-name="P4">
Author: 联合早报 (Person)</text:p>
      <text:p text:style-name="P4">
Publisher: 联合早报 (Organization)</text:p>
      <text:p text:style-name="P4">
Published Time: 2023-05-14T21:51</text:p>
      <text:p text:style-name="P4">
Modified Time: 2023-05-14T21:56</text:p>
      <text:p text:style-name="P4">
Description: 美国白宫宣布，总统拜登将于5月18日至21日赴日本出席七国集团（G7）广岛峰会。路透社报道，根据白宫星期六（13日）的声明，拜登将于下星期四（18日）启程飞往广岛，并于下星期天（2...</text:p>
      <text:p text:style-name="P4">
Videos: []</text:p>
      <text:p text:style-name="P4">
Audios: []</text:p>
      <text:p text:style-name="P4">
Images: []</text:p>
      <text:p text:style-name="P4">
Type: NewsArticle</text:p>
      <text:p text:style-name="P4">
Breadcrumbs: ['即时', '国际']</text:p>
      <text:p text:style-name="P4">
Keywords: ['美国', '拜登', '七国集团']</text:p>
      <!--METADATA-->
      <text:p text:style-name="P4">
美国白宫宣布，总统拜登将于5月18日至21日赴日本出席七国集团（G7）广岛峰会。</text:p>
      <text:p text:style-name="P4">
路透社报道，根据白宫星期六（13日）的声明，拜登将于下星期四（18日）启程飞往广岛，并于下星期天（21日）离开日本。</text:p>
      <text:p text:style-name="P4">
拜登政府近来面对迫在眉睫的债务上限问题，因此有不少观点猜测，拜登将为此缺席G7广岛峰会，或以线上形式参会。</text:p>
      <text:p text:style-name="P4">
Source: <text:a xlink:type="simple" xlink:href="https://www.zaobao.com.sg/realtime/world/story20230514-1394638" text:style-name="Internet_20_link" text:visited-style-name="Visited_20_Internet_20_Link">
https://www.zaobao.com.sg/realtime/world/story20230514-1394638</text:a>
</text:p>
      <!--NEWS-->
      <text:h text:style-name="P10" text:outline-level="1">
<text:span text:style-name="T4">
【泰国大选】非正式计票 前进党两席优势反超为泰党</text:span>
</text:h>
      <text:p text:style-name="P4">
Author: 联合早报 (Person)</text:p>
      <text:p text:style-name="P4">
Publisher: 联合早报 (Organization)</text:p>
      <text:p text:style-name="P4">
Published Time: 2023-05-14T23:28</text:p>
      <text:p text:style-name="P4">
Modified Time: 2023-05-14T23:45</text:p>
      <text:p text:style-name="P4">
Description: 泰国大选非正式计票结果显示，前进党已经反超为泰党，成为拿下最多选区议席的政党。泰国选举委员会的选举计票网站截至星期天（5月14日）晚上11时15分的数据显示，前进党赢得115个选区...</text:p>
      <text:p text:style-name="P4">
Videos: []</text:p>
      <text:p text:style-name="P4">
Audios: []</text:p>
      <text:p text:style-name="P4">
Images: []</text:p>
      <text:p text:style-name="P4">
Type: NewsArticle</text:p>
      <text:p text:style-name="P4">
Breadcrumbs: ['即时', '国际']</text:p>
      <text:p text:style-name="P4">
Keywords: ['泰国大选', '前进党', '为泰党']</text:p>
      <!--METADATA-->
      <text:p text:style-name="P4">
<text:a xlink:type="simple" xlink:href="https://www.zaobao.com.sg/special/thailand-election-2023" text:style-name="Internet_20_link" text:visited-style-name="Visited_20_Internet_20_Link">
 </text:a>
非正式计票结果显示，前进党已经反超为泰党，成为拿下最多选区议席的政党。</text:p>
      <text:p text:style-name="P4">
泰国选举委员会的选举计票网站截至星期天（5月14日）晚上11时15分的数据显示，前进党赢得115个选区议席，为泰党赢得113个选区议席。</text:p>
      <text:p text:style-name="P4">
排在前进党和为泰党之后的分别是泰自豪党63席、公民力量党32席、泰国人团结建国党22席，以及民主党20席。</text:p>
      <text:p text:style-name="P4">
投票结束、开始计票后，为泰党赢得的选区议席数量一直名列第一，前进党则不断追赶，现已以两个席位的微弱优势超越为泰党。</text:p>
      <text:p text:style-name="P4">
非正式计票仍在进行。</text:p>
      <text:p text:style-name="P4">
Source: <text:a xlink:type="simple" xlink:href="https://www.zaobao.com.sg/realtime/world/story20230514-1394653" text:style-name="Internet_20_link" text:visited-style-name="Visited_20_Internet_20_Link">
https://www.zaobao.com.sg/realtime/world/story20230514-1394653</text:a>
</text:p>
      <!--NEWS-->
      <text:h text:style-name="P10" text:outline-level="1">
<text:span text:style-name="T4">
气旋摩卡袭击孟加拉缅甸沿岸 威力等同于5级飓风</text:span>
</text:h>
      <text:p text:style-name="P4">
Publisher: 法新社</text:p>
      <text:p text:style-name="P4">
Published Time: 2023-05-14T5:32:08+00:00</text:p>
      <text:p text:style-name="P4">
Modified Time: 2023-05-14T10:05:03+00:00</text:p>
      <text:p text:style-name="P4">
Description: （法新社代格纳夫14日电） 孟加拉气象当局表示，热带气旋摩卡（Mocha）今天开始侵袭孟加拉和缅甸沿岸区域，在数十万洛兴雅族难民居住的地区吹倒树林并带来暴雨。摩卡的强度已达到相当于5级飓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5-14T5-32-08-00-00/000000.png" xlink:type="simple" xlink:show="embed" xlink:actuate="onLoad" draw:mime-type="image/png"/>
</draw:frame>
</text:p>
      <text:p text:style-name="P4">
孟加拉气象当局在一份特别公告中指出，气旋摩卡可能会往北北东方向移动，并在今天下午前穿越孟加拉东南部科克斯巴扎尔（Cox'sBazar）与缅甸西部实兑市（Sittwe）附近沿海区域之间的地区。</text:p>
      <text:p text:style-name="P4">
科克斯巴扎尔的难民营收容将近100万洛兴雅（Rohingya）难民，他们都居住在简陋不堪的房舍中。孟加拉当局禁止洛兴雅人用水泥建造房屋，因为担心这会鼓励他们永久定居，不会返回他们5年前逃离的缅甸。</text:p>
      <text:p text:style-name="P4">
孟加拉气象当局还提到，气旋风眼周围约75公里范围内的最大平均风速约为每小时195公里，且伴随着每小时215公里的阵风。</text:p>
      <text:p text:style-name="P4">
美国的联合台风警报中心（Joint Typhoon Warning Center）今天则在最新预报中表示，气旋摩卡在穿越孟加拉湾（Bay ofBengal）并直扑缅甸和孟加拉时，最大平均风速已经来到每小时259公里。</text:p>
      <text:p text:style-name="P4">
气旋摩卡挟带强大风势，在衡量飓风强度的沙费尔-辛浦森制（Saffir-Simpson）中，相当于达到最强的5级飓风。</text:p>
      <text:p text:style-name="P4">
Source: <text:a xlink:type="simple" xlink:href="https://www.rfi.fr/cn/%E5%9B%BD%E9%99%85%E6%8A%A5%E9%81%93/20230514-%E6%B0%94%E6%97%8B%E6%91%A9%E5%8D%A1%E8%A2%AD%E5%87%BB%E5%AD%9F%E5%8A%A0%E6%8B%89%E7%BC%85%E7%94%B8%E6%B2%BF%E5%B2%B8-%E5%A8%81%E5%8A%9B%E7%AD%89%E5%90%8C%E4%BA%8E5%E7%BA%A7%E9%A3%93%E9%A3%8E" text:style-name="Internet_20_link" text:visited-style-name="Visited_20_Internet_20_Link">
https://www.rfi.fr/cn/%E5%9B%BD%E9%99%85%E6%8A%A5%E9%81%93/20230514-%E6%B0%94%E6%97%8B%E6%91%A9%E5%8D%A1%E8%A2%AD%E5%87%BB%E5%AD%9F%E5%8A%A0%E6%8B%89%E7%BC%85%E7%94%B8%E6%B2%BF%E5%B2%B8-%E5%A8%81%E5%8A%9B%E7%AD%89%E5%90%8C%E4%BA%8E5%E7%BA%A7%E9%A3%93%E9%A3%8E</text:a>
</text:p>
      <!--NEWS-->
      <text:h text:style-name="P10" text:outline-level="1">
<text:span text:style-name="T4">
美欧将协调应对中国非市场行为，对抗经济胁迫加强出口管制</text:span>
</text:h>
      <text:p text:style-name="P4">
Author: chinese@voanews.com (美国之音)</text:p>
      <text:p text:style-name="P4">
Publisher: 美国之音中文网 (Type: NewsMediaOrganization)</text:p>
      <text:p text:style-name="P4">
Published Time: 2023-05-15T00:43:36+08:00</text:p>
      <text:p text:style-name="P4">
Modified Time: 2023-05-14 16:43:36Z</text:p>
      <text:p text:style-name="P4">
Description: 据路透社报道，美国国务卿布林肯、欧盟委员会副主席玛格丽特·韦斯特格（Margrethe Vestager）和其他高级官员将于5月30至31日在瑞典的吕勒奥举行欧盟-美国贸易和技术委员会第四届会议。</text:p>
      <text:p text:style-name="P4">
Videos: []</text:p>
      <text:p text:style-name="P4">
Images: []</text:p>
      <text:p text:style-name="P4">
Categories: ['欧洲', '美国', '经济·金融·贸易', '中国', '科技']</text:p>
      <text:p text:style-name="P4">
Type: None</text:p>
      <!--METADATA-->
      <text:p text:style-name="P4">
NoneNone</text:p>
      <text:p text:style-name="P4">
Source: <text:a xlink:type="simple" xlink:href="https://www.voachinese.com/a/eu-and-us-pledge-joint-action-over-china-20230514/7092798.html" text:style-name="Internet_20_link" text:visited-style-name="Visited_20_Internet_20_Link">
https://www.voachinese.com/a/eu-and-us-pledge-joint-action-over-china-20230514/7092798.html</text:a>
</text:p>
      <!--NEWS-->
      <text:h text:style-name="P10" text:outline-level="1">
<text:span text:style-name="T4">
在美收容所死亡洪都拉斯未成年非法移民的母亲承认儿子患有癫痫</text:span>
</text:h>
      <text:p text:style-name="P4">
Author: chinese@voanews.com (美国之音)</text:p>
      <text:p text:style-name="P4">
Publisher: 美国之音中文网 (Type: NewsMediaOrganization)</text:p>
      <text:p text:style-name="P4">
Published Time: 2023-05-15T01:50:36+08:00</text:p>
      <text:p text:style-name="P4">
Modified Time: 2023-05-14 17:50:36Z</text:p>
      <text:p text:style-name="P4">
Description: 在美国一个移民收容所内死亡的17岁洪都拉斯非法移民的母亲周六(5月13日)说，她儿子患有癫痫症，但离开家前往美国前没有病重的迹象。</text:p>
      <text:p text:style-name="P4">
Videos: []</text:p>
      <text:p text:style-name="P4">
Images: []</text:p>
      <text:p text:style-name="P4">
Categories: ['美国移民/难民议题', '美洲', '美国']</text:p>
      <text:p text:style-name="P4">
Type: None</text:p>
      <!--METADATA-->
      <text:p text:style-name="P4">
NoneNone</text:p>
      <text:p text:style-name="P4">
Source: <text:a xlink:type="simple" xlink:href="https://www.voachinese.com/a/hongduran-migrant-had-epilepsy-20230514/7092853.html" text:style-name="Internet_20_link" text:visited-style-name="Visited_20_Internet_20_Link">
https://www.voachinese.com/a/hongduran-migrant-had-epilepsy-20230514/7092853.html</text:a>
</text:p>
      <!--NEWS-->
      <text:h text:style-name="P10" text:outline-level="1">
<text:span text:style-name="T4">
【泰国大选】非正式计票 前进党保持领先</text:span>
</text:h>
      <text:p text:style-name="P4">
Author: 联合早报 (Person)</text:p>
      <text:p text:style-name="P4">
Publisher: 联合早报 (Organization)</text:p>
      <text:p text:style-name="P4">
Published Time: 2023-05-15T02:10</text:p>
      <text:p text:style-name="P4">
Modified Time: 2023-05-15T02:10</text:p>
      <text:p text:style-name="P4">
Description: 在非正式计票中保持领先优势的前进党党魁披塔称，如果前进党赢得大选，他将出任泰国首相。根据泰国选举委员会计票网站，截至星期一（5月15日）凌晨1时30分，当局已初步统计了80%的选票...</text:p>
      <text:p text:style-name="P4">
Videos: []</text:p>
      <text:p text:style-name="P4">
Audios: []</text:p>
      <text:p text:style-name="P4">
Images: []</text:p>
      <text:p text:style-name="P4">
Type: NewsArticle</text:p>
      <text:p text:style-name="P4">
Breadcrumbs: ['即时', '国际']</text:p>
      <text:p text:style-name="P4">
Keywords: ['泰国大选']</text:p>
      <!--METADATA-->
      <text:p text:style-name="P4">
在非正式计票中保持领先优势的前进党党魁披塔称，如果前进党赢得大选，他将出任泰国首相。</text:p>
      <text:p text:style-name="P4">
根据泰国选举委员会计票网站，截至星期一（5月15日）凌晨1时30分，当局已初步统计了80%的选票。其中，前进党赢得114个选区议席，为泰党赢得111个选区议席。</text:p>
      <text:p text:style-name="P4">
排在这两个强势反对党之后的分别是泰自豪党66席、公民力量党40席、泰国人团结建国党25席，以及民主党20席。</text:p>
      <text:p text:style-name="P4">
非正式计票仍在进行，但前进党与为泰党显然将成为最大的赢家。</text:p>
      <text:p text:style-name="P4">
前进党党魁披塔在深夜举行的新闻发布会上说，根据当下的计票结果，看守首相巴育联合政府里的政党没有机会组成少数政府。</text:p>
      <text:p text:style-name="P4">
Source: <text:a xlink:type="simple" xlink:href="https://www.zaobao.com.sg/realtime/world/story20230515-1394662" text:style-name="Internet_20_link" text:visited-style-name="Visited_20_Internet_20_Link">
https://www.zaobao.com.sg/realtime/world/story20230515-1394662</text:a>
</text:p>
      <!--NEWS-->
      <text:h text:style-name="P10" text:outline-level="1">
<text:span text:style-name="T4">
美国国土安全部部长：美墨边境没有出现移民潮</text:span>
</text:h>
      <text:p text:style-name="P4">
Author: chinese@voanews.com (布雷德迈尔)</text:p>
      <text:p text:style-name="P4">
Publisher: 美国之音中文网 (Type: NewsMediaOrganization)</text:p>
      <text:p text:style-name="P4">
Published Time: 2023-05-15T04:56:20+08:00</text:p>
      <text:p text:style-name="P4">
Modified Time: 2023-05-14 20:56:20Z</text:p>
      <text:p text:style-name="P4">
Description: 美国国土安全部部长亚历杭德罗·马约卡斯周日表示，自上周晚些时候边境入境规则发生变化以来，试图从墨西哥进入美国的移民人数减少了近一半，但现在判断移民人数激增是否已经达到顶峰“还为时过早”。</text:p>
      <text:p text:style-name="P4">
Videos: []</text:p>
      <text:p text:style-name="P4">
Images: []</text:p>
      <text:p text:style-name="P4">
Categories: ['美国移民/难民议题', '美国']</text:p>
      <text:p text:style-name="P4">
Type: None</text:p>
      <!--METADATA-->
      <text:p text:style-name="P4">
NoneNone</text:p>
      <text:p text:style-name="P4">
Source: <text:a xlink:type="simple" xlink:href="https://www.voachinese.com/a/us-homeland-security-chief-no-migration-surge-at-mexican-border/7092958.html" text:style-name="Internet_20_link" text:visited-style-name="Visited_20_Internet_20_Link">
https://www.voachinese.com/a/us-homeland-security-chief-no-migration-surge-at-mexican-border/7092958.html</text:a>
</text:p>
      <!--NEWS-->
      <text:h text:style-name="P10" text:outline-level="1">
<text:span text:style-name="T4">
加拿大公共安全部长：加拿大可能有更多的“中国警察局”</text:span>
</text:h>
      <text:p text:style-name="P4">
Author: chinese@voanews.com (美国之音)</text:p>
      <text:p text:style-name="P4">
Publisher: 美国之音中文网 (Type: NewsMediaOrganization)</text:p>
      <text:p text:style-name="P4">
Published Time: 2023-05-15T05:45:39+08:00</text:p>
      <text:p text:style-name="P4">
Modified Time: 2023-05-14 21:45:39Z</text:p>
      <text:p text:style-name="P4">
Description: 加拿大公共安全部长马可·门迪西诺周日告诉一家加拿大电视台，加拿大可能有更多的“中国警察局”在运作。几个月前警方表示他们正在调查蒙特利尔的两个社区中心是否被用来恐吓或骚扰华裔加拿大人。</text:p>
      <text:p text:style-name="P4">
Videos: []</text:p>
      <text:p text:style-name="P4">
Images: []</text:p>
      <text:p text:style-name="P4">
Categories: ['美洲', '中国', '法律']</text:p>
      <text:p text:style-name="P4">
Type: None</text:p>
      <!--METADATA-->
      <text:p text:style-name="P4">
NoneNone</text:p>
      <text:p text:style-name="P4">
Source: <text:a xlink:type="simple" xlink:href="https://www.voachinese.com/a/there-may-be-more-chinese-police-stations-in-canada-minister-says/7092976.html" text:style-name="Internet_20_link" text:visited-style-name="Visited_20_Internet_20_Link">
https://www.voachinese.com/a/there-may-be-more-chinese-police-stations-in-canada-minister-says/7092976.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